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011in"/>
    </style:style>
    <style:style style:name="co18" style:family="table-column">
      <style:table-column-properties fo:break-before="auto" style:column-width="0.9783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equences_analy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2"/>
        <table:table-column table:style-name="co16" table:number-columns-repeated="4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Totals</text:p>
          </table:table-cell>
          <table:table-cell/>
          <table:table-cell table:formula="of:=SUM([.C3:.C12])" office:value-type="float" office:value="173" calcext:value-type="float">
            <text:p>173</text:p>
          </table:table-cell>
          <table:table-cell table:formula="of:=SUM([.D3:.D12])" office:value-type="float" office:value="41.1495598139481" calcext:value-type="float">
            <text:p>41.15</text:p>
          </table:table-cell>
          <table:table-cell table:formula="of:=SUM([.E3:.E12])" office:value-type="float" office:value="31.9607738333333" calcext:value-type="float">
            <text:p>31.96</text:p>
          </table:table-cell>
          <table:table-cell table:formula="of:=SUM([.F3:.F12])" office:value-type="float" office:value="37.3891807536284" calcext:value-type="float">
            <text:p>37.39</text:p>
          </table:table-cell>
          <table:table-cell table:formula="of:=SUM([.G3:.G12])" office:value-type="float" office:value="30.3928444663684" calcext:value-type="float">
            <text:p>30.39</text:p>
          </table:table-cell>
          <table:table-cell table:formula="of:=SUM([.H3:.H12])" office:value-type="float" office:value="32.0250788092613" calcext:value-type="float">
            <text:p>32.03</text:p>
          </table:table-cell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# Sequences</text:p>
          </table:table-cell>
          <table:table-cell table:style-name="ce1" office:value-type="string" calcext:value-type="string">
            <text:p>max any duration</text:p>
          </table:table-cell>
          <table:table-cell table:style-name="ce3" office:value-type="string" calcext:value-type="string">
            <text:p>f37 duration</text:p>
          </table:table-cell>
          <table:table-cell table:style-name="ce3" office:value-type="string" calcext:value-type="string">
            <text:p>le duration</text:p>
          </table:table-cell>
          <table:table-cell table:style-name="ce3" office:value-type="string" calcext:value-type="string">
            <text:p>lr duration</text:p>
          </table:table-cell>
          <table:table-cell table:style-name="ce3" office:value-type="string" calcext:value-type="string">
            <text:p>se duration</text:p>
          </table:table-cell>
          <table:table-cell table:style-name="ce1" office:value-type="string" calcext:value-type="string">
            <text:p>f37 depth avail</text:p>
          </table:table-cell>
          <table:table-cell table:style-name="ce3" office:value-type="string" calcext:value-type="string">
            <text:p>le depth avail</text:p>
          </table:table-cell>
          <table:table-cell table:style-name="ce3" office:value-type="string" calcext:value-type="string">
            <text:p>lr depth avail</text:p>
          </table:table-cell>
          <table:table-cell table:style-name="ce3" office:value-type="string" calcext:value-type="string">
            <text:p>se depth avail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eval</text:p>
          </table:table-cell>
          <table:table-cell table:formula="of:=COUNTIFS([.$A$16:.$A$188]; [.A3]; [.$B$16:.$B$188]; [.B3])" office:value-type="float" office:value="8" calcext:value-type="float">
            <text:p>8</text:p>
          </table:table-cell>
          <table:table-cell table:formula="of:=SUMIFS([.H$16:.H$188]; [.$A$16:.$A$188]; [.$A3]; [.$B$16:.$B$188]; [.$B3])/60" office:value-type="float" office:value="0.511096149682999" calcext:value-type="float">
            <text:p>0.51</text:p>
          </table:table-cell>
          <table:table-cell table:formula="of:=SUMIFS([.I$16:.I$188]; [.$A$16:.$A$188]; [.$A3]; [.$B$16:.$B$188]; [.$B3])/60" office:value-type="float" office:value="0.505981833333333" calcext:value-type="float">
            <text:p>0.51</text:p>
          </table:table-cell>
          <table:table-cell table:formula="of:=SUMIFS([.J$16:.J$188]; [.$A$16:.$A$188]; [.$A3]; [.$B$16:.$B$188]; [.$B3])/60" office:value-type="float" office:value="0.50991583665212" calcext:value-type="float">
            <text:p>0.51</text:p>
          </table:table-cell>
          <table:table-cell table:formula="of:=SUMIFS([.K$16:.K$188]; [.$A$16:.$A$188]; [.$A3]; [.$B$16:.$B$188]; [.$B3])/60" office:value-type="float" office:value="0.509888563553492" calcext:value-type="float">
            <text:p>0.51</text:p>
          </table:table-cell>
          <table:table-cell table:formula="of:=SUMIFS([.L$16:.L$188]; [.$A$16:.$A$188]; [.$A3]; [.$B$16:.$B$188]; [.$B3])/60" office:value-type="float" office:value="0.511082168420156" calcext:value-type="float">
            <text:p>0.51</text:p>
          </table:table-cell>
          <table:table-cell table:style-name="ce4" table:formula="of:=(SUMIFS([.M$16:.M$188]; [.$A$16:.$A$188]; [.$A3]; [.$B$16:.$B$188]; [.$B3])/60)/[.E3]" office:value-type="percentage" office:value="1" calcext:value-type="percentage">
            <text:p>100.00%</text:p>
          </table:table-cell>
          <table:table-cell table:style-name="ce4" table:formula="of:=(SUMIFS([.N$16:.N$188]; [.$A$16:.$A$188]; [.$A3]; [.$B$16:.$B$188]; [.$B3])/60)/[.F3]" office:value-type="percentage" office:value="1.00234394239592" calcext:value-type="percentage">
            <text:p>100.23%</text:p>
          </table:table-cell>
          <table:table-cell table:style-name="ce4" table:formula="of:=(SUMIFS([.O$16:.O$188]; [.$A$16:.$A$188]; [.$A3]; [.$B$16:.$B$188]; [.$B3])/60)/[.G3]" office:value-type="percentage" office:value="1.00239755612087" calcext:value-type="percentage">
            <text:p>100.24%</text:p>
          </table:table-cell>
          <table:table-cell table:style-name="ce4" table:formula="of:=(SUMIFS([.P$16:.P$188]; [.$A$16:.$A$188]; [.$A3]; [.$B$16:.$B$188]; [.$B3])/60)/[.H3]" office:value-type="percentage" office:value="1.00005651063885" calcext:value-type="percentage">
            <text:p>100.01%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table:formula="of:=COUNTIFS([.$A$16:.$A$188]; [.A4]; [.$B$16:.$B$188]; [.B4])" office:value-type="float" office:value="21" calcext:value-type="float">
            <text:p>21</text:p>
          </table:table-cell>
          <table:table-cell table:formula="of:=SUMIFS([.H$16:.H$188]; [.$A$16:.$A$188]; [.$A4]; [.$B$16:.$B$188]; [.$B4])/60" office:value-type="float" office:value="2.73935349186261" calcext:value-type="float">
            <text:p>2.74</text:p>
          </table:table-cell>
          <table:table-cell table:formula="of:=SUMIFS([.I$16:.I$188]; [.$A$16:.$A$188]; [.$A4]; [.$B$16:.$B$188]; [.$B4])/60" office:value-type="float" office:value="2.71882103333333" calcext:value-type="float">
            <text:p>2.72</text:p>
          </table:table-cell>
          <table:table-cell table:formula="of:=SUMIFS([.J$16:.J$188]; [.$A$16:.$A$188]; [.$A4]; [.$B$16:.$B$188]; [.$B4])/60" office:value-type="float" office:value="1.29226443568865" calcext:value-type="float">
            <text:p>1.29</text:p>
          </table:table-cell>
          <table:table-cell table:formula="of:=SUMIFS([.K$16:.K$188]; [.$A$16:.$A$188]; [.$A4]; [.$B$16:.$B$188]; [.$B4])/60" office:value-type="float" office:value="1.2929747402668" calcext:value-type="float">
            <text:p>1.29</text:p>
          </table:table-cell>
          <table:table-cell table:formula="of:=SUMIFS([.L$16:.L$188]; [.$A$16:.$A$188]; [.$A4]; [.$B$16:.$B$188]; [.$B4])/60" office:value-type="float" office:value="2.73934868971507" calcext:value-type="float">
            <text:p>2.74</text:p>
          </table:table-cell>
          <table:table-cell table:style-name="ce4" table:formula="of:=(SUMIFS([.M$16:.M$188]; [.$A$16:.$A$188]; [.$A4]; [.$B$16:.$B$188]; [.$B4])/60)/[.E4]" office:value-type="percentage" office:value="1" calcext:value-type="percentage">
            <text:p>100.00%</text:p>
          </table:table-cell>
          <table:table-cell table:style-name="ce4" table:formula="of:=(SUMIFS([.N$16:.N$188]; [.$A$16:.$A$188]; [.$A4]; [.$B$16:.$B$188]; [.$B4])/60)/[.F4]" office:value-type="percentage" office:value="1.00276168783993" calcext:value-type="percentage">
            <text:p>100.28%</text:p>
          </table:table-cell>
          <table:table-cell table:style-name="ce4" table:formula="of:=(SUMIFS([.O$16:.O$188]; [.$A$16:.$A$188]; [.$A4]; [.$B$16:.$B$188]; [.$B4])/60)/[.G4]" office:value-type="percentage" office:value="1.0022108138008" calcext:value-type="percentage">
            <text:p>100.22%</text:p>
          </table:table-cell>
          <table:table-cell table:style-name="ce4" table:formula="of:=(SUMIFS([.P$16:.P$188]; [.$A$16:.$A$188]; [.$A4]; [.$B$16:.$B$188]; [.$B4])/60)/[.H4]" office:value-type="percentage" office:value="1.00003492081358" calcext:value-type="percentage">
            <text:p>100.00%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imo_ll</text:p>
          </table:table-cell>
          <table:table-cell office:value-type="string" calcext:value-type="string">
            <text:p>eval</text:p>
          </table:table-cell>
          <table:table-cell table:formula="of:=COUNTIFS([.$A$16:.$A$188]; [.A5]; [.$B$16:.$B$188]; [.B5])" office:value-type="float" office:value="2" calcext:value-type="float">
            <text:p>2</text:p>
          </table:table-cell>
          <table:table-cell table:formula="of:=SUMIFS([.H$16:.H$188]; [.$A$16:.$A$188]; [.$A5]; [.$B$16:.$B$188]; [.$B5])/60" office:value-type="float" office:value="0.135759456952413" calcext:value-type="float">
            <text:p>0.14</text:p>
          </table:table-cell>
          <table:table-cell table:formula="of:=SUMIFS([.I$16:.I$188]; [.$A$16:.$A$188]; [.$A5]; [.$B$16:.$B$188]; [.$B5])/60" office:value-type="float" office:value="0" calcext:value-type="float">
            <text:p>0.00</text:p>
          </table:table-cell>
          <table:table-cell table:formula="of:=SUMIFS([.J$16:.J$188]; [.$A$16:.$A$188]; [.$A5]; [.$B$16:.$B$188]; [.$B5])/60" office:value-type="float" office:value="0.135184744993846" calcext:value-type="float">
            <text:p>0.14</text:p>
          </table:table-cell>
          <table:table-cell table:formula="of:=SUMIFS([.K$16:.K$188]; [.$A$16:.$A$188]; [.$A5]; [.$B$16:.$B$188]; [.$B5])/60" office:value-type="float" office:value="0.135552557309469" calcext:value-type="float">
            <text:p>0.14</text:p>
          </table:table-cell>
          <table:table-cell table:formula="of:=SUMIFS([.L$16:.L$188]; [.$A$16:.$A$188]; [.$A5]; [.$B$16:.$B$188]; [.$B5])/60" office:value-type="float" office:value="0.135504659016927" calcext:value-type="float">
            <text:p>0.14</text:p>
          </table:table-cell>
          <table:table-cell table:style-name="ce4"/>
          <table:table-cell table:style-name="ce4" table:formula="of:=(SUMIFS([.N$16:.N$188]; [.$A$16:.$A$188]; [.$A5]; [.$B$16:.$B$188]; [.$B5])/60)/[.F5]" office:value-type="percentage" office:value="1.00685251139984" calcext:value-type="percentage">
            <text:p>100.69%</text:p>
          </table:table-cell>
          <table:table-cell table:style-name="ce4" table:formula="of:=(SUMIFS([.O$16:.O$188]; [.$A$16:.$A$188]; [.$A5]; [.$B$16:.$B$188]; [.$B5])/60)/[.G5]" office:value-type="percentage" office:value="1.00412048803518" calcext:value-type="percentage">
            <text:p>100.41%</text:p>
          </table:table-cell>
          <table:table-cell table:style-name="ce4" table:formula="of:=(SUMIFS([.P$16:.P$188]; [.$A$16:.$A$188]; [.$A5]; [.$B$16:.$B$188]; [.$B5])/60)/[.H5]" office:value-type="percentage" office:value="1.00447542532834" calcext:value-type="percentage">
            <text:p>100.45%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imo_ll</text:p>
          </table:table-cell>
          <table:table-cell office:value-type="string" calcext:value-type="string">
            <text:p>train</text:p>
          </table:table-cell>
          <table:table-cell table:formula="of:=COUNTIFS([.$A$16:.$A$188]; [.A6]; [.$B$16:.$B$188]; [.B6])" office:value-type="float" office:value="3" calcext:value-type="float">
            <text:p>3</text:p>
          </table:table-cell>
          <table:table-cell table:formula="of:=SUMIFS([.H$16:.H$188]; [.$A$16:.$A$188]; [.$A6]; [.$B$16:.$B$188]; [.$B6])/60" office:value-type="float" office:value="0.364611879984538" calcext:value-type="float">
            <text:p>0.36</text:p>
          </table:table-cell>
          <table:table-cell table:formula="of:=SUMIFS([.I$16:.I$188]; [.$A$16:.$A$188]; [.$A6]; [.$B$16:.$B$188]; [.$B6])/60" office:value-type="float" office:value="0" calcext:value-type="float">
            <text:p>0.00</text:p>
          </table:table-cell>
          <table:table-cell table:formula="of:=SUMIFS([.J$16:.J$188]; [.$A$16:.$A$188]; [.$A6]; [.$B$16:.$B$188]; [.$B6])/60" office:value-type="float" office:value="0.36356455485026" calcext:value-type="float">
            <text:p>0.36</text:p>
          </table:table-cell>
          <table:table-cell table:formula="of:=SUMIFS([.K$16:.K$188]; [.$A$16:.$A$188]; [.$A6]; [.$B$16:.$B$188]; [.$B6])/60" office:value-type="float" office:value="0.363812470436096" calcext:value-type="float">
            <text:p>0.36</text:p>
          </table:table-cell>
          <table:table-cell table:formula="of:=SUMIFS([.L$16:.L$188]; [.$A$16:.$A$188]; [.$A6]; [.$B$16:.$B$188]; [.$B6])/60" office:value-type="float" office:value="0.363793834050496" calcext:value-type="float">
            <text:p>0.36</text:p>
          </table:table-cell>
          <table:table-cell table:style-name="ce4"/>
          <table:table-cell table:style-name="ce4" table:formula="of:=(SUMIFS([.N$16:.N$188]; [.$A$16:.$A$188]; [.$A6]; [.$B$16:.$B$188]; [.$B6])/60)/[.F6]" office:value-type="percentage" office:value="1.00471226304531" calcext:value-type="percentage">
            <text:p>100.47%</text:p>
          </table:table-cell>
          <table:table-cell table:style-name="ce4" table:formula="of:=(SUMIFS([.O$16:.O$188]; [.$A$16:.$A$188]; [.$A6]; [.$B$16:.$B$188]; [.$B6])/60)/[.G6]" office:value-type="percentage" office:value="1.00402761408594" calcext:value-type="percentage">
            <text:p>100.40%</text:p>
          </table:table-cell>
          <table:table-cell table:style-name="ce4" table:formula="of:=(SUMIFS([.P$16:.P$188]; [.$A$16:.$A$188]; [.$A6]; [.$B$16:.$B$188]; [.$B6])/60)/[.H6]" office:value-type="percentage" office:value="1.00407904828855" calcext:value-type="percentage">
            <text:p>100.41%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any</text:p>
          </table:table-cell>
          <table:table-cell table:formula="of:=COUNTIFS([.$A$16:.$A$188]; [.A7])" office:value-type="float" office:value="31" calcext:value-type="float">
            <text:p>31</text:p>
          </table:table-cell>
          <table:table-cell table:formula="of:=SUMIFS([.H$16:.H$188]; [.$A$16:.$A$188]; [.$A7])/60" office:value-type="float" office:value="6.96372723579407" calcext:value-type="float">
            <text:p>6.96</text:p>
          </table:table-cell>
          <table:table-cell table:formula="of:=SUMIFS([.I$16:.I$188]; [.$A$16:.$A$188]; [.$A7])/60" office:value-type="float" office:value="6.92788443333333" calcext:value-type="float">
            <text:p>6.93</text:p>
          </table:table-cell>
          <table:table-cell table:formula="of:=SUMIFS([.J$16:.J$188]; [.$A$16:.$A$188]; [.$A7])/60" office:value-type="float" office:value="6.95246537526449" calcext:value-type="float">
            <text:p>6.95</text:p>
          </table:table-cell>
          <table:table-cell table:formula="of:=SUMIFS([.K$16:.K$188]; [.$A$16:.$A$188]; [.$A7])/60" office:value-type="float" office:value="6.94949955940247" calcext:value-type="float">
            <text:p>6.95</text:p>
          </table:table-cell>
          <table:table-cell table:formula="of:=SUMIFS([.L$16:.L$188]; [.$A$16:.$A$188]; [.$A7])/60" office:value-type="float" office:value="6.96208221912384" calcext:value-type="float">
            <text:p>6.96</text:p>
          </table:table-cell>
          <table:table-cell table:style-name="ce4" table:formula="of:=(SUMIFS([.M$16:.M$188]; [.$A$16:.$A$188]; [.$A7])/60)/[.E7]" office:value-type="percentage" office:value="1" calcext:value-type="percentage">
            <text:p>100.00%</text:p>
          </table:table-cell>
          <table:table-cell table:style-name="ce4" table:formula="of:=(SUMIFS([.N$16:.N$188]; [.$A$16:.$A$188]; [.$A7])/60)/[.F7]" office:value-type="percentage" office:value="1.00172297510148" calcext:value-type="percentage">
            <text:p>100.17%</text:p>
          </table:table-cell>
          <table:table-cell table:style-name="ce4" table:formula="of:=(SUMIFS([.O$16:.O$188]; [.$A$16:.$A$188]; [.$A7])/60)/[.G7]" office:value-type="percentage" office:value="1.00215047723506" calcext:value-type="percentage">
            <text:p>100.22%</text:p>
          </table:table-cell>
          <table:table-cell table:style-name="ce4" table:formula="of:=(SUMIFS([.P$16:.P$188]; [.$A$16:.$A$188]; [.$A7])/60)/[.H7]" office:value-type="percentage" office:value="1.00033927793465" calcext:value-type="percentage">
            <text:p>100.03%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any</text:p>
          </table:table-cell>
          <table:table-cell table:formula="of:=COUNTIFS([.$A$16:.$A$188]; [.A8])" office:value-type="float" office:value="35" calcext:value-type="float">
            <text:p>35</text:p>
          </table:table-cell>
          <table:table-cell table:formula="of:=SUMIFS([.H$16:.H$188]; [.$A$16:.$A$188]; [.$A8])/60" office:value-type="float" office:value="7.88960641225179" calcext:value-type="float">
            <text:p>7.89</text:p>
          </table:table-cell>
          <table:table-cell table:formula="of:=SUMIFS([.I$16:.I$188]; [.$A$16:.$A$188]; [.$A8])/60" office:value-type="float" office:value="2.97299893333333" calcext:value-type="float">
            <text:p>2.97</text:p>
          </table:table-cell>
          <table:table-cell table:formula="of:=SUMIFS([.J$16:.J$188]; [.$A$16:.$A$188]; [.$A8])/60" office:value-type="float" office:value="7.87219570477804" calcext:value-type="float">
            <text:p>7.87</text:p>
          </table:table-cell>
          <table:table-cell table:formula="of:=SUMIFS([.K$16:.K$188]; [.$A$16:.$A$188]; [.$A8])/60" office:value-type="float" office:value="0.877859306335449" calcext:value-type="float">
            <text:p>0.88</text:p>
          </table:table-cell>
          <table:table-cell table:formula="of:=SUMIFS([.L$16:.L$188]; [.$A$16:.$A$188]; [.$A8])/60" office:value-type="float" office:value="7.88960641225179" calcext:value-type="float">
            <text:p>7.89</text:p>
          </table:table-cell>
          <table:table-cell table:style-name="ce4" table:formula="of:=(SUMIFS([.M$16:.M$188]; [.$A$16:.$A$188]; [.$A8])/60)/[.E8]" office:value-type="percentage" office:value="1" calcext:value-type="percentage">
            <text:p>100.00%</text:p>
          </table:table-cell>
          <table:table-cell table:style-name="ce4" table:formula="of:=(SUMIFS([.N$16:.N$188]; [.$A$16:.$A$188]; [.$A8])/60)/[.F8]" office:value-type="percentage" office:value="1.00222635198775" calcext:value-type="percentage">
            <text:p>100.22%</text:p>
          </table:table-cell>
          <table:table-cell table:style-name="ce4" table:formula="of:=(SUMIFS([.O$16:.O$188]; [.$A$16:.$A$188]; [.$A8])/60)/[.G8]" office:value-type="percentage" office:value="1.00148920256559" calcext:value-type="percentage">
            <text:p>100.15%</text:p>
          </table:table-cell>
          <table:table-cell table:style-name="ce4" table:formula="of:=(SUMIFS([.P$16:.P$188]; [.$A$16:.$A$188]; [.$A8])/60)/[.H8]" office:value-type="percentage" office:value="1.00001464852307" calcext:value-type="percentage">
            <text:p>100.00%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table:formula="of:=COUNTIFS([.$A$16:.$A$188]; [.A9]; [.$B$16:.$B$188]; [.B9])" office:value-type="float" office:value="10" calcext:value-type="float">
            <text:p>10</text:p>
          </table:table-cell>
          <table:table-cell table:formula="of:=SUMIFS([.H$16:.H$188]; [.$A$16:.$A$188]; [.$A9]; [.$B$16:.$B$188]; [.$B9])/60" office:value-type="float" office:value="2.44548409779867" calcext:value-type="float">
            <text:p>2.45</text:p>
          </table:table-cell>
          <table:table-cell table:formula="of:=SUMIFS([.I$16:.I$188]; [.$A$16:.$A$188]; [.$A9]; [.$B$16:.$B$188]; [.$B9])/60" office:value-type="float" office:value="2.43486398333333" calcext:value-type="float">
            <text:p>2.43</text:p>
          </table:table-cell>
          <table:table-cell table:formula="of:=SUMIFS([.J$16:.J$188]; [.$A$16:.$A$188]; [.$A9]; [.$B$16:.$B$188]; [.$B9])/60" office:value-type="float" office:value="2.44419161478678" calcext:value-type="float">
            <text:p>2.44</text:p>
          </table:table-cell>
          <table:table-cell table:formula="of:=SUMIFS([.K$16:.K$188]; [.$A$16:.$A$188]; [.$A9]; [.$B$16:.$B$188]; [.$B9])/60" office:value-type="float" office:value="2.44436186552048" calcext:value-type="float">
            <text:p>2.44</text:p>
          </table:table-cell>
          <table:table-cell table:formula="of:=SUMIFS([.L$16:.L$188]; [.$A$16:.$A$188]; [.$A9]; [.$B$16:.$B$188]; [.$B9])/60" office:value-type="float" office:value="2.44543285369873" calcext:value-type="float">
            <text:p>2.45</text:p>
          </table:table-cell>
          <table:table-cell table:style-name="ce4" table:formula="of:=(SUMIFS([.M$16:.M$188]; [.$A$16:.$A$188]; [.$A9]; [.$B$16:.$B$188]; [.$B9])/60)/[.E9]" office:value-type="percentage" office:value="0.999303479231307" calcext:value-type="percentage">
            <text:p>99.93%</text:p>
          </table:table-cell>
          <table:table-cell table:style-name="ce4" table:formula="of:=(SUMIFS([.N$16:.N$188]; [.$A$16:.$A$188]; [.$A9]; [.$B$16:.$B$188]; [.$B9])/60)/[.F9]" office:value-type="percentage" office:value="1.00055802439477" calcext:value-type="percentage">
            <text:p>100.06%</text:p>
          </table:table-cell>
          <table:table-cell table:style-name="ce4" table:formula="of:=(SUMIFS([.O$16:.O$188]; [.$A$16:.$A$188]; [.$A9]; [.$B$16:.$B$188]; [.$B9])/60)/[.G9]" office:value-type="percentage" office:value="1.00048833514779" calcext:value-type="percentage">
            <text:p>100.05%</text:p>
          </table:table-cell>
          <table:table-cell table:style-name="ce4" table:formula="of:=(SUMIFS([.P$16:.P$188]; [.$A$16:.$A$188]; [.$A9]; [.$B$16:.$B$188]; [.$B9])/60)/[.H9]" office:value-type="percentage" office:value="1.00005016683832" calcext:value-type="percentage">
            <text:p>100.01%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table:formula="of:=COUNTIFS([.$A$16:.$A$188]; [.A10]; [.$B$16:.$B$188]; [.B10])" office:value-type="float" office:value="52" calcext:value-type="float">
            <text:p>52</text:p>
          </table:table-cell>
          <table:table-cell table:formula="of:=SUMIFS([.H$16:.H$188]; [.$A$16:.$A$188]; [.$A10]; [.$B$16:.$B$188]; [.$B10])/60" office:value-type="float" office:value="16.1682686607043" calcext:value-type="float">
            <text:p>16.17</text:p>
          </table:table-cell>
          <table:table-cell table:formula="of:=SUMIFS([.I$16:.I$188]; [.$A$16:.$A$188]; [.$A10]; [.$B$16:.$B$188]; [.$B10])/60" office:value-type="float" office:value="16.1267255833333" calcext:value-type="float">
            <text:p>16.13</text:p>
          </table:table-cell>
          <table:table-cell table:formula="of:=SUMIFS([.J$16:.J$188]; [.$A$16:.$A$188]; [.$A10]; [.$B$16:.$B$188]; [.$B10])/60" office:value-type="float" office:value="15.0558131098747" calcext:value-type="float">
            <text:p>15.06</text:p>
          </table:table-cell>
          <table:table-cell table:formula="of:=SUMIFS([.K$16:.K$188]; [.$A$16:.$A$188]; [.$A10]; [.$B$16:.$B$188]; [.$B10])/60" office:value-type="float" office:value="15.0554798126221" calcext:value-type="float">
            <text:p>15.06</text:p>
          </table:table-cell>
          <table:table-cell table:formula="of:=SUMIFS([.L$16:.L$188]; [.$A$16:.$A$188]; [.$A10]; [.$B$16:.$B$188]; [.$B10])/60" office:value-type="float" office:value="8.15269677241643" calcext:value-type="float">
            <text:p>8.15</text:p>
          </table:table-cell>
          <table:table-cell table:style-name="ce4" table:formula="of:=(SUMIFS([.M$16:.M$188]; [.$A$16:.$A$188]; [.$A10]; [.$B$16:.$B$188]; [.$B10])/60)/[.E10]" office:value-type="percentage" office:value="1" calcext:value-type="percentage">
            <text:p>100.00%</text:p>
          </table:table-cell>
          <table:table-cell table:style-name="ce4" table:formula="of:=(SUMIFS([.N$16:.N$188]; [.$A$16:.$A$188]; [.$A10]; [.$B$16:.$B$188]; [.$B10])/60)/[.F10]" office:value-type="percentage" office:value="1.00066554404726" calcext:value-type="percentage">
            <text:p>100.07%</text:p>
          </table:table-cell>
          <table:table-cell table:style-name="ce4" table:formula="of:=(SUMIFS([.O$16:.O$188]; [.$A$16:.$A$188]; [.$A10]; [.$B$16:.$B$188]; [.$B10])/60)/[.G10]" office:value-type="percentage" office:value="1.00068769671731" calcext:value-type="percentage">
            <text:p>100.07%</text:p>
          </table:table-cell>
          <table:table-cell table:style-name="ce4" table:formula="of:=(SUMIFS([.P$16:.P$188]; [.$A$16:.$A$188]; [.$A10]; [.$B$16:.$B$188]; [.$B10])/60)/[.H10]" office:value-type="percentage" office:value="1.00007810637404" calcext:value-type="percentage">
            <text:p>100.01%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eval</text:p>
          </table:table-cell>
          <table:table-cell table:formula="of:=COUNTIFS([.$A$16:.$A$188]; [.A11]; [.$B$16:.$B$188]; [.B11])" office:value-type="float" office:value="6" calcext:value-type="float">
            <text:p>6</text:p>
          </table:table-cell>
          <table:table-cell table:formula="of:=SUMIFS([.H$16:.H$188]; [.$A$16:.$A$188]; [.$A11]; [.$B$16:.$B$188]; [.$B11])/60" office:value-type="float" office:value="1.37303989153264" calcext:value-type="float">
            <text:p>1.37</text:p>
          </table:table-cell>
          <table:table-cell table:formula="of:=SUMIFS([.I$16:.I$188]; [.$A$16:.$A$188]; [.$A11]; [.$B$16:.$B$188]; [.$B11])/60" office:value-type="float" office:value="0.273498033333333" calcext:value-type="float">
            <text:p>0.27</text:p>
          </table:table-cell>
          <table:table-cell table:formula="of:=SUMIFS([.J$16:.J$188]; [.$A$16:.$A$188]; [.$A11]; [.$B$16:.$B$188]; [.$B11])/60" office:value-type="float" office:value="1.09739910761515" calcext:value-type="float">
            <text:p>1.10</text:p>
          </table:table-cell>
          <table:table-cell table:formula="of:=SUMIFS([.K$16:.K$188]; [.$A$16:.$A$188]; [.$A11]; [.$B$16:.$B$188]; [.$B11])/60" office:value-type="float" office:value="1.09722798665365" calcext:value-type="float">
            <text:p>1.10</text:p>
          </table:table-cell>
          <table:table-cell table:formula="of:=SUMIFS([.L$16:.L$188]; [.$A$16:.$A$188]; [.$A11]; [.$B$16:.$B$188]; [.$B11])/60" office:value-type="float" office:value="1.3705415447553" calcext:value-type="float">
            <text:p>1.37</text:p>
          </table:table-cell>
          <table:table-cell table:style-name="ce4" table:formula="of:=(SUMIFS([.M$16:.M$188]; [.$A$16:.$A$188]; [.$A11]; [.$B$16:.$B$188]; [.$B11])/60)/[.E11]" office:value-type="percentage" office:value="1" calcext:value-type="percentage">
            <text:p>100.00%</text:p>
          </table:table-cell>
          <table:table-cell table:style-name="ce4" table:formula="of:=(SUMIFS([.N$16:.N$188]; [.$A$16:.$A$188]; [.$A11]; [.$B$16:.$B$188]; [.$B11])/60)/[.F11]" office:value-type="percentage" office:value="1.00059819535751" calcext:value-type="percentage">
            <text:p>100.06%</text:p>
          </table:table-cell>
          <table:table-cell table:style-name="ce4" table:formula="of:=(SUMIFS([.O$16:.O$188]; [.$A$16:.$A$188]; [.$A11]; [.$B$16:.$B$188]; [.$B11])/60)/[.G11]" office:value-type="percentage" office:value="1.0007542461759" calcext:value-type="percentage">
            <text:p>100.08%</text:p>
          </table:table-cell>
          <table:table-cell table:style-name="ce4" table:formula="of:=(SUMIFS([.P$16:.P$188]; [.$A$16:.$A$188]; [.$A11]; [.$B$16:.$B$188]; [.$B11])/60)/[.H11]" office:value-type="percentage" office:value="1.00203702100243" calcext:value-type="percentage">
            <text:p>100.20%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train</text:p>
          </table:table-cell>
          <table:table-cell table:formula="of:=COUNTIFS([.$A$16:.$A$188]; [.A12]; [.$B$16:.$B$188]; [.B12])" office:value-type="float" office:value="5" calcext:value-type="float">
            <text:p>5</text:p>
          </table:table-cell>
          <table:table-cell table:formula="of:=SUMIFS([.H$16:.H$188]; [.$A$16:.$A$188]; [.$A12]; [.$B$16:.$B$188]; [.$B12])/60" office:value-type="float" office:value="2.55861253738403" calcext:value-type="float">
            <text:p>2.56</text:p>
          </table:table-cell>
          <table:table-cell table:formula="of:=SUMIFS([.I$16:.I$188]; [.$A$16:.$A$188]; [.$A12]; [.$B$16:.$B$188]; [.$B12])/60" office:value-type="float" office:value="0" calcext:value-type="float">
            <text:p>0.00</text:p>
          </table:table-cell>
          <table:table-cell table:formula="of:=SUMIFS([.J$16:.J$188]; [.$A$16:.$A$188]; [.$A12]; [.$B$16:.$B$188]; [.$B12])/60" office:value-type="float" office:value="1.66618626912435" calcext:value-type="float">
            <text:p>1.67</text:p>
          </table:table-cell>
          <table:table-cell table:formula="of:=SUMIFS([.K$16:.K$188]; [.$A$16:.$A$188]; [.$A12]; [.$B$16:.$B$188]; [.$B12])/60" office:value-type="float" office:value="1.66618760426839" calcext:value-type="float">
            <text:p>1.67</text:p>
          </table:table-cell>
          <table:table-cell table:formula="of:=SUMIFS([.L$16:.L$188]; [.$A$16:.$A$188]; [.$A12]; [.$B$16:.$B$188]; [.$B12])/60" office:value-type="float" office:value="1.45498965581258" calcext:value-type="float">
            <text:p>1.45</text:p>
          </table:table-cell>
          <table:table-cell table:style-name="ce4"/>
          <table:table-cell table:style-name="ce4" table:formula="of:=(SUMIFS([.N$16:.N$188]; [.$A$16:.$A$188]; [.$A12]; [.$B$16:.$B$188]; [.$B12])/60)/[.F12]" office:value-type="percentage" office:value="1.00078848579737" calcext:value-type="percentage">
            <text:p>100.08%</text:p>
          </table:table-cell>
          <table:table-cell table:style-name="ce4" table:formula="of:=(SUMIFS([.O$16:.O$188]; [.$A$16:.$A$188]; [.$A12]; [.$B$16:.$B$188]; [.$B12])/60)/[.G12]" office:value-type="percentage" office:value="1.00078768384879" calcext:value-type="percentage">
            <text:p>100.08%</text:p>
          </table:table-cell>
          <table:table-cell table:style-name="ce4" table:formula="of:=(SUMIFS([.P$16:.P$188]; [.$A$16:.$A$188]; [.$A12]; [.$B$16:.$B$188]; [.$B12])/60)/[.H12]" office:value-type="percentage" office:value="1.0000070750932" calcext:value-type="percentage">
            <text:p>100.00%</text:p>
          </table:table-cell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sequence name</text:p>
          </table:table-cell>
          <table:table-cell office:value-type="string" calcext:value-type="string">
            <text:p>flea3_7 (f37)</text:p>
          </table:table-cell>
          <table:table-cell office:value-type="string" calcext:value-type="string">
            <text:p>left_camera (le)</text:p>
          </table:table-cell>
          <table:table-cell office:value-type="string" calcext:value-type="string">
            <text:p>right_camera (re)</text:p>
          </table:table-cell>
          <table:table-cell office:value-type="string" calcext:value-type="string">
            <text:p>samsung_mono (se)</text:p>
          </table:table-cell>
          <table:table-cell office:value-type="string" calcext:value-type="string">
            <text:p>any max sec data</text:p>
          </table:table-cell>
          <table:table-cell office:value-type="string" calcext:value-type="string">
            <text:p>f37 sec data</text:p>
          </table:table-cell>
          <table:table-cell office:value-type="string" calcext:value-type="string">
            <text:p>le sec data</text:p>
          </table:table-cell>
          <table:table-cell office:value-type="string" calcext:value-type="string">
            <text:p>lr sec data</text:p>
          </table:table-cell>
          <table:table-cell office:value-type="string" calcext:value-type="string">
            <text:p>se sec data</text:p>
          </table:table-cell>
          <table:table-cell office:value-type="string" calcext:value-type="string">
            <text:p>f37 sec depth</text:p>
          </table:table-cell>
          <table:table-cell office:value-type="string" calcext:value-type="string">
            <text:p>le sec depth</text:p>
          </table:table-cell>
          <table:table-cell office:value-type="string" calcext:value-type="string">
            <text:p>lr sec depth</text:p>
          </table:table-cell>
          <table:table-cell office:value-type="string" calcext:value-type="string">
            <text:p>se sec depth</text:p>
          </table:table-cell>
          <table:table-cell office:value-type="string" calcext:value-type="string">
            <text:p>f37 depth avail</text:p>
          </table:table-cell>
          <table:table-cell office:value-type="string" calcext:value-type="string">
            <text:p>le depth avail</text:p>
          </table:table-cell>
          <table:table-cell office:value-type="string" calcext:value-type="string">
            <text:p>re depth avail</text:p>
          </table:table-cell>
          <table:table-cell office:value-type="string" calcext:value-type="string">
            <text:p>se depth avail</text:p>
          </table:table-cell>
          <table:table-cell office:value-type="string" calcext:value-type="string">
            <text:p>f37 max invalid</text:p>
          </table:table-cell>
          <table:table-cell office:value-type="string" calcext:value-type="string">
            <text:p>le max_invalid</text:p>
          </table:table-cell>
          <table:table-cell office:value-type="string" calcext:value-type="string">
            <text:p>lr max_invalid</text:p>
          </table:table-cell>
          <table:table-cell office:value-type="string" calcext:value-type="string">
            <text:p>se max_invalid</text:p>
          </table:table-cell>
          <table:table-cell office:value-type="string" calcext:value-type="string">
            <text:p>f37 num invalid</text:p>
          </table:table-cell>
          <table:table-cell office:value-type="string" calcext:value-type="string">
            <text:p>le num invalid</text:p>
          </table:table-cell>
          <table:table-cell office:value-type="string" calcext:value-type="string">
            <text:p>lr num invalid</text:p>
          </table:table-cell>
          <table:table-cell office:value-type="string" calcext:value-type="string">
            <text:p>se num invalid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3_dyn_test_00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6:.L16])" office:value-type="float" office:value="1.9333301782608" calcext:value-type="float">
            <text:p>1.93</text:p>
          </table:table-cell>
          <table:table-cell office:value-type="float" office:value="1.899208" calcext:value-type="float">
            <text:p>1.90</text:p>
          </table:table-cell>
          <table:table-cell office:value-type="float" office:value="1.93332409858704" calcext:value-type="float">
            <text:p>1.93</text:p>
          </table:table-cell>
          <table:table-cell office:value-type="float" office:value="1.9333301782608" calcext:value-type="float">
            <text:p>1.93</text:p>
          </table:table-cell>
          <table:table-cell office:value-type="float" office:value="1.93295001983643" calcext:value-type="float">
            <text:p>1.93</text:p>
          </table:table-cell>
          <table:table-cell office:value-type="float" office:value="1.899208" calcext:value-type="float">
            <text:p>1.90</text:p>
          </table:table-cell>
          <table:table-cell table:number-columns-repeated="3" office:value-type="float" office:value="1.933333" calcext:value-type="float">
            <text:p>1.93</text:p>
          </table:table-cell>
          <table:table-cell table:formula="of:=[.M16]/[.I16]" office:value-type="percentage" office:value="1" calcext:value-type="percentage">
            <text:p>100.00%</text:p>
          </table:table-cell>
          <table:table-cell table:formula="of:=[.N16]/[.J16]" office:value-type="percentage" office:value="1.00000460420111" calcext:value-type="percentage">
            <text:p>100.00%</text:p>
          </table:table-cell>
          <table:table-cell table:formula="of:=[.O16]/[.K16]" office:value-type="percentage" office:value="1.00000145952266" calcext:value-type="percentage">
            <text:p>100.00%</text:p>
          </table:table-cell>
          <table:table-cell table:formula="of:=[.P16]/[.L16]" office:value-type="percentage" office:value="1.00019813247091" calcext:value-type="percentage">
            <text:p>100.02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3_dyn_test_05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7:.L17])" office:value-type="float" office:value="2.43333292007446" calcext:value-type="float">
            <text:p>2.43</text:p>
          </table:table-cell>
          <table:table-cell office:value-type="float" office:value="2.398702" calcext:value-type="float">
            <text:p>2.40</text:p>
          </table:table-cell>
          <table:table-cell table:number-columns-repeated="2" office:value-type="float" office:value="2.43333292007446" calcext:value-type="float">
            <text:p>2.43</text:p>
          </table:table-cell>
          <table:table-cell office:value-type="float" office:value="2.4330780506134" calcext:value-type="float">
            <text:p>2.43</text:p>
          </table:table-cell>
          <table:table-cell office:value-type="float" office:value="2.398702" calcext:value-type="float">
            <text:p>2.40</text:p>
          </table:table-cell>
          <table:table-cell table:number-columns-repeated="3" office:value-type="float" office:value="2.433333" calcext:value-type="float">
            <text:p>2.43</text:p>
          </table:table-cell>
          <table:table-cell table:formula="of:=[.M17]/[.I17]" office:value-type="percentage" office:value="1" calcext:value-type="percentage">
            <text:p>100.00%</text:p>
          </table:table-cell>
          <table:table-cell table:formula="of:=[.N17]/[.J17]" office:value-type="percentage" office:value="1.00000003284612" calcext:value-type="percentage">
            <text:p>100.00%</text:p>
          </table:table-cell>
          <table:table-cell table:formula="of:=[.O17]/[.K17]" office:value-type="percentage" office:value="1.00000003284612" calcext:value-type="percentage">
            <text:p>100.00%</text:p>
          </table:table-cell>
          <table:table-cell table:formula="of:=[.P17]/[.L17]" office:value-type="percentage" office:value="1.00010478471356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4_dyn_test_0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8:.L18])" office:value-type="float" office:value="5.81660890579224" calcext:value-type="float">
            <text:p>5.82</text:p>
          </table:table-cell>
          <table:table-cell office:value-type="float" office:value="5.765483" calcext:value-type="float">
            <text:p>5.77</text:p>
          </table:table-cell>
          <table:table-cell office:value-type="float" office:value="5.80390501022339" calcext:value-type="float">
            <text:p>5.80</text:p>
          </table:table-cell>
          <table:table-cell office:value-type="float" office:value="5.80695676803589" calcext:value-type="float">
            <text:p>5.81</text:p>
          </table:table-cell>
          <table:table-cell office:value-type="float" office:value="5.81660890579224" calcext:value-type="float">
            <text:p>5.82</text:p>
          </table:table-cell>
          <table:table-cell office:value-type="float" office:value="5.765483" calcext:value-type="float">
            <text:p>5.77</text:p>
          </table:table-cell>
          <table:table-cell table:number-columns-repeated="3" office:value-type="float" office:value="5.816666" calcext:value-type="float">
            <text:p>5.82</text:p>
          </table:table-cell>
          <table:table-cell table:formula="of:=[.M18]/[.I18]" office:value-type="percentage" office:value="1" calcext:value-type="percentage">
            <text:p>100.00%</text:p>
          </table:table-cell>
          <table:table-cell table:formula="of:=[.N18]/[.J18]" office:value-type="percentage" office:value="1.00219869032214" calcext:value-type="percentage">
            <text:p>100.22%</text:p>
          </table:table-cell>
          <table:table-cell table:formula="of:=[.O18]/[.K18]" office:value-type="percentage" office:value="1.0016720000427" calcext:value-type="percentage">
            <text:p>100.17%</text:p>
          </table:table-cell>
          <table:table-cell table:formula="of:=[.P18]/[.L18]" office:value-type="percentage" office:value="1.00000981572058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4_dyn_test_04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9:.L19])" office:value-type="float" office:value="4.73301506042481" calcext:value-type="float">
            <text:p>4.73</text:p>
          </table:table-cell>
          <table:table-cell office:value-type="float" office:value="4.699614" calcext:value-type="float">
            <text:p>4.70</text:p>
          </table:table-cell>
          <table:table-cell office:value-type="float" office:value="4.71883869171143" calcext:value-type="float">
            <text:p>4.72</text:p>
          </table:table-cell>
          <table:table-cell office:value-type="float" office:value="4.72429656982422" calcext:value-type="float">
            <text:p>4.72</text:p>
          </table:table-cell>
          <table:table-cell office:value-type="float" office:value="4.73301506042481" calcext:value-type="float">
            <text:p>4.73</text:p>
          </table:table-cell>
          <table:table-cell office:value-type="float" office:value="4.699614" calcext:value-type="float">
            <text:p>4.70</text:p>
          </table:table-cell>
          <table:table-cell table:number-columns-repeated="3" office:value-type="float" office:value="4.733333" calcext:value-type="float">
            <text:p>4.73</text:p>
          </table:table-cell>
          <table:table-cell table:formula="of:=[.M19]/[.I19]" office:value-type="percentage" office:value="1" calcext:value-type="percentage">
            <text:p>100.00%</text:p>
          </table:table-cell>
          <table:table-cell table:formula="of:=[.N19]/[.J19]" office:value-type="percentage" office:value="1.00307158375938" calcext:value-type="percentage">
            <text:p>100.31%</text:p>
          </table:table-cell>
          <table:table-cell table:formula="of:=[.O19]/[.K19]" office:value-type="percentage" office:value="1.00191275675484" calcext:value-type="percentage">
            <text:p>100.19%</text:p>
          </table:table-cell>
          <table:table-cell table:formula="of:=[.P19]/[.L19]" office:value-type="percentage" office:value="1.00006717484968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4_dyn_test_05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20:.L20])" office:value-type="float" office:value="4.41646385192871" calcext:value-type="float">
            <text:p>4.42</text:p>
          </table:table-cell>
          <table:table-cell office:value-type="float" office:value="4.365536" calcext:value-type="float">
            <text:p>4.37</text:p>
          </table:table-cell>
          <table:table-cell office:value-type="float" office:value="4.40594148635864" calcext:value-type="float">
            <text:p>4.41</text:p>
          </table:table-cell>
          <table:table-cell office:value-type="float" office:value="4.40801811218262" calcext:value-type="float">
            <text:p>4.41</text:p>
          </table:table-cell>
          <table:table-cell office:value-type="float" office:value="4.41646385192871" calcext:value-type="float">
            <text:p>4.42</text:p>
          </table:table-cell>
          <table:table-cell office:value-type="float" office:value="4.365536" calcext:value-type="float">
            <text:p>4.37</text:p>
          </table:table-cell>
          <table:table-cell table:number-columns-repeated="3" office:value-type="float" office:value="4.416666" calcext:value-type="float">
            <text:p>4.42</text:p>
          </table:table-cell>
          <table:table-cell table:formula="of:=[.M20]/[.I20]" office:value-type="percentage" office:value="1" calcext:value-type="percentage">
            <text:p>100.00%</text:p>
          </table:table-cell>
          <table:table-cell table:formula="of:=[.N20]/[.J20]" office:value-type="percentage" office:value="1.00243410260317" calcext:value-type="percentage">
            <text:p>100.24%</text:p>
          </table:table-cell>
          <table:table-cell table:formula="of:=[.O20]/[.K20]" office:value-type="percentage" office:value="1.00196185396641" calcext:value-type="percentage">
            <text:p>100.20%</text:p>
          </table:table-cell>
          <table:table-cell table:formula="of:=[.P20]/[.L20]" office:value-type="percentage" office:value="1.0000457714764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5_dyn_test_01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21:.L21])" office:value-type="float" office:value="3.4999988079071" calcext:value-type="float">
            <text:p>3.50</text:p>
          </table:table-cell>
          <table:table-cell office:value-type="float" office:value="3.49863" calcext:value-type="float">
            <text:p>3.50</text:p>
          </table:table-cell>
          <table:table-cell office:value-type="float" office:value="3.49999690055847" calcext:value-type="float">
            <text:p>3.50</text:p>
          </table:table-cell>
          <table:table-cell office:value-type="float" office:value="3.4999988079071" calcext:value-type="float">
            <text:p>3.50</text:p>
          </table:table-cell>
          <table:table-cell office:value-type="float" office:value="3.49979496002197" calcext:value-type="float">
            <text:p>3.50</text:p>
          </table:table-cell>
          <table:table-cell office:value-type="float" office:value="3.49863" calcext:value-type="float">
            <text:p>3.50</text:p>
          </table:table-cell>
          <table:table-cell table:number-columns-repeated="3" office:value-type="float" office:value="3.5" calcext:value-type="float">
            <text:p>3.50</text:p>
          </table:table-cell>
          <table:table-cell table:formula="of:=[.M21]/[.I21]" office:value-type="percentage" office:value="1" calcext:value-type="percentage">
            <text:p>100.00%</text:p>
          </table:table-cell>
          <table:table-cell table:formula="of:=[.N21]/[.J21]" office:value-type="percentage" office:value="1.00000088555551" calcext:value-type="percentage">
            <text:p>100.00%</text:p>
          </table:table-cell>
          <table:table-cell table:formula="of:=[.O21]/[.K21]" office:value-type="percentage" office:value="1.00000034059809" calcext:value-type="percentage">
            <text:p>100.00%</text:p>
          </table:table-cell>
          <table:table-cell table:formula="of:=[.P21]/[.L21]" office:value-type="percentage" office:value="1.00005858628302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5_dyn_test_02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22:.L22])" office:value-type="float" office:value="2.86647605895996" calcext:value-type="float">
            <text:p>2.87</text:p>
          </table:table-cell>
          <table:table-cell office:value-type="float" office:value="2.832651" calcext:value-type="float">
            <text:p>2.83</text:p>
          </table:table-cell>
          <table:table-cell office:value-type="float" office:value="2.84665012359619" calcext:value-type="float">
            <text:p>2.85</text:p>
          </table:table-cell>
          <table:table-cell office:value-type="float" office:value="2.8559410572052" calcext:value-type="float">
            <text:p>2.86</text:p>
          </table:table-cell>
          <table:table-cell office:value-type="float" office:value="2.86647605895996" calcext:value-type="float">
            <text:p>2.87</text:p>
          </table:table-cell>
          <table:table-cell office:value-type="float" office:value="2.832651" calcext:value-type="float">
            <text:p>2.83</text:p>
          </table:table-cell>
          <table:table-cell table:number-columns-repeated="3" office:value-type="float" office:value="2.866666" calcext:value-type="float">
            <text:p>2.87</text:p>
          </table:table-cell>
          <table:table-cell table:formula="of:=[.M22]/[.I22]" office:value-type="percentage" office:value="1" calcext:value-type="percentage">
            <text:p>100.00%</text:p>
          </table:table-cell>
          <table:table-cell table:formula="of:=[.N22]/[.J22]" office:value-type="percentage" office:value="1.00703137917719" calcext:value-type="percentage">
            <text:p>100.70%</text:p>
          </table:table-cell>
          <table:table-cell table:formula="of:=[.O22]/[.K22]" office:value-type="percentage" office:value="1.00375530957396" calcext:value-type="percentage">
            <text:p>100.38%</text:p>
          </table:table-cell>
          <table:table-cell table:formula="of:=[.P22]/[.L22]" office:value-type="percentage" office:value="1.00006626290823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5_dyn_test_05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23:.L23])" office:value-type="float" office:value="4.96654319763184" calcext:value-type="float">
            <text:p>4.97</text:p>
          </table:table-cell>
          <table:table-cell office:value-type="float" office:value="4.899086" calcext:value-type="float">
            <text:p>4.90</text:p>
          </table:table-cell>
          <table:table-cell office:value-type="float" office:value="4.95296096801758" calcext:value-type="float">
            <text:p>4.95</text:p>
          </table:table-cell>
          <table:table-cell office:value-type="float" office:value="4.93143939971924" calcext:value-type="float">
            <text:p>4.93</text:p>
          </table:table-cell>
          <table:table-cell office:value-type="float" office:value="4.96654319763184" calcext:value-type="float">
            <text:p>4.97</text:p>
          </table:table-cell>
          <table:table-cell office:value-type="float" office:value="4.899086" calcext:value-type="float">
            <text:p>4.90</text:p>
          </table:table-cell>
          <table:table-cell table:number-columns-repeated="3" office:value-type="float" office:value="4.966666" calcext:value-type="float">
            <text:p>4.97</text:p>
          </table:table-cell>
          <table:table-cell table:formula="of:=[.M23]/[.I23]" office:value-type="percentage" office:value="1" calcext:value-type="percentage">
            <text:p>100.00%</text:p>
          </table:table-cell>
          <table:table-cell table:formula="of:=[.N23]/[.J23]" office:value-type="percentage" office:value="1.00276703815575" calcext:value-type="percentage">
            <text:p>100.28%</text:p>
          </table:table-cell>
          <table:table-cell table:formula="of:=[.O23]/[.K23]" office:value-type="percentage" office:value="1.00714326942409" calcext:value-type="percentage">
            <text:p>100.71%</text:p>
          </table:table-cell>
          <table:table-cell table:formula="of:=[.P23]/[.L23]" office:value-type="percentage" office:value="1.000024725923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0_dyn_train_00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24:.L24])" office:value-type="float" office:value="9.51642990112305" calcext:value-type="float">
            <text:p>9.52</text:p>
          </table:table-cell>
          <table:table-cell office:value-type="float" office:value="9.464181" calcext:value-type="float">
            <text:p>9.46</text:p>
          </table:table-cell>
          <table:table-cell table:number-columns-repeated="2"/>
          <table:table-cell office:value-type="float" office:value="9.51642990112305" calcext:value-type="float">
            <text:p>9.52</text:p>
          </table:table-cell>
          <table:table-cell office:value-type="float" office:value="9.464181" calcext:value-type="float">
            <text:p>9.46</text:p>
          </table:table-cell>
          <table:table-cell table:number-columns-repeated="2"/>
          <table:table-cell office:value-type="float" office:value="9.516667" calcext:value-type="float">
            <text:p>9.52</text:p>
          </table:table-cell>
          <table:table-cell table:formula="of:=[.M24]/[.I24]" office:value-type="percentage" office:value="1" calcext:value-type="percentage">
            <text:p>100.00%</text:p>
          </table:table-cell>
          <table:table-cell table:formula="of:=[.N24]/[.J24]" office:value-type="string" office:string-value="" calcext:value-type="error">
            <text:p>#DIV/0!</text:p>
          </table:table-cell>
          <table:table-cell table:formula="of:=[.O24]/[.K24]" office:value-type="string" office:string-value="" calcext:value-type="error">
            <text:p>#DIV/0!</text:p>
          </table:table-cell>
          <table:table-cell table:formula="of:=[.P24]/[.L24]" office:value-type="percentage" office:value="1.00002491468748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0_dyn_train_01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25:.L25])" office:value-type="float" office:value="6.49941492080689" calcext:value-type="float">
            <text:p>6.50</text:p>
          </table:table-cell>
          <table:table-cell office:value-type="float" office:value="6.43249" calcext:value-type="float">
            <text:p>6.43</text:p>
          </table:table-cell>
          <table:table-cell table:number-columns-repeated="2"/>
          <table:table-cell office:value-type="float" office:value="6.49941492080689" calcext:value-type="float">
            <text:p>6.50</text:p>
          </table:table-cell>
          <table:table-cell office:value-type="float" office:value="6.43249" calcext:value-type="float">
            <text:p>6.43</text:p>
          </table:table-cell>
          <table:table-cell table:number-columns-repeated="2"/>
          <table:table-cell office:value-type="float" office:value="6.5" calcext:value-type="float">
            <text:p>6.50</text:p>
          </table:table-cell>
          <table:table-cell table:formula="of:=[.M25]/[.I25]" office:value-type="percentage" office:value="1" calcext:value-type="percentage">
            <text:p>100.00%</text:p>
          </table:table-cell>
          <table:table-cell table:formula="of:=[.N25]/[.J25]" office:value-type="string" office:string-value="" calcext:value-type="error">
            <text:p>#DIV/0!</text:p>
          </table:table-cell>
          <table:table-cell table:formula="of:=[.O25]/[.K25]" office:value-type="string" office:string-value="" calcext:value-type="error">
            <text:p>#DIV/0!</text:p>
          </table:table-cell>
          <table:table-cell table:formula="of:=[.P25]/[.L25]" office:value-type="percentage" office:value="1.00009002028648" calcext:value-type="percentage">
            <text:p>100.01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0_dyn_train_02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26:.L26])" office:value-type="float" office:value="6.26664113998413" calcext:value-type="float">
            <text:p>6.27</text:p>
          </table:table-cell>
          <table:table-cell office:value-type="float" office:value="6.165864" calcext:value-type="float">
            <text:p>6.17</text:p>
          </table:table-cell>
          <table:table-cell table:number-columns-repeated="2"/>
          <table:table-cell office:value-type="float" office:value="6.26664113998413" calcext:value-type="float">
            <text:p>6.27</text:p>
          </table:table-cell>
          <table:table-cell office:value-type="float" office:value="6.165864" calcext:value-type="float">
            <text:p>6.17</text:p>
          </table:table-cell>
          <table:table-cell table:number-columns-repeated="2"/>
          <table:table-cell office:value-type="float" office:value="6.266667" calcext:value-type="float">
            <text:p>6.27</text:p>
          </table:table-cell>
          <table:table-cell table:formula="of:=[.M26]/[.I26]" office:value-type="percentage" office:value="1" calcext:value-type="percentage">
            <text:p>100.00%</text:p>
          </table:table-cell>
          <table:table-cell table:formula="of:=[.N26]/[.J26]" office:value-type="string" office:string-value="" calcext:value-type="error">
            <text:p>#DIV/0!</text:p>
          </table:table-cell>
          <table:table-cell table:formula="of:=[.O26]/[.K26]" office:value-type="string" office:string-value="" calcext:value-type="error">
            <text:p>#DIV/0!</text:p>
          </table:table-cell>
          <table:table-cell table:formula="of:=[.P26]/[.L26]" office:value-type="percentage" office:value="1.00000412661509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0_dyn_train_03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27:.L27])" office:value-type="float" office:value="6.98325109481812" calcext:value-type="float">
            <text:p>6.98</text:p>
          </table:table-cell>
          <table:table-cell office:value-type="float" office:value="6.898588" calcext:value-type="float">
            <text:p>6.90</text:p>
          </table:table-cell>
          <table:table-cell table:number-columns-repeated="2"/>
          <table:table-cell office:value-type="float" office:value="6.98325109481812" calcext:value-type="float">
            <text:p>6.98</text:p>
          </table:table-cell>
          <table:table-cell office:value-type="float" office:value="6.898588" calcext:value-type="float">
            <text:p>6.90</text:p>
          </table:table-cell>
          <table:table-cell table:number-columns-repeated="2"/>
          <table:table-cell office:value-type="float" office:value="6.983334" calcext:value-type="float">
            <text:p>6.98</text:p>
          </table:table-cell>
          <table:table-cell table:formula="of:=[.M27]/[.I27]" office:value-type="percentage" office:value="1" calcext:value-type="percentage">
            <text:p>100.00%</text:p>
          </table:table-cell>
          <table:table-cell table:formula="of:=[.N27]/[.J27]" office:value-type="string" office:string-value="" calcext:value-type="error">
            <text:p>#DIV/0!</text:p>
          </table:table-cell>
          <table:table-cell table:formula="of:=[.O27]/[.K27]" office:value-type="string" office:string-value="" calcext:value-type="error">
            <text:p>#DIV/0!</text:p>
          </table:table-cell>
          <table:table-cell table:formula="of:=[.P27]/[.L27]" office:value-type="percentage" office:value="1.00001187200356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0_dyn_train_04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28:.L28])" office:value-type="float" office:value="9.73320293426514" calcext:value-type="float">
            <text:p>9.73</text:p>
          </table:table-cell>
          <table:table-cell office:value-type="float" office:value="9.697634" calcext:value-type="float">
            <text:p>9.70</text:p>
          </table:table-cell>
          <table:table-cell table:number-columns-repeated="2"/>
          <table:table-cell office:value-type="float" office:value="9.73320293426514" calcext:value-type="float">
            <text:p>9.73</text:p>
          </table:table-cell>
          <table:table-cell office:value-type="float" office:value="9.697634" calcext:value-type="float">
            <text:p>9.70</text:p>
          </table:table-cell>
          <table:table-cell table:number-columns-repeated="2"/>
          <table:table-cell office:value-type="float" office:value="9.733333" calcext:value-type="float">
            <text:p>9.73</text:p>
          </table:table-cell>
          <table:table-cell table:formula="of:=[.M28]/[.I28]" office:value-type="percentage" office:value="1" calcext:value-type="percentage">
            <text:p>100.00%</text:p>
          </table:table-cell>
          <table:table-cell table:formula="of:=[.N28]/[.J28]" office:value-type="string" office:string-value="" calcext:value-type="error">
            <text:p>#DIV/0!</text:p>
          </table:table-cell>
          <table:table-cell table:formula="of:=[.O28]/[.K28]" office:value-type="string" office:string-value="" calcext:value-type="error">
            <text:p>#DIV/0!</text:p>
          </table:table-cell>
          <table:table-cell table:formula="of:=[.P28]/[.L28]" office:value-type="percentage" office:value="1.00001336309699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2_dyn_test_00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29:.L29])" office:value-type="float" office:value="25.3998508453369" calcext:value-type="float">
            <text:p>25.40</text:p>
          </table:table-cell>
          <table:table-cell office:value-type="float" office:value="25.326948" calcext:value-type="float">
            <text:p>25.33</text:p>
          </table:table-cell>
          <table:table-cell table:number-columns-repeated="2"/>
          <table:table-cell office:value-type="float" office:value="25.3998508453369" calcext:value-type="float">
            <text:p>25.40</text:p>
          </table:table-cell>
          <table:table-cell office:value-type="float" office:value="25.326948" calcext:value-type="float">
            <text:p>25.33</text:p>
          </table:table-cell>
          <table:table-cell table:number-columns-repeated="2"/>
          <table:table-cell office:value-type="float" office:value="25.399999" calcext:value-type="float">
            <text:p>25.40</text:p>
          </table:table-cell>
          <table:table-cell table:formula="of:=[.M29]/[.I29]" office:value-type="percentage" office:value="1" calcext:value-type="percentage">
            <text:p>100.00%</text:p>
          </table:table-cell>
          <table:table-cell table:formula="of:=[.N29]/[.J29]" office:value-type="string" office:string-value="" calcext:value-type="error">
            <text:p>#DIV/0!</text:p>
          </table:table-cell>
          <table:table-cell table:formula="of:=[.O29]/[.K29]" office:value-type="string" office:string-value="" calcext:value-type="error">
            <text:p>#DIV/0!</text:p>
          </table:table-cell>
          <table:table-cell table:formula="of:=[.P29]/[.L29]" office:value-type="percentage" office:value="1.000005832895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2_dyn_test_01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30:.L30])" office:value-type="float" office:value="12.5831680297852" calcext:value-type="float">
            <text:p>12.58</text:p>
          </table:table-cell>
          <table:table-cell office:value-type="float" office:value="12.530559" calcext:value-type="float">
            <text:p>12.53</text:p>
          </table:table-cell>
          <table:table-cell table:number-columns-repeated="2"/>
          <table:table-cell office:value-type="float" office:value="12.5831680297852" calcext:value-type="float">
            <text:p>12.58</text:p>
          </table:table-cell>
          <table:table-cell office:value-type="float" office:value="12.530559" calcext:value-type="float">
            <text:p>12.53</text:p>
          </table:table-cell>
          <table:table-cell table:number-columns-repeated="2"/>
          <table:table-cell office:value-type="float" office:value="12.583333" calcext:value-type="float">
            <text:p>12.58</text:p>
          </table:table-cell>
          <table:table-cell table:formula="of:=[.M30]/[.I30]" office:value-type="percentage" office:value="1" calcext:value-type="percentage">
            <text:p>100.00%</text:p>
          </table:table-cell>
          <table:table-cell table:formula="of:=[.N30]/[.J30]" office:value-type="string" office:string-value="" calcext:value-type="error">
            <text:p>#DIV/0!</text:p>
          </table:table-cell>
          <table:table-cell table:formula="of:=[.O30]/[.K30]" office:value-type="string" office:string-value="" calcext:value-type="error">
            <text:p>#DIV/0!</text:p>
          </table:table-cell>
          <table:table-cell table:formula="of:=[.P30]/[.L30]" office:value-type="percentage" office:value="1.00001311038798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3_dyn_test_01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31:.L31])" office:value-type="float" office:value="6.71635866165161" calcext:value-type="float">
            <text:p>6.72</text:p>
          </table:table-cell>
          <table:table-cell office:value-type="float" office:value="6.631745" calcext:value-type="float">
            <text:p>6.63</text:p>
          </table:table-cell>
          <table:table-cell office:value-type="float" office:value="6.68650197982788" calcext:value-type="float">
            <text:p>6.69</text:p>
          </table:table-cell>
          <table:table-cell office:value-type="float" office:value="6.70158100128174" calcext:value-type="float">
            <text:p>6.70</text:p>
          </table:table-cell>
          <table:table-cell office:value-type="float" office:value="6.71635866165161" calcext:value-type="float">
            <text:p>6.72</text:p>
          </table:table-cell>
          <table:table-cell office:value-type="float" office:value="6.631745" calcext:value-type="float">
            <text:p>6.63</text:p>
          </table:table-cell>
          <table:table-cell table:number-columns-repeated="3" office:value-type="float" office:value="6.716666" calcext:value-type="float">
            <text:p>6.72</text:p>
          </table:table-cell>
          <table:table-cell table:formula="of:=[.M31]/[.I31]" office:value-type="percentage" office:value="1" calcext:value-type="percentage">
            <text:p>100.00%</text:p>
          </table:table-cell>
          <table:table-cell table:formula="of:=[.N31]/[.J31]" office:value-type="percentage" office:value="1.00451118092287" calcext:value-type="percentage">
            <text:p>100.45%</text:p>
          </table:table-cell>
          <table:table-cell table:formula="of:=[.O31]/[.K31]" office:value-type="percentage" office:value="1.00225096118593" calcext:value-type="percentage">
            <text:p>100.23%</text:p>
          </table:table-cell>
          <table:table-cell table:formula="of:=[.P31]/[.L31]" office:value-type="percentage" office:value="1.0000457596688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3_dyn_test_02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32:.L32])" office:value-type="float" office:value="13.0164461135864" calcext:value-type="float">
            <text:p>13.02</text:p>
          </table:table-cell>
          <table:table-cell office:value-type="float" office:value="12.930296" calcext:value-type="float">
            <text:p>12.93</text:p>
          </table:table-cell>
          <table:table-cell office:value-type="float" office:value="12.9968891143799" calcext:value-type="float">
            <text:p>13.00</text:p>
          </table:table-cell>
          <table:table-cell office:value-type="float" office:value="12.9994621276855" calcext:value-type="float">
            <text:p>13.00</text:p>
          </table:table-cell>
          <table:table-cell office:value-type="float" office:value="13.0164461135864" calcext:value-type="float">
            <text:p>13.02</text:p>
          </table:table-cell>
          <table:table-cell office:value-type="float" office:value="12.930296" calcext:value-type="float">
            <text:p>12.93</text:p>
          </table:table-cell>
          <table:table-cell table:number-columns-repeated="3" office:value-type="float" office:value="13.016667" calcext:value-type="float">
            <text:p>13.02</text:p>
          </table:table-cell>
          <table:table-cell table:formula="of:=[.M32]/[.I32]" office:value-type="percentage" office:value="1" calcext:value-type="percentage">
            <text:p>100.00%</text:p>
          </table:table-cell>
          <table:table-cell table:formula="of:=[.N32]/[.J32]" office:value-type="percentage" office:value="1.00152173996762" calcext:value-type="percentage">
            <text:p>100.15%</text:p>
          </table:table-cell>
          <table:table-cell table:formula="of:=[.O32]/[.K32]" office:value-type="percentage" office:value="1.0013235064763" calcext:value-type="percentage">
            <text:p>100.13%</text:p>
          </table:table-cell>
          <table:table-cell table:formula="of:=[.P32]/[.L32]" office:value-type="percentage" office:value="1.00001696979434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3_dyn_test_0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33:.L33])" office:value-type="float" office:value="12.8494253158569" calcext:value-type="float">
            <text:p>12.85</text:p>
          </table:table-cell>
          <table:table-cell office:value-type="float" office:value="12.763697" calcext:value-type="float">
            <text:p>12.76</text:p>
          </table:table-cell>
          <table:table-cell office:value-type="float" office:value="12.8365030288696" calcext:value-type="float">
            <text:p>12.84</text:p>
          </table:table-cell>
          <table:table-cell office:value-type="float" office:value="12.8073701858521" calcext:value-type="float">
            <text:p>12.81</text:p>
          </table:table-cell>
          <table:table-cell office:value-type="float" office:value="12.8494253158569" calcext:value-type="float">
            <text:p>12.85</text:p>
          </table:table-cell>
          <table:table-cell office:value-type="float" office:value="12.763697" calcext:value-type="float">
            <text:p>12.76</text:p>
          </table:table-cell>
          <table:table-cell table:number-columns-repeated="3" office:value-type="float" office:value="12.85" calcext:value-type="float">
            <text:p>12.85</text:p>
          </table:table-cell>
          <table:table-cell table:formula="of:=[.M33]/[.I33]" office:value-type="percentage" office:value="1" calcext:value-type="percentage">
            <text:p>100.00%</text:p>
          </table:table-cell>
          <table:table-cell table:formula="of:=[.N33]/[.J33]" office:value-type="percentage" office:value="1.0010514523387" calcext:value-type="percentage">
            <text:p>100.11%</text:p>
          </table:table-cell>
          <table:table-cell table:formula="of:=[.O33]/[.K33]" office:value-type="percentage" office:value="1.0033285376724" calcext:value-type="percentage">
            <text:p>100.33%</text:p>
          </table:table-cell>
          <table:table-cell table:formula="of:=[.P33]/[.L33]" office:value-type="percentage" office:value="1.0000447245016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4_dyn_test_00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34:.L34])" office:value-type="float" office:value="8.08314037322998" calcext:value-type="float">
            <text:p>8.08</text:p>
          </table:table-cell>
          <table:table-cell office:value-type="float" office:value="8.031478" calcext:value-type="float">
            <text:p>8.03</text:p>
          </table:table-cell>
          <table:table-cell office:value-type="float" office:value="8.05408000946045" calcext:value-type="float">
            <text:p>8.05</text:p>
          </table:table-cell>
          <table:table-cell office:value-type="float" office:value="8.06415939331055" calcext:value-type="float">
            <text:p>8.06</text:p>
          </table:table-cell>
          <table:table-cell office:value-type="float" office:value="8.08314037322998" calcext:value-type="float">
            <text:p>8.08</text:p>
          </table:table-cell>
          <table:table-cell office:value-type="float" office:value="8.031478" calcext:value-type="float">
            <text:p>8.03</text:p>
          </table:table-cell>
          <table:table-cell table:number-columns-repeated="3" office:value-type="float" office:value="8.083333" calcext:value-type="float">
            <text:p>8.08</text:p>
          </table:table-cell>
          <table:table-cell table:formula="of:=[.M34]/[.I34]" office:value-type="percentage" office:value="1" calcext:value-type="percentage">
            <text:p>100.00%</text:p>
          </table:table-cell>
          <table:table-cell table:formula="of:=[.N34]/[.J34]" office:value-type="percentage" office:value="1.0036320710131" calcext:value-type="percentage">
            <text:p>100.36%</text:p>
          </table:table-cell>
          <table:table-cell table:formula="of:=[.O34]/[.K34]" office:value-type="percentage" office:value="1.00237763240461" calcext:value-type="percentage">
            <text:p>100.24%</text:p>
          </table:table-cell>
          <table:table-cell table:formula="of:=[.P34]/[.L34]" office:value-type="percentage" office:value="1.00002383068475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4_dyn_test_01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35:.L35])" office:value-type="float" office:value="6.73317909240723" calcext:value-type="float">
            <text:p>6.73</text:p>
          </table:table-cell>
          <table:table-cell office:value-type="float" office:value="6.698686" calcext:value-type="float">
            <text:p>6.70</text:p>
          </table:table-cell>
          <table:table-cell office:value-type="float" office:value="6.70206880569458" calcext:value-type="float">
            <text:p>6.70</text:p>
          </table:table-cell>
          <table:table-cell office:value-type="float" office:value="6.70602512359619" calcext:value-type="float">
            <text:p>6.71</text:p>
          </table:table-cell>
          <table:table-cell office:value-type="float" office:value="6.73317909240723" calcext:value-type="float">
            <text:p>6.73</text:p>
          </table:table-cell>
          <table:table-cell office:value-type="float" office:value="6.698686" calcext:value-type="float">
            <text:p>6.70</text:p>
          </table:table-cell>
          <table:table-cell table:number-columns-repeated="3" office:value-type="float" office:value="6.733333" calcext:value-type="float">
            <text:p>6.73</text:p>
          </table:table-cell>
          <table:table-cell table:formula="of:=[.M35]/[.I35]" office:value-type="percentage" office:value="1" calcext:value-type="percentage">
            <text:p>100.00%</text:p>
          </table:table-cell>
          <table:table-cell table:formula="of:=[.N35]/[.J35]" office:value-type="percentage" office:value="1.00466485725704" calcext:value-type="percentage">
            <text:p>100.47%</text:p>
          </table:table-cell>
          <table:table-cell table:formula="of:=[.O35]/[.K35]" office:value-type="percentage" office:value="1.00407214048568" calcext:value-type="percentage">
            <text:p>100.41%</text:p>
          </table:table-cell>
          <table:table-cell table:formula="of:=[.P35]/[.L35]" office:value-type="percentage" office:value="1.00002285808689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4_dyn_test_02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36:.L36])" office:value-type="float" office:value="5.46643209457397" calcext:value-type="float">
            <text:p>5.47</text:p>
          </table:table-cell>
          <table:table-cell office:value-type="float" office:value="5.398647" calcext:value-type="float">
            <text:p>5.40</text:p>
          </table:table-cell>
          <table:table-cell office:value-type="float" office:value="5.43466806411743" calcext:value-type="float">
            <text:p>5.43</text:p>
          </table:table-cell>
          <table:table-cell office:value-type="float" office:value="5.44682931900024" calcext:value-type="float">
            <text:p>5.45</text:p>
          </table:table-cell>
          <table:table-cell office:value-type="float" office:value="5.46643209457397" calcext:value-type="float">
            <text:p>5.47</text:p>
          </table:table-cell>
          <table:table-cell office:value-type="float" office:value="5.398647" calcext:value-type="float">
            <text:p>5.40</text:p>
          </table:table-cell>
          <table:table-cell table:number-columns-repeated="3" office:value-type="float" office:value="5.466666" calcext:value-type="float">
            <text:p>5.47</text:p>
          </table:table-cell>
          <table:table-cell table:formula="of:=[.M36]/[.I36]" office:value-type="percentage" office:value="1" calcext:value-type="percentage">
            <text:p>100.00%</text:p>
          </table:table-cell>
          <table:table-cell table:formula="of:=[.N36]/[.J36]" office:value-type="percentage" office:value="1.00588774429368" calcext:value-type="percentage">
            <text:p>100.59%</text:p>
          </table:table-cell>
          <table:table-cell table:formula="of:=[.O36]/[.K36]" office:value-type="percentage" office:value="1.00364187673929" calcext:value-type="percentage">
            <text:p>100.36%</text:p>
          </table:table-cell>
          <table:table-cell table:formula="of:=[.P36]/[.L36]" office:value-type="percentage" office:value="1.00004278941401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5_dyn_test_00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37:.L37])" office:value-type="float" office:value="6.53312683105469" calcext:value-type="float">
            <text:p>6.53</text:p>
          </table:table-cell>
          <table:table-cell office:value-type="float" office:value="6.465516" calcext:value-type="float">
            <text:p>6.47</text:p>
          </table:table-cell>
          <table:table-cell office:value-type="float" office:value="6.52060222625732" calcext:value-type="float">
            <text:p>6.52</text:p>
          </table:table-cell>
          <table:table-cell office:value-type="float" office:value="6.52585506439209" calcext:value-type="float">
            <text:p>6.53</text:p>
          </table:table-cell>
          <table:table-cell office:value-type="float" office:value="6.53312683105469" calcext:value-type="float">
            <text:p>6.53</text:p>
          </table:table-cell>
          <table:table-cell office:value-type="float" office:value="6.465516" calcext:value-type="float">
            <text:p>6.47</text:p>
          </table:table-cell>
          <table:table-cell table:number-columns-repeated="3" office:value-type="float" office:value="6.533333" calcext:value-type="float">
            <text:p>6.53</text:p>
          </table:table-cell>
          <table:table-cell table:formula="of:=[.M37]/[.I37]" office:value-type="percentage" office:value="1" calcext:value-type="percentage">
            <text:p>100.00%</text:p>
          </table:table-cell>
          <table:table-cell table:formula="of:=[.N37]/[.J37]" office:value-type="percentage" office:value="1.00195239232527" calcext:value-type="percentage">
            <text:p>100.20%</text:p>
          </table:table-cell>
          <table:table-cell table:formula="of:=[.O37]/[.K37]" office:value-type="percentage" office:value="1.00114589360844" calcext:value-type="percentage">
            <text:p>100.11%</text:p>
          </table:table-cell>
          <table:table-cell table:formula="of:=[.P37]/[.L37]" office:value-type="percentage" office:value="1.0000315574686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5_dyn_test_0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38:.L38])" office:value-type="float" office:value="5.8665189743042" calcext:value-type="float">
            <text:p>5.87</text:p>
          </table:table-cell>
          <table:table-cell office:value-type="float" office:value="5.798648" calcext:value-type="float">
            <text:p>5.80</text:p>
          </table:table-cell>
          <table:table-cell office:value-type="float" office:value="5.84501886367798" calcext:value-type="float">
            <text:p>5.85</text:p>
          </table:table-cell>
          <table:table-cell office:value-type="float" office:value="5.85433483123779" calcext:value-type="float">
            <text:p>5.85</text:p>
          </table:table-cell>
          <table:table-cell office:value-type="float" office:value="5.8665189743042" calcext:value-type="float">
            <text:p>5.87</text:p>
          </table:table-cell>
          <table:table-cell office:value-type="float" office:value="5.798648" calcext:value-type="float">
            <text:p>5.80</text:p>
          </table:table-cell>
          <table:table-cell table:number-columns-repeated="3" office:value-type="float" office:value="5.866666" calcext:value-type="float">
            <text:p>5.87</text:p>
          </table:table-cell>
          <table:table-cell table:formula="of:=[.M38]/[.I38]" office:value-type="percentage" office:value="1" calcext:value-type="percentage">
            <text:p>100.00%</text:p>
          </table:table-cell>
          <table:table-cell table:formula="of:=[.N38]/[.J38]" office:value-type="percentage" office:value="1.00370351864158" calcext:value-type="percentage">
            <text:p>100.37%</text:p>
          </table:table-cell>
          <table:table-cell table:formula="of:=[.O38]/[.K38]" office:value-type="percentage" office:value="1.00210633131136" calcext:value-type="percentage">
            <text:p>100.21%</text:p>
          </table:table-cell>
          <table:table-cell table:formula="of:=[.P38]/[.L38]" office:value-type="percentage" office:value="1.00002506182908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5_dyn_test_04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39:.L39])" office:value-type="float" office:value="9.34988784790039" calcext:value-type="float">
            <text:p>9.35</text:p>
          </table:table-cell>
          <table:table-cell office:value-type="float" office:value="9.299417" calcext:value-type="float">
            <text:p>9.30</text:p>
          </table:table-cell>
          <table:table-cell office:value-type="float" office:value="9.32620906829834" calcext:value-type="float">
            <text:p>9.33</text:p>
          </table:table-cell>
          <table:table-cell office:value-type="float" office:value="9.33954238891602" calcext:value-type="float">
            <text:p>9.34</text:p>
          </table:table-cell>
          <table:table-cell office:value-type="float" office:value="9.34988784790039" calcext:value-type="float">
            <text:p>9.35</text:p>
          </table:table-cell>
          <table:table-cell office:value-type="float" office:value="9.299417" calcext:value-type="float">
            <text:p>9.30</text:p>
          </table:table-cell>
          <table:table-cell table:number-columns-repeated="3" office:value-type="float" office:value="9.35" calcext:value-type="float">
            <text:p>9.35</text:p>
          </table:table-cell>
          <table:table-cell table:formula="of:=[.M39]/[.I39]" office:value-type="percentage" office:value="1" calcext:value-type="percentage">
            <text:p>100.00%</text:p>
          </table:table-cell>
          <table:table-cell table:formula="of:=[.N39]/[.J39]" office:value-type="percentage" office:value="1.00255097559227" calcext:value-type="percentage">
            <text:p>100.26%</text:p>
          </table:table-cell>
          <table:table-cell table:formula="of:=[.O39]/[.K39]" office:value-type="percentage" office:value="1.0011197134344" calcext:value-type="percentage">
            <text:p>100.11%</text:p>
          </table:table-cell>
          <table:table-cell table:formula="of:=[.P39]/[.L39]" office:value-type="percentage" office:value="1.00001199502084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5_dyn_test_06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40:.L40])" office:value-type="float" office:value="1.41666507720947" calcext:value-type="float">
            <text:p>1.42</text:p>
          </table:table-cell>
          <table:table-cell office:value-type="float" office:value="1.366619" calcext:value-type="float">
            <text:p>1.37</text:p>
          </table:table-cell>
          <table:table-cell office:value-type="float" office:value="1.41666507720947" calcext:value-type="float">
            <text:p>1.42</text:p>
          </table:table-cell>
          <table:table-cell office:value-type="float" office:value="1.41666483879089" calcext:value-type="float">
            <text:p>1.42</text:p>
          </table:table-cell>
          <table:table-cell office:value-type="float" office:value="1.41647899150848" calcext:value-type="float">
            <text:p>1.42</text:p>
          </table:table-cell>
          <table:table-cell office:value-type="float" office:value="1.366619" calcext:value-type="float">
            <text:p>1.37</text:p>
          </table:table-cell>
          <table:table-cell table:number-columns-repeated="3" office:value-type="float" office:value="1.416666" calcext:value-type="float">
            <text:p>1.42</text:p>
          </table:table-cell>
          <table:table-cell table:formula="of:=[.M40]/[.I40]" office:value-type="percentage" office:value="1" calcext:value-type="percentage">
            <text:p>100.00%</text:p>
          </table:table-cell>
          <table:table-cell table:formula="of:=[.N40]/[.J40]" office:value-type="percentage" office:value="1.00000065138228" calcext:value-type="percentage">
            <text:p>100.00%</text:p>
          </table:table-cell>
          <table:table-cell table:formula="of:=[.O40]/[.K40]" office:value-type="percentage" office:value="1.00000081967807" calcext:value-type="percentage">
            <text:p>100.00%</text:p>
          </table:table-cell>
          <table:table-cell table:formula="of:=[.P40]/[.L40]" office:value-type="percentage" office:value="1.00013202348403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6_dyn_train_0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41:.L41])" office:value-type="float" office:value="1.71666014194489" calcext:value-type="float">
            <text:p>1.72</text:p>
          </table:table-cell>
          <table:table-cell office:value-type="float" office:value="1.699582" calcext:value-type="float">
            <text:p>1.70</text:p>
          </table:table-cell>
          <table:table-cell office:value-type="float" office:value="1.71665990352631" calcext:value-type="float">
            <text:p>1.72</text:p>
          </table:table-cell>
          <table:table-cell office:value-type="float" office:value="1.71666014194489" calcext:value-type="float">
            <text:p>1.72</text:p>
          </table:table-cell>
          <table:table-cell office:value-type="float" office:value="1.71655809879303" calcext:value-type="float">
            <text:p>1.72</text:p>
          </table:table-cell>
          <table:table-cell office:value-type="float" office:value="1.699582" calcext:value-type="float">
            <text:p>1.70</text:p>
          </table:table-cell>
          <table:table-cell table:number-columns-repeated="3" office:value-type="float" office:value="1.716666" calcext:value-type="float">
            <text:p>1.72</text:p>
          </table:table-cell>
          <table:table-cell table:formula="of:=[.M41]/[.I41]" office:value-type="percentage" office:value="1" calcext:value-type="percentage">
            <text:p>100.00%</text:p>
          </table:table-cell>
          <table:table-cell table:formula="of:=[.N41]/[.J41]" office:value-type="percentage" office:value="1.00000355135789" calcext:value-type="percentage">
            <text:p>100.00%</text:p>
          </table:table-cell>
          <table:table-cell table:formula="of:=[.O41]/[.K41]" office:value-type="percentage" office:value="1.00000341247226" calcext:value-type="percentage">
            <text:p>100.00%</text:p>
          </table:table-cell>
          <table:table-cell table:formula="of:=[.P41]/[.L41]" office:value-type="percentage" office:value="1.00006285904744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9_dyn_train_01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42:.L42])" office:value-type="float" office:value="4.36543083190918" calcext:value-type="float">
            <text:p>4.37</text:p>
          </table:table-cell>
          <table:table-cell office:value-type="float" office:value="4.332376" calcext:value-type="float">
            <text:p>4.33</text:p>
          </table:table-cell>
          <table:table-cell table:number-columns-repeated="2"/>
          <table:table-cell office:value-type="float" office:value="4.36543083190918" calcext:value-type="float">
            <text:p>4.37</text:p>
          </table:table-cell>
          <table:table-cell office:value-type="float" office:value="4.332376" calcext:value-type="float">
            <text:p>4.33</text:p>
          </table:table-cell>
          <table:table-cell table:number-columns-repeated="2"/>
          <table:table-cell office:value-type="float" office:value="4.366666" calcext:value-type="float">
            <text:p>4.37</text:p>
          </table:table-cell>
          <table:table-cell table:formula="of:=[.M42]/[.I42]" office:value-type="percentage" office:value="1" calcext:value-type="percentage">
            <text:p>100.00%</text:p>
          </table:table-cell>
          <table:table-cell table:formula="of:=[.N42]/[.J42]" office:value-type="string" office:string-value="" calcext:value-type="error">
            <text:p>#DIV/0!</text:p>
          </table:table-cell>
          <table:table-cell table:formula="of:=[.O42]/[.K42]" office:value-type="string" office:string-value="" calcext:value-type="error">
            <text:p>#DIV/0!</text:p>
          </table:table-cell>
          <table:table-cell table:formula="of:=[.P42]/[.L42]" office:value-type="percentage" office:value="1.00028294299884" calcext:value-type="percentage">
            <text:p>100.03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9_dyn_train_02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43:.L43])" office:value-type="float" office:value="0.799782276153564" calcext:value-type="float">
            <text:p>0.80</text:p>
          </table:table-cell>
          <table:table-cell office:value-type="float" office:value="0.764038" calcext:value-type="float">
            <text:p>0.76</text:p>
          </table:table-cell>
          <table:table-cell table:number-columns-repeated="2"/>
          <table:table-cell office:value-type="float" office:value="0.799782276153564" calcext:value-type="float">
            <text:p>0.80</text:p>
          </table:table-cell>
          <table:table-cell office:value-type="float" office:value="0.764038" calcext:value-type="float">
            <text:p>0.76</text:p>
          </table:table-cell>
          <table:table-cell table:number-columns-repeated="2"/>
          <table:table-cell office:value-type="float" office:value="0.8" calcext:value-type="float">
            <text:p>0.80</text:p>
          </table:table-cell>
          <table:table-cell table:formula="of:=[.M43]/[.I43]" office:value-type="percentage" office:value="1" calcext:value-type="percentage">
            <text:p>100.00%</text:p>
          </table:table-cell>
          <table:table-cell table:formula="of:=[.N43]/[.J43]" office:value-type="string" office:string-value="" calcext:value-type="error">
            <text:p>#DIV/0!</text:p>
          </table:table-cell>
          <table:table-cell table:formula="of:=[.O43]/[.K43]" office:value-type="string" office:string-value="" calcext:value-type="error">
            <text:p>#DIV/0!</text:p>
          </table:table-cell>
          <table:table-cell table:formula="of:=[.P43]/[.L43]" office:value-type="percentage" office:value="1.00027222889645" calcext:value-type="percentage">
            <text:p>100.03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9_dyn_train_06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44:.L44])" office:value-type="float" office:value="4.46619701385498" calcext:value-type="float">
            <text:p>4.47</text:p>
          </table:table-cell>
          <table:table-cell office:value-type="float" office:value="4.432253" calcext:value-type="float">
            <text:p>4.43</text:p>
          </table:table-cell>
          <table:table-cell table:number-columns-repeated="2"/>
          <table:table-cell office:value-type="float" office:value="4.46619701385498" calcext:value-type="float">
            <text:p>4.47</text:p>
          </table:table-cell>
          <table:table-cell office:value-type="float" office:value="4.432253" calcext:value-type="float">
            <text:p>4.43</text:p>
          </table:table-cell>
          <table:table-cell table:number-columns-repeated="2"/>
          <table:table-cell office:value-type="float" office:value="4.466666" calcext:value-type="float">
            <text:p>4.47</text:p>
          </table:table-cell>
          <table:table-cell table:formula="of:=[.M44]/[.I44]" office:value-type="percentage" office:value="1" calcext:value-type="percentage">
            <text:p>100.00%</text:p>
          </table:table-cell>
          <table:table-cell table:formula="of:=[.N44]/[.J44]" office:value-type="string" office:string-value="" calcext:value-type="error">
            <text:p>#DIV/0!</text:p>
          </table:table-cell>
          <table:table-cell table:formula="of:=[.O44]/[.K44]" office:value-type="string" office:string-value="" calcext:value-type="error">
            <text:p>#DIV/0!</text:p>
          </table:table-cell>
          <table:table-cell table:formula="of:=[.P44]/[.L44]" office:value-type="percentage" office:value="1.00010500793932" calcext:value-type="percentage">
            <text:p>100.01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_ll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6_d_dyn_test_01_000001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45:.L45])" office:value-type="float" office:value="4.24979877471924" calcext:value-type="float">
            <text:p>4.25</text:p>
          </table:table-cell>
          <table:table-cell/>
          <table:table-cell office:value-type="float" office:value="4.22685670852661" calcext:value-type="float">
            <text:p>4.23</text:p>
          </table:table-cell>
          <table:table-cell office:value-type="float" office:value="4.23738479614258" calcext:value-type="float">
            <text:p>4.24</text:p>
          </table:table-cell>
          <table:table-cell office:value-type="float" office:value="4.24979877471924" calcext:value-type="float">
            <text:p>4.25</text:p>
          </table:table-cell>
          <table:table-cell/>
          <table:table-cell table:number-columns-repeated="3" office:value-type="float" office:value="4.25" calcext:value-type="float">
            <text:p>4.25</text:p>
          </table:table-cell>
          <table:table-cell table:formula="of:=[.M45]/[.I45]" office:value-type="string" office:string-value="" calcext:value-type="error">
            <text:p>#DIV/0!</text:p>
          </table:table-cell>
          <table:table-cell table:formula="of:=[.N45]/[.J45]" office:value-type="percentage" office:value="1.00547529596324" calcext:value-type="percentage">
            <text:p>100.55%</text:p>
          </table:table-cell>
          <table:table-cell table:formula="of:=[.O45]/[.K45]" office:value-type="percentage" office:value="1.00297712019661" calcext:value-type="percentage">
            <text:p>100.30%</text:p>
          </table:table-cell>
          <table:table-cell table:formula="of:=[.P45]/[.L45]" office:value-type="percentage" office:value="1.00004734936674" calcext:value-type="percentage">
            <text:p>10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_ll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6_d_dyn_test_04_000000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46:.L46])" office:value-type="float" office:value="3.89576864242554" calcext:value-type="float">
            <text:p>3.90</text:p>
          </table:table-cell>
          <table:table-cell/>
          <table:table-cell office:value-type="float" office:value="3.88422799110413" calcext:value-type="float">
            <text:p>3.88</text:p>
          </table:table-cell>
          <table:table-cell office:value-type="float" office:value="3.89576864242554" calcext:value-type="float">
            <text:p>3.90</text:p>
          </table:table-cell>
          <table:table-cell office:value-type="float" office:value="3.88048076629639" calcext:value-type="float">
            <text:p>3.88</text:p>
          </table:table-cell>
          <table:table-cell/>
          <table:table-cell table:number-columns-repeated="3" office:value-type="float" office:value="3.916666" calcext:value-type="float">
            <text:p>3.92</text:p>
          </table:table-cell>
          <table:table-cell table:formula="of:=[.M46]/[.I46]" office:value-type="string" office:string-value="" calcext:value-type="error">
            <text:p>#DIV/0!</text:p>
          </table:table-cell>
          <table:table-cell table:formula="of:=[.N46]/[.J46]" office:value-type="percentage" office:value="1.00835121135272" calcext:value-type="percentage">
            <text:p>100.84%</text:p>
          </table:table-cell>
          <table:table-cell table:formula="of:=[.O46]/[.K46]" office:value-type="percentage" office:value="1.00536411668467" calcext:value-type="percentage">
            <text:p>100.54%</text:p>
          </table:table-cell>
          <table:table-cell table:formula="of:=[.P46]/[.L46]" office:value-type="percentage" office:value="1.00932493571876" calcext:value-type="percentage">
            <text:p>100.93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_l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6_d_dyn_test_00_000000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47:.L47])" office:value-type="float" office:value="9.36408519744873" calcext:value-type="float">
            <text:p>9.36</text:p>
          </table:table-cell>
          <table:table-cell/>
          <table:table-cell office:value-type="float" office:value="9.31479263305664" calcext:value-type="float">
            <text:p>9.31</text:p>
          </table:table-cell>
          <table:table-cell office:value-type="float" office:value="9.3374195098877" calcext:value-type="float">
            <text:p>9.34</text:p>
          </table:table-cell>
          <table:table-cell office:value-type="float" office:value="9.36408519744873" calcext:value-type="float">
            <text:p>9.36</text:p>
          </table:table-cell>
          <table:table-cell/>
          <table:table-cell table:number-columns-repeated="3" office:value-type="float" office:value="9.366666" calcext:value-type="float">
            <text:p>9.37</text:p>
          </table:table-cell>
          <table:table-cell table:formula="of:=[.M47]/[.I47]" office:value-type="string" office:string-value="" calcext:value-type="error">
            <text:p>#DIV/0!</text:p>
          </table:table-cell>
          <table:table-cell table:formula="of:=[.N47]/[.J47]" office:value-type="percentage" office:value="1.00556892343038" calcext:value-type="percentage">
            <text:p>100.56%</text:p>
          </table:table-cell>
          <table:table-cell table:formula="of:=[.O47]/[.K47]" office:value-type="percentage" office:value="1.00313218122859" calcext:value-type="percentage">
            <text:p>100.31%</text:p>
          </table:table-cell>
          <table:table-cell table:formula="of:=[.P47]/[.L47]" office:value-type="percentage" office:value="1.0002756064791" calcext:value-type="percentage">
            <text:p>100.03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_l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6_d_dyn_test_02_000000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48:.L48])" office:value-type="float" office:value="6.52871656417847" calcext:value-type="float">
            <text:p>6.53</text:p>
          </table:table-cell>
          <table:table-cell/>
          <table:table-cell office:value-type="float" office:value="6.52871656417847" calcext:value-type="float">
            <text:p>6.53</text:p>
          </table:table-cell>
          <table:table-cell office:value-type="float" office:value="6.50741767883301" calcext:value-type="float">
            <text:p>6.51</text:p>
          </table:table-cell>
          <table:table-cell office:value-type="float" office:value="6.50708198547363" calcext:value-type="float">
            <text:p>6.51</text:p>
          </table:table-cell>
          <table:table-cell/>
          <table:table-cell table:number-columns-repeated="3" office:value-type="float" office:value="6.55" calcext:value-type="float">
            <text:p>6.55</text:p>
          </table:table-cell>
          <table:table-cell table:formula="of:=[.M48]/[.I48]" office:value-type="string" office:string-value="" calcext:value-type="error">
            <text:p>#DIV/0!</text:p>
          </table:table-cell>
          <table:table-cell table:formula="of:=[.N48]/[.J48]" office:value-type="percentage" office:value="1.00325997240228" calcext:value-type="percentage">
            <text:p>100.33%</text:p>
          </table:table-cell>
          <table:table-cell table:formula="of:=[.O48]/[.K48]" office:value-type="percentage" office:value="1.00654365883191" calcext:value-type="percentage">
            <text:p>100.65%</text:p>
          </table:table-cell>
          <table:table-cell table:formula="of:=[.P48]/[.L48]" office:value-type="percentage" office:value="1.00659558533643" calcext:value-type="percentage">
            <text:p>100.66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_l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6_d_dyn_test_03_000000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49:.L49])" office:value-type="float" office:value="5.98391103744507" calcext:value-type="float">
            <text:p>5.98</text:p>
          </table:table-cell>
          <table:table-cell/>
          <table:table-cell office:value-type="float" office:value="5.97036409378052" calcext:value-type="float">
            <text:p>5.97</text:p>
          </table:table-cell>
          <table:table-cell office:value-type="float" office:value="5.98391103744507" calcext:value-type="float">
            <text:p>5.98</text:p>
          </table:table-cell>
          <table:table-cell office:value-type="float" office:value="5.95646286010742" calcext:value-type="float">
            <text:p>5.96</text:p>
          </table:table-cell>
          <table:table-cell/>
          <table:table-cell table:number-columns-repeated="3" office:value-type="float" office:value="6" calcext:value-type="float">
            <text:p>6.00</text:p>
          </table:table-cell>
          <table:table-cell table:formula="of:=[.M49]/[.I49]" office:value-type="string" office:string-value="" calcext:value-type="error">
            <text:p>#DIV/0!</text:p>
          </table:table-cell>
          <table:table-cell table:formula="of:=[.N49]/[.J49]" office:value-type="percentage" office:value="1.00496383566462" calcext:value-type="percentage">
            <text:p>100.50%</text:p>
          </table:table-cell>
          <table:table-cell table:formula="of:=[.O49]/[.K49]" office:value-type="percentage" office:value="1.00268870350081" calcext:value-type="percentage">
            <text:p>100.27%</text:p>
          </table:table-cell>
          <table:table-cell table:formula="of:=[.P49]/[.L49]" office:value-type="percentage" office:value="1.00730922712272" calcext:value-type="percentage">
            <text:p>100.73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2_tilt_fb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0:.L50])" office:value-type="float" office:value="22.1830139160156" calcext:value-type="float">
            <text:p>22.18</text:p>
          </table:table-cell>
          <table:table-cell office:value-type="float" office:value="22.094818" calcext:value-type="float">
            <text:p>22.09</text:p>
          </table:table-cell>
          <table:table-cell office:value-type="float" office:value="22.1683578491211" calcext:value-type="float">
            <text:p>22.17</text:p>
          </table:table-cell>
          <table:table-cell office:value-type="float" office:value="22.1518573760986" calcext:value-type="float">
            <text:p>22.15</text:p>
          </table:table-cell>
          <table:table-cell office:value-type="float" office:value="22.1830139160156" calcext:value-type="float">
            <text:p>22.18</text:p>
          </table:table-cell>
          <table:table-cell office:value-type="float" office:value="22.094818" calcext:value-type="float">
            <text:p>22.09</text:p>
          </table:table-cell>
          <table:table-cell table:number-columns-repeated="3" office:value-type="float" office:value="22.183334" calcext:value-type="float">
            <text:p>22.18</text:p>
          </table:table-cell>
          <table:table-cell table:formula="of:=[.M50]/[.I50]" office:value-type="percentage" office:value="1" calcext:value-type="percentage">
            <text:p>100.00%</text:p>
          </table:table-cell>
          <table:table-cell table:formula="of:=[.N50]/[.J50]" office:value-type="percentage" office:value="1.00067556428766" calcext:value-type="percentage">
            <text:p>100.07%</text:p>
          </table:table-cell>
          <table:table-cell table:formula="of:=[.O50]/[.K50]" office:value-type="percentage" office:value="1.00142094738906" calcext:value-type="percentage">
            <text:p>100.14%</text:p>
          </table:table-cell>
          <table:table-cell table:formula="of:=[.P50]/[.L50]" office:value-type="percentage" office:value="1.0000144292378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2_til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1:.L51])" office:value-type="float" office:value="13.5164785385132" calcext:value-type="float">
            <text:p>13.52</text:p>
          </table:table-cell>
          <table:table-cell office:value-type="float" office:value="13.429424" calcext:value-type="float">
            <text:p>13.43</text:p>
          </table:table-cell>
          <table:table-cell office:value-type="float" office:value="13.5009651184082" calcext:value-type="float">
            <text:p>13.50</text:p>
          </table:table-cell>
          <table:table-cell office:value-type="float" office:value="13.4840679168701" calcext:value-type="float">
            <text:p>13.48</text:p>
          </table:table-cell>
          <table:table-cell office:value-type="float" office:value="13.5164785385132" calcext:value-type="float">
            <text:p>13.52</text:p>
          </table:table-cell>
          <table:table-cell office:value-type="float" office:value="13.429424" calcext:value-type="float">
            <text:p>13.43</text:p>
          </table:table-cell>
          <table:table-cell table:number-columns-repeated="3" office:value-type="float" office:value="13.516667" calcext:value-type="float">
            <text:p>13.52</text:p>
          </table:table-cell>
          <table:table-cell table:formula="of:=[.M51]/[.I51]" office:value-type="percentage" office:value="1" calcext:value-type="percentage">
            <text:p>100.00%</text:p>
          </table:table-cell>
          <table:table-cell table:formula="of:=[.N51]/[.J51]" office:value-type="percentage" office:value="1.0011630191956" calcext:value-type="percentage">
            <text:p>100.12%</text:p>
          </table:table-cell>
          <table:table-cell table:formula="of:=[.O51]/[.K51]" office:value-type="percentage" office:value="1.00241760003961" calcext:value-type="percentage">
            <text:p>100.24%</text:p>
          </table:table-cell>
          <table:table-cell table:formula="of:=[.P51]/[.L51]" office:value-type="percentage" office:value="1.00001394309075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2_tilt_rot_fb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2:.L52])" office:value-type="float" office:value="22.3161849975586" calcext:value-type="float">
            <text:p>22.32</text:p>
          </table:table-cell>
          <table:table-cell office:value-type="float" office:value="22.26133" calcext:value-type="float">
            <text:p>22.26</text:p>
          </table:table-cell>
          <table:table-cell office:value-type="float" office:value="22.2937622070312" calcext:value-type="float">
            <text:p>22.29</text:p>
          </table:table-cell>
          <table:table-cell office:value-type="float" office:value="22.3141632080078" calcext:value-type="float">
            <text:p>22.31</text:p>
          </table:table-cell>
          <table:table-cell office:value-type="float" office:value="22.3161849975586" calcext:value-type="float">
            <text:p>22.32</text:p>
          </table:table-cell>
          <table:table-cell office:value-type="float" office:value="22.26133" calcext:value-type="float">
            <text:p>22.26</text:p>
          </table:table-cell>
          <table:table-cell table:number-columns-repeated="3" office:value-type="float" office:value="22.316667" calcext:value-type="float">
            <text:p>22.32</text:p>
          </table:table-cell>
          <table:table-cell table:formula="of:=[.M52]/[.I52]" office:value-type="percentage" office:value="1" calcext:value-type="percentage">
            <text:p>100.00%</text:p>
          </table:table-cell>
          <table:table-cell table:formula="of:=[.N52]/[.J52]" office:value-type="percentage" office:value="1.00102740814924" calcext:value-type="percentage">
            <text:p>100.10%</text:p>
          </table:table-cell>
          <table:table-cell table:formula="of:=[.O52]/[.K52]" office:value-type="percentage" office:value="1.00011220640312" calcext:value-type="percentage">
            <text:p>100.01%</text:p>
          </table:table-cell>
          <table:table-cell table:formula="of:=[.P52]/[.L52]" office:value-type="percentage" office:value="1.00002159878319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2_tilt_ro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3:.L53])" office:value-type="float" office:value="16.5996513366699" calcext:value-type="float">
            <text:p>16.60</text:p>
          </table:table-cell>
          <table:table-cell office:value-type="float" office:value="16.529465" calcext:value-type="float">
            <text:p>16.53</text:p>
          </table:table-cell>
          <table:table-cell office:value-type="float" office:value="16.5523319244385" calcext:value-type="float">
            <text:p>16.55</text:p>
          </table:table-cell>
          <table:table-cell office:value-type="float" office:value="16.576696395874" calcext:value-type="float">
            <text:p>16.58</text:p>
          </table:table-cell>
          <table:table-cell office:value-type="float" office:value="16.5996513366699" calcext:value-type="float">
            <text:p>16.60</text:p>
          </table:table-cell>
          <table:table-cell office:value-type="float" office:value="16.529465" calcext:value-type="float">
            <text:p>16.53</text:p>
          </table:table-cell>
          <table:table-cell table:number-columns-repeated="3" office:value-type="float" office:value="16.6" calcext:value-type="float">
            <text:p>16.60</text:p>
          </table:table-cell>
          <table:table-cell table:formula="of:=[.M53]/[.I53]" office:value-type="percentage" office:value="1" calcext:value-type="percentage">
            <text:p>100.00%</text:p>
          </table:table-cell>
          <table:table-cell table:formula="of:=[.N53]/[.J53]" office:value-type="percentage" office:value="1.00287984048285" calcext:value-type="percentage">
            <text:p>100.29%</text:p>
          </table:table-cell>
          <table:table-cell table:formula="of:=[.O53]/[.K53]" office:value-type="percentage" office:value="1.00140580508742" calcext:value-type="percentage">
            <text:p>100.14%</text:p>
          </table:table-cell>
          <table:table-cell table:formula="of:=[.P53]/[.L53]" office:value-type="percentage" office:value="1.00002100425623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2_tilt_ro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4:.L54])" office:value-type="float" office:value="18.3163585662842" calcext:value-type="float">
            <text:p>18.32</text:p>
          </table:table-cell>
          <table:table-cell office:value-type="float" office:value="18.262416" calcext:value-type="float">
            <text:p>18.26</text:p>
          </table:table-cell>
          <table:table-cell office:value-type="float" office:value="18.292932510376" calcext:value-type="float">
            <text:p>18.29</text:p>
          </table:table-cell>
          <table:table-cell office:value-type="float" office:value="18.2775058746338" calcext:value-type="float">
            <text:p>18.28</text:p>
          </table:table-cell>
          <table:table-cell office:value-type="float" office:value="18.3163585662842" calcext:value-type="float">
            <text:p>18.32</text:p>
          </table:table-cell>
          <table:table-cell office:value-type="float" office:value="18.262416" calcext:value-type="float">
            <text:p>18.26</text:p>
          </table:table-cell>
          <table:table-cell table:number-columns-repeated="3" office:value-type="float" office:value="18.316667" calcext:value-type="float">
            <text:p>18.32</text:p>
          </table:table-cell>
          <table:table-cell table:formula="of:=[.M54]/[.I54]" office:value-type="percentage" office:value="1" calcext:value-type="percentage">
            <text:p>100.00%</text:p>
          </table:table-cell>
          <table:table-cell table:formula="of:=[.N54]/[.J54]" office:value-type="percentage" office:value="1.00129746773026" calcext:value-type="percentage">
            <text:p>100.13%</text:p>
          </table:table-cell>
          <table:table-cell table:formula="of:=[.O54]/[.K54]" office:value-type="percentage" office:value="1.00214258584485" calcext:value-type="percentage">
            <text:p>100.21%</text:p>
          </table:table-cell>
          <table:table-cell table:formula="of:=[.P54]/[.L54]" office:value-type="percentage" office:value="1.00001683924863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2_til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5:.L55])" office:value-type="float" office:value="28.0664558410645" calcext:value-type="float">
            <text:p>28.07</text:p>
          </table:table-cell>
          <table:table-cell office:value-type="float" office:value="27.993869" calcext:value-type="float">
            <text:p>27.99</text:p>
          </table:table-cell>
          <table:table-cell office:value-type="float" office:value="28.030668258667" calcext:value-type="float">
            <text:p>28.03</text:p>
          </table:table-cell>
          <table:table-cell office:value-type="float" office:value="28.0495414733887" calcext:value-type="float">
            <text:p>28.05</text:p>
          </table:table-cell>
          <table:table-cell office:value-type="float" office:value="28.0664558410645" calcext:value-type="float">
            <text:p>28.07</text:p>
          </table:table-cell>
          <table:table-cell office:value-type="float" office:value="27.993869" calcext:value-type="float">
            <text:p>27.99</text:p>
          </table:table-cell>
          <table:table-cell table:number-columns-repeated="3" office:value-type="float" office:value="28.066667" calcext:value-type="float">
            <text:p>28.07</text:p>
          </table:table-cell>
          <table:table-cell table:formula="of:=[.M55]/[.I55]" office:value-type="percentage" office:value="1" calcext:value-type="percentage">
            <text:p>100.00%</text:p>
          </table:table-cell>
          <table:table-cell table:formula="of:=[.N55]/[.J55]" office:value-type="percentage" office:value="1.00128426268688" calcext:value-type="percentage">
            <text:p>100.13%</text:p>
          </table:table-cell>
          <table:table-cell table:formula="of:=[.O55]/[.K55]" office:value-type="percentage" office:value="1.00061054568851" calcext:value-type="percentage">
            <text:p>100.06%</text:p>
          </table:table-cell>
          <table:table-cell table:formula="of:=[.P55]/[.L55]" office:value-type="percentage" office:value="1.00000752353403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fb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6:.L56])" office:value-type="float" office:value="11.8328695297241" calcext:value-type="float">
            <text:p>11.83</text:p>
          </table:table-cell>
          <table:table-cell office:value-type="float" office:value="11.764108" calcext:value-type="float">
            <text:p>11.76</text:p>
          </table:table-cell>
          <table:table-cell office:value-type="float" office:value="11.8028936386108" calcext:value-type="float">
            <text:p>11.80</text:p>
          </table:table-cell>
          <table:table-cell office:value-type="float" office:value="11.8213081359863" calcext:value-type="float">
            <text:p>11.82</text:p>
          </table:table-cell>
          <table:table-cell office:value-type="float" office:value="11.8328695297241" calcext:value-type="float">
            <text:p>11.83</text:p>
          </table:table-cell>
          <table:table-cell office:value-type="float" office:value="11.764108" calcext:value-type="float">
            <text:p>11.76</text:p>
          </table:table-cell>
          <table:table-cell table:number-columns-repeated="3" office:value-type="float" office:value="11.833333" calcext:value-type="float">
            <text:p>11.83</text:p>
          </table:table-cell>
          <table:table-cell table:formula="of:=[.M56]/[.I56]" office:value-type="percentage" office:value="1" calcext:value-type="percentage">
            <text:p>100.00%</text:p>
          </table:table-cell>
          <table:table-cell table:formula="of:=[.N56]/[.J56]" office:value-type="percentage" office:value="1.00257897447195" calcext:value-type="percentage">
            <text:p>100.26%</text:p>
          </table:table-cell>
          <table:table-cell table:formula="of:=[.O56]/[.K56]" office:value-type="percentage" office:value="1.00101721940375" calcext:value-type="percentage">
            <text:p>100.10%</text:p>
          </table:table-cell>
          <table:table-cell table:formula="of:=[.P56]/[.L56]" office:value-type="percentage" office:value="1.0000391680373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7:.L57])" office:value-type="float" office:value="11.7831983566284" calcext:value-type="float">
            <text:p>11.78</text:p>
          </table:table-cell>
          <table:table-cell office:value-type="float" office:value="11.700448" calcext:value-type="float">
            <text:p>11.70</text:p>
          </table:table-cell>
          <table:table-cell office:value-type="float" office:value="11.7693014144897" calcext:value-type="float">
            <text:p>11.77</text:p>
          </table:table-cell>
          <table:table-cell office:value-type="float" office:value="11.7473773956299" calcext:value-type="float">
            <text:p>11.75</text:p>
          </table:table-cell>
          <table:table-cell office:value-type="float" office:value="11.7831983566284" calcext:value-type="float">
            <text:p>11.78</text:p>
          </table:table-cell>
          <table:table-cell office:value-type="float" office:value="11.700448" calcext:value-type="float">
            <text:p>11.70</text:p>
          </table:table-cell>
          <table:table-cell table:number-columns-repeated="3" office:value-type="float" office:value="11.783333" calcext:value-type="float">
            <text:p>11.78</text:p>
          </table:table-cell>
          <table:table-cell table:formula="of:=[.M57]/[.I57]" office:value-type="percentage" office:value="1" calcext:value-type="percentage">
            <text:p>100.00%</text:p>
          </table:table-cell>
          <table:table-cell table:formula="of:=[.N57]/[.J57]" office:value-type="percentage" office:value="1.00119221906349" calcext:value-type="percentage">
            <text:p>100.12%</text:p>
          </table:table-cell>
          <table:table-cell table:formula="of:=[.O57]/[.K57]" office:value-type="percentage" office:value="1.00306073459285" calcext:value-type="percentage">
            <text:p>100.31%</text:p>
          </table:table-cell>
          <table:table-cell table:formula="of:=[.P57]/[.L57]" office:value-type="percentage" office:value="1.0000114267253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ro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8:.L58])" office:value-type="float" office:value="11.3497829437256" calcext:value-type="float">
            <text:p>11.35</text:p>
          </table:table-cell>
          <table:table-cell office:value-type="float" office:value="11.264355" calcext:value-type="float">
            <text:p>11.26</text:p>
          </table:table-cell>
          <table:table-cell office:value-type="float" office:value="11.3378000259399" calcext:value-type="float">
            <text:p>11.34</text:p>
          </table:table-cell>
          <table:table-cell office:value-type="float" office:value="11.3229274749756" calcext:value-type="float">
            <text:p>11.32</text:p>
          </table:table-cell>
          <table:table-cell office:value-type="float" office:value="11.3497829437256" calcext:value-type="float">
            <text:p>11.35</text:p>
          </table:table-cell>
          <table:table-cell office:value-type="float" office:value="11.264355" calcext:value-type="float">
            <text:p>11.26</text:p>
          </table:table-cell>
          <table:table-cell table:number-columns-repeated="3" office:value-type="float" office:value="11.35" calcext:value-type="float">
            <text:p>11.35</text:p>
          </table:table-cell>
          <table:table-cell table:formula="of:=[.M58]/[.I58]" office:value-type="percentage" office:value="1" calcext:value-type="percentage">
            <text:p>100.00%</text:p>
          </table:table-cell>
          <table:table-cell table:formula="of:=[.N58]/[.J58]" office:value-type="percentage" office:value="1.00107604420894" calcext:value-type="percentage">
            <text:p>100.11%</text:p>
          </table:table-cell>
          <table:table-cell table:formula="of:=[.O58]/[.K58]" office:value-type="percentage" office:value="1.00239094748988" calcext:value-type="percentage">
            <text:p>100.24%</text:p>
          </table:table-cell>
          <table:table-cell table:formula="of:=[.P58]/[.L58]" office:value-type="percentage" office:value="1.00001912426656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ro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59:.L59])" office:value-type="float" office:value="11.9826498031616" calcext:value-type="float">
            <text:p>11.98</text:p>
          </table:table-cell>
          <table:table-cell office:value-type="float" office:value="11.897142" calcext:value-type="float">
            <text:p>11.90</text:p>
          </table:table-cell>
          <table:table-cell office:value-type="float" office:value="11.9724750518799" calcext:value-type="float">
            <text:p>11.97</text:p>
          </table:table-cell>
          <table:table-cell office:value-type="float" office:value="11.9589624404907" calcext:value-type="float">
            <text:p>11.96</text:p>
          </table:table-cell>
          <table:table-cell office:value-type="float" office:value="11.9826498031616" calcext:value-type="float">
            <text:p>11.98</text:p>
          </table:table-cell>
          <table:table-cell office:value-type="float" office:value="11.897142" calcext:value-type="float">
            <text:p>11.90</text:p>
          </table:table-cell>
          <table:table-cell table:number-columns-repeated="3" office:value-type="float" office:value="11.983333" calcext:value-type="float">
            <text:p>11.98</text:p>
          </table:table-cell>
          <table:table-cell table:formula="of:=[.M59]/[.I59]" office:value-type="percentage" office:value="1" calcext:value-type="percentage">
            <text:p>100.00%</text:p>
          </table:table-cell>
          <table:table-cell table:formula="of:=[.N59]/[.J59]" office:value-type="percentage" office:value="1.00090690922913" calcext:value-type="percentage">
            <text:p>100.09%</text:p>
          </table:table-cell>
          <table:table-cell table:formula="of:=[.O59]/[.K59]" office:value-type="percentage" office:value="1.0020378489882" calcext:value-type="percentage">
            <text:p>100.20%</text:p>
          </table:table-cell>
          <table:table-cell table:formula="of:=[.P59]/[.L59]" office:value-type="percentage" office:value="1.00005701550572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rot_z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0:.L60])" office:value-type="float" office:value="9.24999809265137" calcext:value-type="float">
            <text:p>9.25</text:p>
          </table:table-cell>
          <table:table-cell office:value-type="float" office:value="9.231103" calcext:value-type="float">
            <text:p>9.23</text:p>
          </table:table-cell>
          <table:table-cell table:number-columns-repeated="2" office:value-type="float" office:value="9.24999809265137" calcext:value-type="float">
            <text:p>9.25</text:p>
          </table:table-cell>
          <table:table-cell office:value-type="float" office:value="9.24922561645508" calcext:value-type="float">
            <text:p>9.25</text:p>
          </table:table-cell>
          <table:table-cell office:value-type="float" office:value="9.231103" calcext:value-type="float">
            <text:p>9.23</text:p>
          </table:table-cell>
          <table:table-cell table:number-columns-repeated="3" office:value-type="float" office:value="9.249999" calcext:value-type="float">
            <text:p>9.25</text:p>
          </table:table-cell>
          <table:table-cell table:formula="of:=[.M60]/[.I60]" office:value-type="percentage" office:value="1" calcext:value-type="percentage">
            <text:p>100.00%</text:p>
          </table:table-cell>
          <table:table-cell table:formula="of:=[.N60]/[.J60]" office:value-type="percentage" office:value="1.00000009809176" calcext:value-type="percentage">
            <text:p>100.00%</text:p>
          </table:table-cell>
          <table:table-cell table:formula="of:=[.O60]/[.K60]" office:value-type="percentage" office:value="1.00000009809176" calcext:value-type="percentage">
            <text:p>100.00%</text:p>
          </table:table-cell>
          <table:table-cell table:formula="of:=[.P60]/[.L60]" office:value-type="percentage" office:value="1.00008361603198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1:.L61])" office:value-type="float" office:value="11.9330024719238" calcext:value-type="float">
            <text:p>11.93</text:p>
          </table:table-cell>
          <table:table-cell office:value-type="float" office:value="11.863899" calcext:value-type="float">
            <text:p>11.86</text:p>
          </table:table-cell>
          <table:table-cell office:value-type="float" office:value="11.9001665115356" calcext:value-type="float">
            <text:p>11.90</text:p>
          </table:table-cell>
          <table:table-cell office:value-type="float" office:value="11.914005279541" calcext:value-type="float">
            <text:p>11.91</text:p>
          </table:table-cell>
          <table:table-cell office:value-type="float" office:value="11.9330024719238" calcext:value-type="float">
            <text:p>11.93</text:p>
          </table:table-cell>
          <table:table-cell office:value-type="float" office:value="11.863899" calcext:value-type="float">
            <text:p>11.86</text:p>
          </table:table-cell>
          <table:table-cell table:number-columns-repeated="3" office:value-type="float" office:value="11.933333" calcext:value-type="float">
            <text:p>11.93</text:p>
          </table:table-cell>
          <table:table-cell table:formula="of:=[.M61]/[.I61]" office:value-type="percentage" office:value="1" calcext:value-type="percentage">
            <text:p>100.00%</text:p>
          </table:table-cell>
          <table:table-cell table:formula="of:=[.N61]/[.J61]" office:value-type="percentage" office:value="1.00278706087282" calcext:value-type="percentage">
            <text:p>100.28%</text:p>
          </table:table-cell>
          <table:table-cell table:formula="of:=[.O61]/[.K61]" office:value-type="percentage" office:value="1.00162226891843" calcext:value-type="percentage">
            <text:p>100.16%</text:p>
          </table:table-cell>
          <table:table-cell table:formula="of:=[.P61]/[.L61]" office:value-type="percentage" office:value="1.00002769865145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fb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2:.L62])" office:value-type="float" office:value="6.73333168029785" calcext:value-type="float">
            <text:p>6.73</text:p>
          </table:table-cell>
          <table:table-cell office:value-type="float" office:value="6.698591" calcext:value-type="float">
            <text:p>6.70</text:p>
          </table:table-cell>
          <table:table-cell table:number-columns-repeated="2" office:value-type="float" office:value="6.73333168029785" calcext:value-type="float">
            <text:p>6.73</text:p>
          </table:table-cell>
          <table:table-cell office:value-type="float" office:value="6.73294496536255" calcext:value-type="float">
            <text:p>6.73</text:p>
          </table:table-cell>
          <table:table-cell office:value-type="float" office:value="6.698591" calcext:value-type="float">
            <text:p>6.70</text:p>
          </table:table-cell>
          <table:table-cell table:number-columns-repeated="3" office:value-type="float" office:value="6.733333" calcext:value-type="float">
            <text:p>6.73</text:p>
          </table:table-cell>
          <table:table-cell table:formula="of:=[.M62]/[.I62]" office:value-type="percentage" office:value="1" calcext:value-type="percentage">
            <text:p>100.00%</text:p>
          </table:table-cell>
          <table:table-cell table:formula="of:=[.N62]/[.J62]" office:value-type="percentage" office:value="1.00000019599542" calcext:value-type="percentage">
            <text:p>100.00%</text:p>
          </table:table-cell>
          <table:table-cell table:formula="of:=[.O62]/[.K62]" office:value-type="percentage" office:value="1.00000019599542" calcext:value-type="percentage">
            <text:p>100.00%</text:p>
          </table:table-cell>
          <table:table-cell table:formula="of:=[.P62]/[.L62]" office:value-type="percentage" office:value="1.00005763223069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3:.L63])" office:value-type="float" office:value="11.2152280807495" calcext:value-type="float">
            <text:p>11.22</text:p>
          </table:table-cell>
          <table:table-cell office:value-type="float" office:value="11.12849" calcext:value-type="float">
            <text:p>11.13</text:p>
          </table:table-cell>
          <table:table-cell office:value-type="float" office:value="11.1672496795654" calcext:value-type="float">
            <text:p>11.17</text:p>
          </table:table-cell>
          <table:table-cell office:value-type="float" office:value="11.1869688034058" calcext:value-type="float">
            <text:p>11.19</text:p>
          </table:table-cell>
          <table:table-cell office:value-type="float" office:value="11.2152280807495" calcext:value-type="float">
            <text:p>11.22</text:p>
          </table:table-cell>
          <table:table-cell office:value-type="float" office:value="11.12849" calcext:value-type="float">
            <text:p>11.13</text:p>
          </table:table-cell>
          <table:table-cell table:number-columns-repeated="3" office:value-type="float" office:value="11.216667" calcext:value-type="float">
            <text:p>11.22</text:p>
          </table:table-cell>
          <table:table-cell table:formula="of:=[.M63]/[.I63]" office:value-type="percentage" office:value="1" calcext:value-type="percentage">
            <text:p>100.00%</text:p>
          </table:table-cell>
          <table:table-cell table:formula="of:=[.N63]/[.J63]" office:value-type="percentage" office:value="1.00442520064049" calcext:value-type="percentage">
            <text:p>100.44%</text:p>
          </table:table-cell>
          <table:table-cell table:formula="of:=[.O63]/[.K63]" office:value-type="percentage" office:value="1.00265471345421" calcext:value-type="percentage">
            <text:p>100.27%</text:p>
          </table:table-cell>
          <table:table-cell table:formula="of:=[.P63]/[.L63]" office:value-type="percentage" office:value="1.00012830048931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ro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4:.L64])" office:value-type="float" office:value="10.8484210968018" calcext:value-type="float">
            <text:p>10.85</text:p>
          </table:table-cell>
          <table:table-cell office:value-type="float" office:value="10.763943" calcext:value-type="float">
            <text:p>10.76</text:p>
          </table:table-cell>
          <table:table-cell office:value-type="float" office:value="10.8141345977783" calcext:value-type="float">
            <text:p>10.81</text:p>
          </table:table-cell>
          <table:table-cell office:value-type="float" office:value="10.8325099945068" calcext:value-type="float">
            <text:p>10.83</text:p>
          </table:table-cell>
          <table:table-cell office:value-type="float" office:value="10.8484210968018" calcext:value-type="float">
            <text:p>10.85</text:p>
          </table:table-cell>
          <table:table-cell office:value-type="float" office:value="10.763943" calcext:value-type="float">
            <text:p>10.76</text:p>
          </table:table-cell>
          <table:table-cell table:number-columns-repeated="3" office:value-type="float" office:value="10.85" calcext:value-type="float">
            <text:p>10.85</text:p>
          </table:table-cell>
          <table:table-cell table:formula="of:=[.M64]/[.I64]" office:value-type="percentage" office:value="1" calcext:value-type="percentage">
            <text:p>100.00%</text:p>
          </table:table-cell>
          <table:table-cell table:formula="of:=[.N64]/[.J64]" office:value-type="percentage" office:value="1.00331653003737" calcext:value-type="percentage">
            <text:p>100.33%</text:p>
          </table:table-cell>
          <table:table-cell table:formula="of:=[.O64]/[.K64]" office:value-type="percentage" office:value="1.00161458475478" calcext:value-type="percentage">
            <text:p>100.16%</text:p>
          </table:table-cell>
          <table:table-cell table:formula="of:=[.P64]/[.L64]" office:value-type="percentage" office:value="1.00014554221155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ro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5:.L65])" office:value-type="float" office:value="1.01652240753174" calcext:value-type="float">
            <text:p>1.02</text:p>
          </table:table-cell>
          <table:table-cell office:value-type="float" office:value="0.933562" calcext:value-type="float">
            <text:p>0.93</text:p>
          </table:table-cell>
          <table:table-cell office:value-type="float" office:value="0.994771003723144" calcext:value-type="float">
            <text:p>0.99</text:p>
          </table:table-cell>
          <table:table-cell office:value-type="float" office:value="0.981219291687012" calcext:value-type="float">
            <text:p>0.98</text:p>
          </table:table-cell>
          <table:table-cell office:value-type="float" office:value="1.01652240753174" calcext:value-type="float">
            <text:p>1.02</text:p>
          </table:table-cell>
          <table:table-cell office:value-type="float" office:value="0.933562" calcext:value-type="float">
            <text:p>0.93</text:p>
          </table:table-cell>
          <table:table-cell table:number-columns-repeated="3" office:value-type="float" office:value="1.016666" calcext:value-type="float">
            <text:p>1.02</text:p>
          </table:table-cell>
          <table:table-cell table:formula="of:=[.M65]/[.I65]" office:value-type="percentage" office:value="1" calcext:value-type="percentage">
            <text:p>100.00%</text:p>
          </table:table-cell>
          <table:table-cell table:formula="of:=[.N65]/[.J65]" office:value-type="percentage" office:value="1.02201008693952" calcext:value-type="percentage">
            <text:p>102.20%</text:p>
          </table:table-cell>
          <table:table-cell table:formula="of:=[.O65]/[.K65]" office:value-type="percentage" office:value="1.03612516449004" calcext:value-type="percentage">
            <text:p>103.61%</text:p>
          </table:table-cell>
          <table:table-cell table:formula="of:=[.P65]/[.L65]" office:value-type="percentage" office:value="1.00014125853714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rot_z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6:.L66])" office:value-type="float" office:value="5.71665859222412" calcext:value-type="float">
            <text:p>5.72</text:p>
          </table:table-cell>
          <table:table-cell office:value-type="float" office:value="5.698574" calcext:value-type="float">
            <text:p>5.70</text:p>
          </table:table-cell>
          <table:table-cell office:value-type="float" office:value="5.71665000915527" calcext:value-type="float">
            <text:p>5.72</text:p>
          </table:table-cell>
          <table:table-cell office:value-type="float" office:value="5.71665859222412" calcext:value-type="float">
            <text:p>5.72</text:p>
          </table:table-cell>
          <table:table-cell office:value-type="float" office:value="5.71600151062012" calcext:value-type="float">
            <text:p>5.72</text:p>
          </table:table-cell>
          <table:table-cell office:value-type="float" office:value="5.698574" calcext:value-type="float">
            <text:p>5.70</text:p>
          </table:table-cell>
          <table:table-cell table:number-columns-repeated="3" office:value-type="float" office:value="5.716666" calcext:value-type="float">
            <text:p>5.72</text:p>
          </table:table-cell>
          <table:table-cell table:formula="of:=[.M66]/[.I66]" office:value-type="percentage" office:value="1" calcext:value-type="percentage">
            <text:p>100.00%</text:p>
          </table:table-cell>
          <table:table-cell table:formula="of:=[.N66]/[.J66]" office:value-type="percentage" office:value="1.00000279724046" calcext:value-type="percentage">
            <text:p>100.00%</text:p>
          </table:table-cell>
          <table:table-cell table:formula="of:=[.O66]/[.K66]" office:value-type="percentage" office:value="1.00000129582268" calcext:value-type="percentage">
            <text:p>100.00%</text:p>
          </table:table-cell>
          <table:table-cell table:formula="of:=[.P66]/[.L66]" office:value-type="percentage" office:value="1.00011625073553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sliding</text:p>
          </table:table-cell>
          <table:table-cell office:value-type="string" calcext:value-type="string">
            <text:p>sliding_00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7:.L67])" office:value-type="float" office:value="4.69172239303589" calcext:value-type="float">
            <text:p>4.69</text:p>
          </table:table-cell>
          <table:table-cell office:value-type="float" office:value="4.633359" calcext:value-type="float">
            <text:p>4.63</text:p>
          </table:table-cell>
          <table:table-cell office:value-type="float" office:value="4.69172239303589" calcext:value-type="float">
            <text:p>4.69</text:p>
          </table:table-cell>
          <table:table-cell office:value-type="float" office:value="4.49139404296875" calcext:value-type="float">
            <text:p>4.49</text:p>
          </table:table-cell>
          <table:table-cell office:value-type="float" office:value="4.59483766555786" calcext:value-type="float">
            <text:p>4.59</text:p>
          </table:table-cell>
          <table:table-cell office:value-type="float" office:value="4.633359" calcext:value-type="float">
            <text:p>4.63</text:p>
          </table:table-cell>
          <table:table-cell table:number-columns-repeated="3" office:value-type="float" office:value="4.716666" calcext:value-type="float">
            <text:p>4.72</text:p>
          </table:table-cell>
          <table:table-cell table:formula="of:=[.M67]/[.I67]" office:value-type="percentage" office:value="1" calcext:value-type="percentage">
            <text:p>100.00%</text:p>
          </table:table-cell>
          <table:table-cell table:formula="of:=[.N67]/[.J67]" office:value-type="percentage" office:value="1.00531651382467" calcext:value-type="percentage">
            <text:p>100.53%</text:p>
          </table:table-cell>
          <table:table-cell table:formula="of:=[.O67]/[.K67]" office:value-type="percentage" office:value="1.05015635566065" calcext:value-type="percentage">
            <text:p>105.02%</text:p>
          </table:table-cell>
          <table:table-cell table:formula="of:=[.P67]/[.L67]" office:value-type="percentage" office:value="1.02651417597521" calcext:value-type="percentage">
            <text:p>102.65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sliding</text:p>
          </table:table-cell>
          <table:table-cell office:value-type="string" calcext:value-type="string">
            <text:p>sliding_01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8:.L68])" office:value-type="float" office:value="4.7814736366272" calcext:value-type="float">
            <text:p>4.78</text:p>
          </table:table-cell>
          <table:table-cell office:value-type="float" office:value="4.702101" calcext:value-type="float">
            <text:p>4.70</text:p>
          </table:table-cell>
          <table:table-cell office:value-type="float" office:value="4.76386499404907" calcext:value-type="float">
            <text:p>4.76</text:p>
          </table:table-cell>
          <table:table-cell office:value-type="float" office:value="4.76788902282715" calcext:value-type="float">
            <text:p>4.77</text:p>
          </table:table-cell>
          <table:table-cell office:value-type="float" office:value="4.7814736366272" calcext:value-type="float">
            <text:p>4.78</text:p>
          </table:table-cell>
          <table:table-cell office:value-type="float" office:value="4.702101" calcext:value-type="float">
            <text:p>4.70</text:p>
          </table:table-cell>
          <table:table-cell table:number-columns-repeated="3" office:value-type="float" office:value="4.783333" calcext:value-type="float">
            <text:p>4.78</text:p>
          </table:table-cell>
          <table:table-cell table:formula="of:=[.M68]/[.I68]" office:value-type="percentage" office:value="1" calcext:value-type="percentage">
            <text:p>100.00%</text:p>
          </table:table-cell>
          <table:table-cell table:formula="of:=[.N68]/[.J68]" office:value-type="percentage" office:value="1.00408659900632" calcext:value-type="percentage">
            <text:p>100.41%</text:p>
          </table:table-cell>
          <table:table-cell table:formula="of:=[.O68]/[.K68]" office:value-type="percentage" office:value="1.00323916456505" calcext:value-type="percentage">
            <text:p>100.32%</text:p>
          </table:table-cell>
          <table:table-cell table:formula="of:=[.P68]/[.L68]" office:value-type="percentage" office:value="1.00038886826826" calcext:value-type="percentage">
            <text:p>100.04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flat_fb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69:.L69])" office:value-type="float" office:value="20.6665458679199" calcext:value-type="float">
            <text:p>20.67</text:p>
          </table:table-cell>
          <table:table-cell office:value-type="float" office:value="20.59528" calcext:value-type="float">
            <text:p>20.60</text:p>
          </table:table-cell>
          <table:table-cell office:value-type="float" office:value="20.6402015686035" calcext:value-type="float">
            <text:p>20.64</text:p>
          </table:table-cell>
          <table:table-cell office:value-type="float" office:value="20.6303272247314" calcext:value-type="float">
            <text:p>20.63</text:p>
          </table:table-cell>
          <table:table-cell office:value-type="float" office:value="20.6665458679199" calcext:value-type="float">
            <text:p>20.67</text:p>
          </table:table-cell>
          <table:table-cell office:value-type="float" office:value="20.59528" calcext:value-type="float">
            <text:p>20.60</text:p>
          </table:table-cell>
          <table:table-cell table:number-columns-repeated="3" office:value-type="float" office:value="20.666665" calcext:value-type="float">
            <text:p>20.67</text:p>
          </table:table-cell>
          <table:table-cell table:formula="of:=[.M69]/[.I69]" office:value-type="percentage" office:value="1" calcext:value-type="percentage">
            <text:p>100.00%</text:p>
          </table:table-cell>
          <table:table-cell table:formula="of:=[.N69]/[.J69]" office:value-type="percentage" office:value="1.00128213047283" calcext:value-type="percentage">
            <text:p>100.13%</text:p>
          </table:table-cell>
          <table:table-cell table:formula="of:=[.O69]/[.K69]" office:value-type="percentage" office:value="1.00176137658277" calcext:value-type="percentage">
            <text:p>100.18%</text:p>
          </table:table-cell>
          <table:table-cell table:formula="of:=[.P69]/[.L69]" office:value-type="percentage" office:value="1.00000576448918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fla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0:.L70])" office:value-type="float" office:value="18.9497089385986" calcext:value-type="float">
            <text:p>18.95</text:p>
          </table:table-cell>
          <table:table-cell office:value-type="float" office:value="18.862082" calcext:value-type="float">
            <text:p>18.86</text:p>
          </table:table-cell>
          <table:table-cell office:value-type="float" office:value="18.9283828735352" calcext:value-type="float">
            <text:p>18.93</text:p>
          </table:table-cell>
          <table:table-cell office:value-type="float" office:value="18.9148921966553" calcext:value-type="float">
            <text:p>18.91</text:p>
          </table:table-cell>
          <table:table-cell office:value-type="float" office:value="18.9497089385986" calcext:value-type="float">
            <text:p>18.95</text:p>
          </table:table-cell>
          <table:table-cell office:value-type="float" office:value="18.862082" calcext:value-type="float">
            <text:p>18.86</text:p>
          </table:table-cell>
          <table:table-cell table:number-columns-repeated="3" office:value-type="float" office:value="18.95" calcext:value-type="float">
            <text:p>18.95</text:p>
          </table:table-cell>
          <table:table-cell table:formula="of:=[.M70]/[.I70]" office:value-type="percentage" office:value="1" calcext:value-type="percentage">
            <text:p>100.00%</text:p>
          </table:table-cell>
          <table:table-cell table:formula="of:=[.N70]/[.J70]" office:value-type="percentage" office:value="1.00114204824624" calcext:value-type="percentage">
            <text:p>100.11%</text:p>
          </table:table-cell>
          <table:table-cell table:formula="of:=[.O70]/[.K70]" office:value-type="percentage" office:value="1.00185609322959" calcext:value-type="percentage">
            <text:p>100.19%</text:p>
          </table:table-cell>
          <table:table-cell table:formula="of:=[.P70]/[.L70]" office:value-type="percentage" office:value="1.00001535967662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flat_ro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1:.L71])" office:value-type="float" office:value="15.0830554962158" calcext:value-type="float">
            <text:p>15.08</text:p>
          </table:table-cell>
          <table:table-cell office:value-type="float" office:value="14.997181" calcext:value-type="float">
            <text:p>15.00</text:p>
          </table:table-cell>
          <table:table-cell office:value-type="float" office:value="15.0362787246704" calcext:value-type="float">
            <text:p>15.04</text:p>
          </table:table-cell>
          <table:table-cell office:value-type="float" office:value="15.0588140487671" calcext:value-type="float">
            <text:p>15.06</text:p>
          </table:table-cell>
          <table:table-cell office:value-type="float" office:value="15.0830554962158" calcext:value-type="float">
            <text:p>15.08</text:p>
          </table:table-cell>
          <table:table-cell office:value-type="float" office:value="14.997181" calcext:value-type="float">
            <text:p>15.00</text:p>
          </table:table-cell>
          <table:table-cell table:number-columns-repeated="3" office:value-type="float" office:value="15.083333" calcext:value-type="float">
            <text:p>15.08</text:p>
          </table:table-cell>
          <table:table-cell table:formula="of:=[.M71]/[.I71]" office:value-type="percentage" office:value="1" calcext:value-type="percentage">
            <text:p>100.00%</text:p>
          </table:table-cell>
          <table:table-cell table:formula="of:=[.N71]/[.J71]" office:value-type="percentage" office:value="1.00312938302031" calcext:value-type="percentage">
            <text:p>100.31%</text:p>
          </table:table-cell>
          <table:table-cell table:formula="of:=[.O71]/[.K71]" office:value-type="percentage" office:value="1.00162821263039" calcext:value-type="percentage">
            <text:p>100.16%</text:p>
          </table:table-cell>
          <table:table-cell table:formula="of:=[.P71]/[.L71]" office:value-type="percentage" office:value="1.00001839837984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flat_ro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2:.L72])" office:value-type="float" office:value="11.8456382751465" calcext:value-type="float">
            <text:p>11.85</text:p>
          </table:table-cell>
          <table:table-cell office:value-type="float" office:value="11.797197" calcext:value-type="float">
            <text:p>11.80</text:p>
          </table:table-cell>
          <table:table-cell office:value-type="float" office:value="11.8410577774048" calcext:value-type="float">
            <text:p>11.84</text:p>
          </table:table-cell>
          <table:table-cell office:value-type="float" office:value="11.8246593475342" calcext:value-type="float">
            <text:p>11.82</text:p>
          </table:table-cell>
          <table:table-cell office:value-type="float" office:value="11.8456382751465" calcext:value-type="float">
            <text:p>11.85</text:p>
          </table:table-cell>
          <table:table-cell office:value-type="float" office:value="11.797197" calcext:value-type="float">
            <text:p>11.80</text:p>
          </table:table-cell>
          <table:table-cell table:number-columns-repeated="3" office:value-type="float" office:value="11.85" calcext:value-type="float">
            <text:p>11.85</text:p>
          </table:table-cell>
          <table:table-cell table:formula="of:=[.M72]/[.I72]" office:value-type="percentage" office:value="1" calcext:value-type="percentage">
            <text:p>100.00%</text:p>
          </table:table-cell>
          <table:table-cell table:formula="of:=[.N72]/[.J72]" office:value-type="percentage" office:value="1.0007551878188" calcext:value-type="percentage">
            <text:p>100.08%</text:p>
          </table:table-cell>
          <table:table-cell table:formula="of:=[.O72]/[.K72]" office:value-type="percentage" office:value="1.00214303446053" calcext:value-type="percentage">
            <text:p>100.21%</text:p>
          </table:table-cell>
          <table:table-cell table:formula="of:=[.P72]/[.L72]" office:value-type="percentage" office:value="1.00036821357804" calcext:value-type="percentage">
            <text:p>100.04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flat_rot_z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3:.L73])" office:value-type="float" office:value="13.6831750869751" calcext:value-type="float">
            <text:p>13.68</text:p>
          </table:table-cell>
          <table:table-cell office:value-type="float" office:value="13.630364" calcext:value-type="float">
            <text:p>13.63</text:p>
          </table:table-cell>
          <table:table-cell office:value-type="float" office:value="13.6498203277588" calcext:value-type="float">
            <text:p>13.65</text:p>
          </table:table-cell>
          <table:table-cell office:value-type="float" office:value="13.6712446212769" calcext:value-type="float">
            <text:p>13.67</text:p>
          </table:table-cell>
          <table:table-cell office:value-type="float" office:value="13.6831750869751" calcext:value-type="float">
            <text:p>13.68</text:p>
          </table:table-cell>
          <table:table-cell office:value-type="float" office:value="13.630364" calcext:value-type="float">
            <text:p>13.63</text:p>
          </table:table-cell>
          <table:table-cell table:number-columns-repeated="3" office:value-type="float" office:value="13.683333" calcext:value-type="float">
            <text:p>13.68</text:p>
          </table:table-cell>
          <table:table-cell table:formula="of:=[.M73]/[.I73]" office:value-type="percentage" office:value="1" calcext:value-type="percentage">
            <text:p>100.00%</text:p>
          </table:table-cell>
          <table:table-cell table:formula="of:=[.N73]/[.J73]" office:value-type="percentage" office:value="1.00245517314049" calcext:value-type="percentage">
            <text:p>100.25%</text:p>
          </table:table-cell>
          <table:table-cell table:formula="of:=[.O73]/[.K73]" office:value-type="percentage" office:value="1.00088421932736" calcext:value-type="percentage">
            <text:p>100.09%</text:p>
          </table:table-cell>
          <table:table-cell table:formula="of:=[.P73]/[.L73]" office:value-type="percentage" office:value="1.00001154067122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fla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4:.L74])" office:value-type="float" office:value="14.96617603302" calcext:value-type="float">
            <text:p>14.97</text:p>
          </table:table-cell>
          <table:table-cell office:value-type="float" office:value="14.896558" calcext:value-type="float">
            <text:p>14.90</text:p>
          </table:table-cell>
          <table:table-cell office:value-type="float" office:value="14.93443775177" calcext:value-type="float">
            <text:p>14.93</text:p>
          </table:table-cell>
          <table:table-cell office:value-type="float" office:value="14.9513902664185" calcext:value-type="float">
            <text:p>14.95</text:p>
          </table:table-cell>
          <table:table-cell office:value-type="float" office:value="14.96617603302" calcext:value-type="float">
            <text:p>14.97</text:p>
          </table:table-cell>
          <table:table-cell office:value-type="float" office:value="14.896558" calcext:value-type="float">
            <text:p>14.90</text:p>
          </table:table-cell>
          <table:table-cell table:number-columns-repeated="3" office:value-type="float" office:value="14.966667" calcext:value-type="float">
            <text:p>14.97</text:p>
          </table:table-cell>
          <table:table-cell table:formula="of:=[.M74]/[.I74]" office:value-type="percentage" office:value="1" calcext:value-type="percentage">
            <text:p>100.00%</text:p>
          </table:table-cell>
          <table:table-cell table:formula="of:=[.N74]/[.J74]" office:value-type="percentage" office:value="1.00215804898488" calcext:value-type="percentage">
            <text:p>100.22%</text:p>
          </table:table-cell>
          <table:table-cell table:formula="of:=[.O74]/[.K74]" office:value-type="percentage" office:value="1.00102176007109" calcext:value-type="percentage">
            <text:p>100.10%</text:p>
          </table:table-cell>
          <table:table-cell table:formula="of:=[.P74]/[.L74]" office:value-type="percentage" office:value="1.00003280510525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tilt_fb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5:.L75])" office:value-type="float" office:value="17.365966796875" calcext:value-type="float">
            <text:p>17.37</text:p>
          </table:table-cell>
          <table:table-cell office:value-type="float" office:value="17.293651" calcext:value-type="float">
            <text:p>17.29</text:p>
          </table:table-cell>
          <table:table-cell office:value-type="float" office:value="17.3605346679688" calcext:value-type="float">
            <text:p>17.36</text:p>
          </table:table-cell>
          <table:table-cell office:value-type="float" office:value="17.3512096405029" calcext:value-type="float">
            <text:p>17.35</text:p>
          </table:table-cell>
          <table:table-cell office:value-type="float" office:value="17.365966796875" calcext:value-type="float">
            <text:p>17.37</text:p>
          </table:table-cell>
          <table:table-cell office:value-type="float" office:value="17.293651" calcext:value-type="float">
            <text:p>17.29</text:p>
          </table:table-cell>
          <table:table-cell table:number-columns-repeated="3" office:value-type="float" office:value="17.366666" calcext:value-type="float">
            <text:p>17.37</text:p>
          </table:table-cell>
          <table:table-cell table:formula="of:=[.M75]/[.I75]" office:value-type="percentage" office:value="1" calcext:value-type="percentage">
            <text:p>100.00%</text:p>
          </table:table-cell>
          <table:table-cell table:formula="of:=[.N75]/[.J75]" office:value-type="percentage" office:value="1.00035317645156" calcext:value-type="percentage">
            <text:p>100.04%</text:p>
          </table:table-cell>
          <table:table-cell table:formula="of:=[.O75]/[.K75]" office:value-type="percentage" office:value="1.00089079434906" calcext:value-type="percentage">
            <text:p>100.09%</text:p>
          </table:table-cell>
          <table:table-cell table:formula="of:=[.P75]/[.L75]" office:value-type="percentage" office:value="1.00004026283899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til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6:.L76])" office:value-type="float" office:value="19.0998573303223" calcext:value-type="float">
            <text:p>19.10</text:p>
          </table:table-cell>
          <table:table-cell office:value-type="float" office:value="19.029044" calcext:value-type="float">
            <text:p>19.03</text:p>
          </table:table-cell>
          <table:table-cell office:value-type="float" office:value="19.0680179595947" calcext:value-type="float">
            <text:p>19.07</text:p>
          </table:table-cell>
          <table:table-cell office:value-type="float" office:value="19.085521697998" calcext:value-type="float">
            <text:p>19.09</text:p>
          </table:table-cell>
          <table:table-cell office:value-type="float" office:value="19.0998573303223" calcext:value-type="float">
            <text:p>19.10</text:p>
          </table:table-cell>
          <table:table-cell office:value-type="float" office:value="19.029044" calcext:value-type="float">
            <text:p>19.03</text:p>
          </table:table-cell>
          <table:table-cell table:number-columns-repeated="3" office:value-type="float" office:value="19.1" calcext:value-type="float">
            <text:p>19.10</text:p>
          </table:table-cell>
          <table:table-cell table:formula="of:=[.M76]/[.I76]" office:value-type="percentage" office:value="1" calcext:value-type="percentage">
            <text:p>100.00%</text:p>
          </table:table-cell>
          <table:table-cell table:formula="of:=[.N76]/[.J76]" office:value-type="percentage" office:value="1.00167726087069" calcext:value-type="percentage">
            <text:p>100.17%</text:p>
          </table:table-cell>
          <table:table-cell table:formula="of:=[.O76]/[.K76]" office:value-type="percentage" office:value="1.00075860132257" calcext:value-type="percentage">
            <text:p>100.08%</text:p>
          </table:table-cell>
          <table:table-cell table:formula="of:=[.P76]/[.L76]" office:value-type="percentage" office:value="1.00000746967243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tilt_ro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7:.L77])" office:value-type="float" office:value="11.9994525909424" calcext:value-type="float">
            <text:p>12.00</text:p>
          </table:table-cell>
          <table:table-cell office:value-type="float" office:value="11.930452" calcext:value-type="float">
            <text:p>11.93</text:p>
          </table:table-cell>
          <table:table-cell office:value-type="float" office:value="11.9568681716919" calcext:value-type="float">
            <text:p>11.96</text:p>
          </table:table-cell>
          <table:table-cell office:value-type="float" office:value="11.9729013442993" calcext:value-type="float">
            <text:p>11.97</text:p>
          </table:table-cell>
          <table:table-cell office:value-type="float" office:value="11.9994525909424" calcext:value-type="float">
            <text:p>12.00</text:p>
          </table:table-cell>
          <table:table-cell office:value-type="float" office:value="11.930452" calcext:value-type="float">
            <text:p>11.93</text:p>
          </table:table-cell>
          <table:table-cell table:number-columns-repeated="3" office:value-type="float" office:value="11.999999" calcext:value-type="float">
            <text:p>12.00</text:p>
          </table:table-cell>
          <table:table-cell table:formula="of:=[.M77]/[.I77]" office:value-type="percentage" office:value="1" calcext:value-type="percentage">
            <text:p>100.00%</text:p>
          </table:table-cell>
          <table:table-cell table:formula="of:=[.N77]/[.J77]" office:value-type="percentage" office:value="1.00360720112397" calcext:value-type="percentage">
            <text:p>100.36%</text:p>
          </table:table-cell>
          <table:table-cell table:formula="of:=[.O77]/[.K77]" office:value-type="percentage" office:value="1.00226324889193" calcext:value-type="percentage">
            <text:p>100.23%</text:p>
          </table:table-cell>
          <table:table-cell table:formula="of:=[.P77]/[.L77]" office:value-type="percentage" office:value="1.00004553616538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tilt_ro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8:.L78])" office:value-type="float" office:value="10.6664524078369" calcext:value-type="float">
            <text:p>10.67</text:p>
          </table:table-cell>
          <table:table-cell office:value-type="float" office:value="10.564187" calcext:value-type="float">
            <text:p>10.56</text:p>
          </table:table-cell>
          <table:table-cell office:value-type="float" office:value="10.6507740020752" calcext:value-type="float">
            <text:p>10.65</text:p>
          </table:table-cell>
          <table:table-cell office:value-type="float" office:value="10.6347856521606" calcext:value-type="float">
            <text:p>10.63</text:p>
          </table:table-cell>
          <table:table-cell office:value-type="float" office:value="10.6664524078369" calcext:value-type="float">
            <text:p>10.67</text:p>
          </table:table-cell>
          <table:table-cell office:value-type="float" office:value="10.564187" calcext:value-type="float">
            <text:p>10.56</text:p>
          </table:table-cell>
          <table:table-cell table:number-columns-repeated="3" office:value-type="float" office:value="10.666666" calcext:value-type="float">
            <text:p>10.67</text:p>
          </table:table-cell>
          <table:table-cell table:formula="of:=[.M78]/[.I78]" office:value-type="percentage" office:value="1" calcext:value-type="percentage">
            <text:p>100.00%</text:p>
          </table:table-cell>
          <table:table-cell table:formula="of:=[.N78]/[.J78]" office:value-type="percentage" office:value="1.00149209793783" calcext:value-type="percentage">
            <text:p>100.15%</text:p>
          </table:table-cell>
          <table:table-cell table:formula="of:=[.O78]/[.K78]" office:value-type="percentage" office:value="1.00299774239765" calcext:value-type="percentage">
            <text:p>100.30%</text:p>
          </table:table-cell>
          <table:table-cell table:formula="of:=[.P78]/[.L78]" office:value-type="percentage" office:value="1.00002002466752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tilt_rot_z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79:.L79])" office:value-type="float" office:value="11.5816097259521" calcext:value-type="float">
            <text:p>11.58</text:p>
          </table:table-cell>
          <table:table-cell office:value-type="float" office:value="11.497004" calcext:value-type="float">
            <text:p>11.50</text:p>
          </table:table-cell>
          <table:table-cell office:value-type="float" office:value="11.5644426345825" calcext:value-type="float">
            <text:p>11.56</text:p>
          </table:table-cell>
          <table:table-cell office:value-type="float" office:value="11.549467086792" calcext:value-type="float">
            <text:p>11.55</text:p>
          </table:table-cell>
          <table:table-cell office:value-type="float" office:value="11.5816097259521" calcext:value-type="float">
            <text:p>11.58</text:p>
          </table:table-cell>
          <table:table-cell office:value-type="float" office:value="11.497004" calcext:value-type="float">
            <text:p>11.50</text:p>
          </table:table-cell>
          <table:table-cell table:number-columns-repeated="3" office:value-type="float" office:value="11.583333" calcext:value-type="float">
            <text:p>11.58</text:p>
          </table:table-cell>
          <table:table-cell table:formula="of:=[.M79]/[.I79]" office:value-type="percentage" office:value="1" calcext:value-type="percentage">
            <text:p>100.00%</text:p>
          </table:table-cell>
          <table:table-cell table:formula="of:=[.N79]/[.J79]" office:value-type="percentage" office:value="1.00163348688859" calcext:value-type="percentage">
            <text:p>100.16%</text:p>
          </table:table-cell>
          <table:table-cell table:formula="of:=[.O79]/[.K79]" office:value-type="percentage" office:value="1.00293224899067" calcext:value-type="percentage">
            <text:p>100.29%</text:p>
          </table:table-cell>
          <table:table-cell table:formula="of:=[.P79]/[.L79]" office:value-type="percentage" office:value="1.00014879400089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2_til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80:.L80])" office:value-type="float" office:value="17.7829933166504" calcext:value-type="float">
            <text:p>17.78</text:p>
          </table:table-cell>
          <table:table-cell office:value-type="float" office:value="17.729069" calcext:value-type="float">
            <text:p>17.73</text:p>
          </table:table-cell>
          <table:table-cell office:value-type="float" office:value="17.763729095459" calcext:value-type="float">
            <text:p>17.76</text:p>
          </table:table-cell>
          <table:table-cell office:value-type="float" office:value="17.7463779449463" calcext:value-type="float">
            <text:p>17.75</text:p>
          </table:table-cell>
          <table:table-cell office:value-type="float" office:value="17.7829933166504" calcext:value-type="float">
            <text:p>17.78</text:p>
          </table:table-cell>
          <table:table-cell office:value-type="float" office:value="17.729069" calcext:value-type="float">
            <text:p>17.73</text:p>
          </table:table-cell>
          <table:table-cell table:number-columns-repeated="3" office:value-type="float" office:value="17.783332" calcext:value-type="float">
            <text:p>17.78</text:p>
          </table:table-cell>
          <table:table-cell table:formula="of:=[.M80]/[.I80]" office:value-type="percentage" office:value="1" calcext:value-type="percentage">
            <text:p>100.00%</text:p>
          </table:table-cell>
          <table:table-cell table:formula="of:=[.N80]/[.J80]" office:value-type="percentage" office:value="1.00110353543649" calcext:value-type="percentage">
            <text:p>100.11%</text:p>
          </table:table-cell>
          <table:table-cell table:formula="of:=[.O80]/[.K80]" office:value-type="percentage" office:value="1.00208234351643" calcext:value-type="percentage">
            <text:p>100.21%</text:p>
          </table:table-cell>
          <table:table-cell table:formula="of:=[.P80]/[.L80]" office:value-type="percentage" office:value="1.000019045351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flat_fb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81:.L81])" office:value-type="float" office:value="13.9498443603516" calcext:value-type="float">
            <text:p>13.95</text:p>
          </table:table-cell>
          <table:table-cell office:value-type="float" office:value="13.863588" calcext:value-type="float">
            <text:p>13.86</text:p>
          </table:table-cell>
          <table:table-cell office:value-type="float" office:value="13.9235696792603" calcext:value-type="float">
            <text:p>13.92</text:p>
          </table:table-cell>
          <table:table-cell office:value-type="float" office:value="13.9284954071045" calcext:value-type="float">
            <text:p>13.93</text:p>
          </table:table-cell>
          <table:table-cell office:value-type="float" office:value="13.9498443603516" calcext:value-type="float">
            <text:p>13.95</text:p>
          </table:table-cell>
          <table:table-cell office:value-type="float" office:value="13.863588" calcext:value-type="float">
            <text:p>13.86</text:p>
          </table:table-cell>
          <table:table-cell table:number-columns-repeated="3" office:value-type="float" office:value="13.949999" calcext:value-type="float">
            <text:p>13.95</text:p>
          </table:table-cell>
          <table:table-cell table:formula="of:=[.M81]/[.I81]" office:value-type="percentage" office:value="1" calcext:value-type="percentage">
            <text:p>100.00%</text:p>
          </table:table-cell>
          <table:table-cell table:formula="of:=[.N81]/[.J81]" office:value-type="percentage" office:value="1.00189817132737" calcext:value-type="percentage">
            <text:p>100.19%</text:p>
          </table:table-cell>
          <table:table-cell table:formula="of:=[.O81]/[.K81]" office:value-type="percentage" office:value="1.00154385612135" calcext:value-type="percentage">
            <text:p>100.15%</text:p>
          </table:table-cell>
          <table:table-cell table:formula="of:=[.P81]/[.L81]" office:value-type="percentage" office:value="1.00001108540314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fla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82:.L82])" office:value-type="float" office:value="12.4497499465942" calcext:value-type="float">
            <text:p>12.45</text:p>
          </table:table-cell>
          <table:table-cell office:value-type="float" office:value="12.330718" calcext:value-type="float">
            <text:p>12.33</text:p>
          </table:table-cell>
          <table:table-cell office:value-type="float" office:value="12.4309005737305" calcext:value-type="float">
            <text:p>12.43</text:p>
          </table:table-cell>
          <table:table-cell office:value-type="float" office:value="12.4366598129272" calcext:value-type="float">
            <text:p>12.44</text:p>
          </table:table-cell>
          <table:table-cell office:value-type="float" office:value="12.4497499465942" calcext:value-type="float">
            <text:p>12.45</text:p>
          </table:table-cell>
          <table:table-cell office:value-type="float" office:value="12.330718" calcext:value-type="float">
            <text:p>12.33</text:p>
          </table:table-cell>
          <table:table-cell table:number-columns-repeated="3" office:value-type="float" office:value="12.449999" calcext:value-type="float">
            <text:p>12.45</text:p>
          </table:table-cell>
          <table:table-cell table:formula="of:=[.M82]/[.I82]" office:value-type="percentage" office:value="1" calcext:value-type="percentage">
            <text:p>100.00%</text:p>
          </table:table-cell>
          <table:table-cell table:formula="of:=[.N82]/[.J82]" office:value-type="percentage" office:value="1.0015363670682" calcext:value-type="percentage">
            <text:p>100.15%</text:p>
          </table:table-cell>
          <table:table-cell table:formula="of:=[.O82]/[.K82]" office:value-type="percentage" office:value="1.00107256990811" calcext:value-type="percentage">
            <text:p>100.11%</text:p>
          </table:table-cell>
          <table:table-cell table:formula="of:=[.P82]/[.L82]" office:value-type="percentage" office:value="1.00002000469141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flat_ro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83:.L83])" office:value-type="float" office:value="13.5664930343628" calcext:value-type="float">
            <text:p>13.57</text:p>
          </table:table-cell>
          <table:table-cell office:value-type="float" office:value="13.46373" calcext:value-type="float">
            <text:p>13.46</text:p>
          </table:table-cell>
          <table:table-cell office:value-type="float" office:value="13.5367183685303" calcext:value-type="float">
            <text:p>13.54</text:p>
          </table:table-cell>
          <table:table-cell/>
          <table:table-cell office:value-type="float" office:value="13.5664930343628" calcext:value-type="float">
            <text:p>13.57</text:p>
          </table:table-cell>
          <table:table-cell office:value-type="float" office:value="13.46373" calcext:value-type="float">
            <text:p>13.46</text:p>
          </table:table-cell>
          <table:table-cell office:value-type="float" office:value="13.566666" calcext:value-type="float">
            <text:p>13.57</text:p>
          </table:table-cell>
          <table:table-cell/>
          <table:table-cell office:value-type="float" office:value="13.566666" calcext:value-type="float">
            <text:p>13.57</text:p>
          </table:table-cell>
          <table:table-cell table:formula="of:=[.M83]/[.I83]" office:value-type="percentage" office:value="1" calcext:value-type="percentage">
            <text:p>100.00%</text:p>
          </table:table-cell>
          <table:table-cell table:formula="of:=[.N83]/[.J83]" office:value-type="percentage" office:value="1.00221232581298" calcext:value-type="percentage">
            <text:p>100.22%</text:p>
          </table:table-cell>
          <table:table-cell table:formula="of:=[.O83]/[.K83]" office:value-type="string" office:string-value="" calcext:value-type="error">
            <text:p>#DIV/0!</text:p>
          </table:table-cell>
          <table:table-cell table:formula="of:=[.P83]/[.L83]" office:value-type="percentage" office:value="1.00001274947304" calcext:value-type="percentage">
            <text:p>100.00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flat_ro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84:.L84])" office:value-type="float" office:value="15.1164522171021" calcext:value-type="float">
            <text:p>15.12</text:p>
          </table:table-cell>
          <table:table-cell office:value-type="float" office:value="14.996533" calcext:value-type="float">
            <text:p>15.00</text:p>
          </table:table-cell>
          <table:table-cell office:value-type="float" office:value="15.0861415863037" calcext:value-type="float">
            <text:p>15.09</text:p>
          </table:table-cell>
          <table:table-cell/>
          <table:table-cell office:value-type="float" office:value="15.1164522171021" calcext:value-type="float">
            <text:p>15.12</text:p>
          </table:table-cell>
          <table:table-cell office:value-type="float" office:value="14.996533" calcext:value-type="float">
            <text:p>15.00</text:p>
          </table:table-cell>
          <table:table-cell office:value-type="float" office:value="15.116666" calcext:value-type="float">
            <text:p>15.12</text:p>
          </table:table-cell>
          <table:table-cell/>
          <table:table-cell office:value-type="float" office:value="15.116666" calcext:value-type="float">
            <text:p>15.12</text:p>
          </table:table-cell>
          <table:table-cell table:formula="of:=[.M84]/[.I84]" office:value-type="percentage" office:value="1" calcext:value-type="percentage">
            <text:p>100.00%</text:p>
          </table:table-cell>
          <table:table-cell table:formula="of:=[.N84]/[.J84]" office:value-type="percentage" office:value="1.00202334132433" calcext:value-type="percentage">
            <text:p>100.20%</text:p>
          </table:table-cell>
          <table:table-cell table:formula="of:=[.O84]/[.K84]" office:value-type="string" office:string-value="" calcext:value-type="error">
            <text:p>#DIV/0!</text:p>
          </table:table-cell>
          <table:table-cell table:formula="of:=[.P84]/[.L84]" office:value-type="percentage" office:value="1.00001414239895" calcext:value-type="percentage">
            <text:p>100.00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flat_rot_z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85:.L85])" office:value-type="float" office:value="13.5331153869629" calcext:value-type="float">
            <text:p>13.53</text:p>
          </table:table-cell>
          <table:table-cell/>
          <table:table-cell office:value-type="float" office:value="13.5136318206787" calcext:value-type="float">
            <text:p>13.51</text:p>
          </table:table-cell>
          <table:table-cell/>
          <table:table-cell office:value-type="float" office:value="13.5331153869629" calcext:value-type="float">
            <text:p>13.53</text:p>
          </table:table-cell>
          <table:table-cell/>
          <table:table-cell office:value-type="float" office:value="13.533333" calcext:value-type="float">
            <text:p>13.53</text:p>
          </table:table-cell>
          <table:table-cell/>
          <table:table-cell office:value-type="float" office:value="13.533333" calcext:value-type="float">
            <text:p>13.53</text:p>
          </table:table-cell>
          <table:table-cell table:formula="of:=[.M85]/[.I85]" office:value-type="string" office:string-value="" calcext:value-type="error">
            <text:p>#DIV/0!</text:p>
          </table:table-cell>
          <table:table-cell table:formula="of:=[.N85]/[.J85]" office:value-type="percentage" office:value="1.00145787450648" calcext:value-type="percentage">
            <text:p>100.15%</text:p>
          </table:table-cell>
          <table:table-cell table:formula="of:=[.O85]/[.K85]" office:value-type="string" office:string-value="" calcext:value-type="error">
            <text:p>#DIV/0!</text:p>
          </table:table-cell>
          <table:table-cell table:formula="of:=[.P85]/[.L85]" office:value-type="percentage" office:value="1.00001608004003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fla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86:.L86])" office:value-type="float" office:value="12.4331588745117" calcext:value-type="float">
            <text:p>12.43</text:p>
          </table:table-cell>
          <table:table-cell office:value-type="float" office:value="12.32829" calcext:value-type="float">
            <text:p>12.33</text:p>
          </table:table-cell>
          <table:table-cell office:value-type="float" office:value="12.3988952636719" calcext:value-type="float">
            <text:p>12.40</text:p>
          </table:table-cell>
          <table:table-cell office:value-type="float" office:value="12.4065256118774" calcext:value-type="float">
            <text:p>12.41</text:p>
          </table:table-cell>
          <table:table-cell office:value-type="float" office:value="12.4331588745117" calcext:value-type="float">
            <text:p>12.43</text:p>
          </table:table-cell>
          <table:table-cell office:value-type="float" office:value="12.32829" calcext:value-type="float">
            <text:p>12.33</text:p>
          </table:table-cell>
          <table:table-cell table:number-columns-repeated="3" office:value-type="float" office:value="12.433333" calcext:value-type="float">
            <text:p>12.43</text:p>
          </table:table-cell>
          <table:table-cell table:formula="of:=[.M86]/[.I86]" office:value-type="percentage" office:value="1" calcext:value-type="percentage">
            <text:p>100.00%</text:p>
          </table:table-cell>
          <table:table-cell table:formula="of:=[.N86]/[.J86]" office:value-type="percentage" office:value="1.00277748425128" calcext:value-type="percentage">
            <text:p>100.28%</text:p>
          </table:table-cell>
          <table:table-cell table:formula="of:=[.O86]/[.K86]" office:value-type="percentage" office:value="1.00216074902525" calcext:value-type="percentage">
            <text:p>100.22%</text:p>
          </table:table-cell>
          <table:table-cell table:formula="of:=[.P86]/[.L86]" office:value-type="percentage" office:value="1.0000140049274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tilt_fb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87:.L87])" office:value-type="float" office:value="14.7497329711914" calcext:value-type="float">
            <text:p>14.75</text:p>
          </table:table-cell>
          <table:table-cell office:value-type="float" office:value="14.661026" calcext:value-type="float">
            <text:p>14.66</text:p>
          </table:table-cell>
          <table:table-cell office:value-type="float" office:value="14.7223567962646" calcext:value-type="float">
            <text:p>14.72</text:p>
          </table:table-cell>
          <table:table-cell/>
          <table:table-cell office:value-type="float" office:value="14.7497329711914" calcext:value-type="float">
            <text:p>14.75</text:p>
          </table:table-cell>
          <table:table-cell office:value-type="float" office:value="14.661026" calcext:value-type="float">
            <text:p>14.66</text:p>
          </table:table-cell>
          <table:table-cell office:value-type="float" office:value="14.749999" calcext:value-type="float">
            <text:p>14.75</text:p>
          </table:table-cell>
          <table:table-cell/>
          <table:table-cell office:value-type="float" office:value="14.749999" calcext:value-type="float">
            <text:p>14.75</text:p>
          </table:table-cell>
          <table:table-cell table:formula="of:=[.M87]/[.I87]" office:value-type="percentage" office:value="1" calcext:value-type="percentage">
            <text:p>100.00%</text:p>
          </table:table-cell>
          <table:table-cell table:formula="of:=[.N87]/[.J87]" office:value-type="percentage" office:value="1.00187756648734" calcext:value-type="percentage">
            <text:p>100.19%</text:p>
          </table:table-cell>
          <table:table-cell table:formula="of:=[.O87]/[.K87]" office:value-type="string" office:string-value="" calcext:value-type="error">
            <text:p>#DIV/0!</text:p>
          </table:table-cell>
          <table:table-cell table:formula="of:=[.P87]/[.L87]" office:value-type="percentage" office:value="1.00001803617795" calcext:value-type="percentage">
            <text:p>100.00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tilt_lr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88:.L88])" office:value-type="float" office:value="15.0664367675781" calcext:value-type="float">
            <text:p>15.07</text:p>
          </table:table-cell>
          <table:table-cell/>
          <table:table-cell office:value-type="float" office:value="15.0223417282104" calcext:value-type="float">
            <text:p>15.02</text:p>
          </table:table-cell>
          <table:table-cell/>
          <table:table-cell office:value-type="float" office:value="15.0664367675781" calcext:value-type="float">
            <text:p>15.07</text:p>
          </table:table-cell>
          <table:table-cell/>
          <table:table-cell office:value-type="float" office:value="15.066666" calcext:value-type="float">
            <text:p>15.07</text:p>
          </table:table-cell>
          <table:table-cell/>
          <table:table-cell office:value-type="float" office:value="15.066666" calcext:value-type="float">
            <text:p>15.07</text:p>
          </table:table-cell>
          <table:table-cell table:formula="of:=[.M88]/[.I88]" office:value-type="string" office:string-value="" calcext:value-type="error">
            <text:p>#DIV/0!</text:p>
          </table:table-cell>
          <table:table-cell table:formula="of:=[.N88]/[.J88]" office:value-type="percentage" office:value="1.00295055675017" calcext:value-type="percentage">
            <text:p>100.30%</text:p>
          </table:table-cell>
          <table:table-cell table:formula="of:=[.O88]/[.K88]" office:value-type="string" office:string-value="" calcext:value-type="error">
            <text:p>#DIV/0!</text:p>
          </table:table-cell>
          <table:table-cell table:formula="of:=[.P88]/[.L88]" office:value-type="percentage" office:value="1.00001521477343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tilt_rot_lr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89:.L89])" office:value-type="float" office:value="16.5997047424316" calcext:value-type="float">
            <text:p>16.60</text:p>
          </table:table-cell>
          <table:table-cell/>
          <table:table-cell office:value-type="float" office:value="16.5700302124023" calcext:value-type="float">
            <text:p>16.57</text:p>
          </table:table-cell>
          <table:table-cell/>
          <table:table-cell office:value-type="float" office:value="16.5997047424316" calcext:value-type="float">
            <text:p>16.60</text:p>
          </table:table-cell>
          <table:table-cell/>
          <table:table-cell office:value-type="float" office:value="16.6" calcext:value-type="float">
            <text:p>16.60</text:p>
          </table:table-cell>
          <table:table-cell/>
          <table:table-cell office:value-type="float" office:value="16.6" calcext:value-type="float">
            <text:p>16.60</text:p>
          </table:table-cell>
          <table:table-cell table:formula="of:=[.M89]/[.I89]" office:value-type="string" office:string-value="" calcext:value-type="error">
            <text:p>#DIV/0!</text:p>
          </table:table-cell>
          <table:table-cell table:formula="of:=[.N89]/[.J89]" office:value-type="percentage" office:value="1.00180867428807" calcext:value-type="percentage">
            <text:p>100.18%</text:p>
          </table:table-cell>
          <table:table-cell table:formula="of:=[.O89]/[.K89]" office:value-type="string" office:string-value="" calcext:value-type="error">
            <text:p>#DIV/0!</text:p>
          </table:table-cell>
          <table:table-cell table:formula="of:=[.P89]/[.L89]" office:value-type="percentage" office:value="1.00001778691687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tilt_rot_ud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0:.L90])" office:value-type="float" office:value="14.2165012359619" calcext:value-type="float">
            <text:p>14.22</text:p>
          </table:table-cell>
          <table:table-cell/>
          <table:table-cell office:value-type="float" office:value="14.18630027771" calcext:value-type="float">
            <text:p>14.19</text:p>
          </table:table-cell>
          <table:table-cell/>
          <table:table-cell office:value-type="float" office:value="14.2165012359619" calcext:value-type="float">
            <text:p>14.22</text:p>
          </table:table-cell>
          <table:table-cell/>
          <table:table-cell office:value-type="float" office:value="14.216667" calcext:value-type="float">
            <text:p>14.22</text:p>
          </table:table-cell>
          <table:table-cell/>
          <table:table-cell office:value-type="float" office:value="14.216667" calcext:value-type="float">
            <text:p>14.22</text:p>
          </table:table-cell>
          <table:table-cell table:formula="of:=[.M90]/[.I90]" office:value-type="string" office:string-value="" calcext:value-type="error">
            <text:p>#DIV/0!</text:p>
          </table:table-cell>
          <table:table-cell table:formula="of:=[.N90]/[.J90]" office:value-type="percentage" office:value="1.00214056672251" calcext:value-type="percentage">
            <text:p>100.21%</text:p>
          </table:table-cell>
          <table:table-cell table:formula="of:=[.O90]/[.K90]" office:value-type="string" office:string-value="" calcext:value-type="error">
            <text:p>#DIV/0!</text:p>
          </table:table-cell>
          <table:table-cell table:formula="of:=[.P90]/[.L90]" office:value-type="percentage" office:value="1.00001165997423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tilt_rot_z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1:.L91])" office:value-type="float" office:value="16.2664184570313" calcext:value-type="float">
            <text:p>16.27</text:p>
          </table:table-cell>
          <table:table-cell office:value-type="float" office:value="16.161422" calcext:value-type="float">
            <text:p>16.16</text:p>
          </table:table-cell>
          <table:table-cell office:value-type="float" office:value="16.2429847717285" calcext:value-type="float">
            <text:p>16.24</text:p>
          </table:table-cell>
          <table:table-cell/>
          <table:table-cell office:value-type="float" office:value="16.2664184570313" calcext:value-type="float">
            <text:p>16.27</text:p>
          </table:table-cell>
          <table:table-cell office:value-type="float" office:value="16.161422" calcext:value-type="float">
            <text:p>16.16</text:p>
          </table:table-cell>
          <table:table-cell office:value-type="float" office:value="16.266666" calcext:value-type="float">
            <text:p>16.27</text:p>
          </table:table-cell>
          <table:table-cell/>
          <table:table-cell office:value-type="float" office:value="16.266666" calcext:value-type="float">
            <text:p>16.27</text:p>
          </table:table-cell>
          <table:table-cell table:formula="of:=[.M91]/[.I91]" office:value-type="percentage" office:value="1" calcext:value-type="percentage">
            <text:p>100.00%</text:p>
          </table:table-cell>
          <table:table-cell table:formula="of:=[.N91]/[.J91]" office:value-type="percentage" office:value="1.0014579357553" calcext:value-type="percentage">
            <text:p>100.15%</text:p>
          </table:table-cell>
          <table:table-cell table:formula="of:=[.O91]/[.K91]" office:value-type="string" office:string-value="" calcext:value-type="error">
            <text:p>#DIV/0!</text:p>
          </table:table-cell>
          <table:table-cell table:formula="of:=[.P91]/[.L91]" office:value-type="percentage" office:value="1.00001521803766" calcext:value-type="percentage">
            <text:p>100.00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checkerboard_d_tilt_ud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2:.L92])" office:value-type="float" office:value="12.3331832885742" calcext:value-type="float">
            <text:p>12.33</text:p>
          </table:table-cell>
          <table:table-cell/>
          <table:table-cell office:value-type="float" office:value="12.3273811340332" calcext:value-type="float">
            <text:p>12.33</text:p>
          </table:table-cell>
          <table:table-cell/>
          <table:table-cell office:value-type="float" office:value="12.3331832885742" calcext:value-type="float">
            <text:p>12.33</text:p>
          </table:table-cell>
          <table:table-cell/>
          <table:table-cell office:value-type="float" office:value="12.333333" calcext:value-type="float">
            <text:p>12.33</text:p>
          </table:table-cell>
          <table:table-cell/>
          <table:table-cell office:value-type="float" office:value="12.333333" calcext:value-type="float">
            <text:p>12.33</text:p>
          </table:table-cell>
          <table:table-cell table:formula="of:=[.M92]/[.I92]" office:value-type="string" office:string-value="" calcext:value-type="error">
            <text:p>#DIV/0!</text:p>
          </table:table-cell>
          <table:table-cell table:formula="of:=[.N92]/[.J92]" office:value-type="percentage" office:value="1.00048281673959" calcext:value-type="percentage">
            <text:p>100.05%</text:p>
          </table:table-cell>
          <table:table-cell table:formula="of:=[.O92]/[.K92]" office:value-type="string" office:string-value="" calcext:value-type="error">
            <text:p>#DIV/0!</text:p>
          </table:table-cell>
          <table:table-cell table:formula="of:=[.P92]/[.L92]" office:value-type="percentage" office:value="1.00001213891193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d_fb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3:.L93])" office:value-type="float" office:value="12.6163711547852" calcext:value-type="float">
            <text:p>12.62</text:p>
          </table:table-cell>
          <table:table-cell office:value-type="float" office:value="12.497179" calcext:value-type="float">
            <text:p>12.50</text:p>
          </table:table-cell>
          <table:table-cell office:value-type="float" office:value="12.5851173400879" calcext:value-type="float">
            <text:p>12.59</text:p>
          </table:table-cell>
          <table:table-cell/>
          <table:table-cell office:value-type="float" office:value="12.6163711547852" calcext:value-type="float">
            <text:p>12.62</text:p>
          </table:table-cell>
          <table:table-cell office:value-type="float" office:value="12.497179" calcext:value-type="float">
            <text:p>12.50</text:p>
          </table:table-cell>
          <table:table-cell office:value-type="float" office:value="12.616666" calcext:value-type="float">
            <text:p>12.62</text:p>
          </table:table-cell>
          <table:table-cell/>
          <table:table-cell office:value-type="float" office:value="12.616666" calcext:value-type="float">
            <text:p>12.62</text:p>
          </table:table-cell>
          <table:table-cell table:formula="of:=[.M93]/[.I93]" office:value-type="percentage" office:value="1" calcext:value-type="percentage">
            <text:p>100.00%</text:p>
          </table:table-cell>
          <table:table-cell table:formula="of:=[.N93]/[.J93]" office:value-type="percentage" office:value="1.00250682286542" calcext:value-type="percentage">
            <text:p>100.25%</text:p>
          </table:table-cell>
          <table:table-cell table:formula="of:=[.O93]/[.K93]" office:value-type="string" office:string-value="" calcext:value-type="error">
            <text:p>#DIV/0!</text:p>
          </table:table-cell>
          <table:table-cell table:formula="of:=[.P93]/[.L93]" office:value-type="percentage" office:value="1.00002337004922" calcext:value-type="percentage">
            <text:p>100.00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d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4:.L94])" office:value-type="float" office:value="13.9165744781494" calcext:value-type="float">
            <text:p>13.92</text:p>
          </table:table-cell>
          <table:table-cell office:value-type="float" office:value="13.795151" calcext:value-type="float">
            <text:p>13.80</text:p>
          </table:table-cell>
          <table:table-cell office:value-type="float" office:value="13.8833131790161" calcext:value-type="float">
            <text:p>13.88</text:p>
          </table:table-cell>
          <table:table-cell/>
          <table:table-cell office:value-type="float" office:value="13.9165744781494" calcext:value-type="float">
            <text:p>13.92</text:p>
          </table:table-cell>
          <table:table-cell office:value-type="float" office:value="13.795151" calcext:value-type="float">
            <text:p>13.80</text:p>
          </table:table-cell>
          <table:table-cell office:value-type="float" office:value="13.916666" calcext:value-type="float">
            <text:p>13.92</text:p>
          </table:table-cell>
          <table:table-cell/>
          <table:table-cell office:value-type="float" office:value="13.916666" calcext:value-type="float">
            <text:p>13.92</text:p>
          </table:table-cell>
          <table:table-cell table:formula="of:=[.M94]/[.I94]" office:value-type="percentage" office:value="1" calcext:value-type="percentage">
            <text:p>100.00%</text:p>
          </table:table-cell>
          <table:table-cell table:formula="of:=[.N94]/[.J94]" office:value-type="percentage" office:value="1.00240236754396" calcext:value-type="percentage">
            <text:p>100.24%</text:p>
          </table:table-cell>
          <table:table-cell table:formula="of:=[.O94]/[.K94]" office:value-type="string" office:string-value="" calcext:value-type="error">
            <text:p>#DIV/0!</text:p>
          </table:table-cell>
          <table:table-cell table:formula="of:=[.P94]/[.L94]" office:value-type="percentage" office:value="1.00000657646397" calcext:value-type="percentage">
            <text:p>100.00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d_rot_lr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5:.L95])" office:value-type="float" office:value="14.0664482116699" calcext:value-type="float">
            <text:p>14.07</text:p>
          </table:table-cell>
          <table:table-cell/>
          <table:table-cell office:value-type="float" office:value="14.026346206665" calcext:value-type="float">
            <text:p>14.03</text:p>
          </table:table-cell>
          <table:table-cell/>
          <table:table-cell office:value-type="float" office:value="14.0664482116699" calcext:value-type="float">
            <text:p>14.07</text:p>
          </table:table-cell>
          <table:table-cell/>
          <table:table-cell office:value-type="float" office:value="14.066666" calcext:value-type="float">
            <text:p>14.07</text:p>
          </table:table-cell>
          <table:table-cell/>
          <table:table-cell office:value-type="float" office:value="14.066666" calcext:value-type="float">
            <text:p>14.07</text:p>
          </table:table-cell>
          <table:table-cell table:formula="of:=[.M95]/[.I95]" office:value-type="string" office:string-value="" calcext:value-type="error">
            <text:p>#DIV/0!</text:p>
          </table:table-cell>
          <table:table-cell table:formula="of:=[.N95]/[.J95]" office:value-type="percentage" office:value="1.00287457565505" calcext:value-type="percentage">
            <text:p>100.29%</text:p>
          </table:table-cell>
          <table:table-cell table:formula="of:=[.O95]/[.K95]" office:value-type="string" office:string-value="" calcext:value-type="error">
            <text:p>#DIV/0!</text:p>
          </table:table-cell>
          <table:table-cell table:formula="of:=[.P95]/[.L95]" office:value-type="percentage" office:value="1.00001548282315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d_rot_ud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6:.L96])" office:value-type="float" office:value="11.8497734069824" calcext:value-type="float">
            <text:p>11.85</text:p>
          </table:table-cell>
          <table:table-cell/>
          <table:table-cell office:value-type="float" office:value="11.8016653060913" calcext:value-type="float">
            <text:p>11.80</text:p>
          </table:table-cell>
          <table:table-cell/>
          <table:table-cell office:value-type="float" office:value="11.8497734069824" calcext:value-type="float">
            <text:p>11.85</text:p>
          </table:table-cell>
          <table:table-cell/>
          <table:table-cell office:value-type="float" office:value="11.85" calcext:value-type="float">
            <text:p>11.85</text:p>
          </table:table-cell>
          <table:table-cell/>
          <table:table-cell office:value-type="float" office:value="11.85" calcext:value-type="float">
            <text:p>11.85</text:p>
          </table:table-cell>
          <table:table-cell table:formula="of:=[.M96]/[.I96]" office:value-type="string" office:string-value="" calcext:value-type="error">
            <text:p>#DIV/0!</text:p>
          </table:table-cell>
          <table:table-cell table:formula="of:=[.N96]/[.J96]" office:value-type="percentage" office:value="1.00409558250086" calcext:value-type="percentage">
            <text:p>100.41%</text:p>
          </table:table-cell>
          <table:table-cell table:formula="of:=[.O96]/[.K96]" office:value-type="string" office:string-value="" calcext:value-type="error">
            <text:p>#DIV/0!</text:p>
          </table:table-cell>
          <table:table-cell table:formula="of:=[.P96]/[.L96]" office:value-type="percentage" office:value="1.00001912213928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d_rot_z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7:.L97])" office:value-type="float" office:value="14.2830505371094" calcext:value-type="float">
            <text:p>14.28</text:p>
          </table:table-cell>
          <table:table-cell office:value-type="float" office:value="14.19532" calcext:value-type="float">
            <text:p>14.20</text:p>
          </table:table-cell>
          <table:table-cell office:value-type="float" office:value="14.2634334564209" calcext:value-type="float">
            <text:p>14.26</text:p>
          </table:table-cell>
          <table:table-cell/>
          <table:table-cell office:value-type="float" office:value="14.2830505371094" calcext:value-type="float">
            <text:p>14.28</text:p>
          </table:table-cell>
          <table:table-cell office:value-type="float" office:value="14.19532" calcext:value-type="float">
            <text:p>14.20</text:p>
          </table:table-cell>
          <table:table-cell office:value-type="float" office:value="14.283333" calcext:value-type="float">
            <text:p>14.28</text:p>
          </table:table-cell>
          <table:table-cell/>
          <table:table-cell office:value-type="float" office:value="14.283333" calcext:value-type="float">
            <text:p>14.28</text:p>
          </table:table-cell>
          <table:table-cell table:formula="of:=[.M97]/[.I97]" office:value-type="percentage" office:value="1" calcext:value-type="percentage">
            <text:p>100.00%</text:p>
          </table:table-cell>
          <table:table-cell table:formula="of:=[.N97]/[.J97]" office:value-type="percentage" office:value="1.00139514399811" calcext:value-type="percentage">
            <text:p>100.14%</text:p>
          </table:table-cell>
          <table:table-cell table:formula="of:=[.O97]/[.K97]" office:value-type="string" office:string-value="" calcext:value-type="error">
            <text:p>#DIV/0!</text:p>
          </table:table-cell>
          <table:table-cell table:formula="of:=[.P97]/[.L97]" office:value-type="percentage" office:value="1.00001977608984" calcext:value-type="percentage">
            <text:p>100.00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0_d_ud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8:.L98])" office:value-type="float" office:value="12.7331285476685" calcext:value-type="float">
            <text:p>12.73</text:p>
          </table:table-cell>
          <table:table-cell/>
          <table:table-cell office:value-type="float" office:value="12.70432472229" calcext:value-type="float">
            <text:p>12.70</text:p>
          </table:table-cell>
          <table:table-cell/>
          <table:table-cell office:value-type="float" office:value="12.7331285476685" calcext:value-type="float">
            <text:p>12.73</text:p>
          </table:table-cell>
          <table:table-cell/>
          <table:table-cell office:value-type="float" office:value="12.733333" calcext:value-type="float">
            <text:p>12.73</text:p>
          </table:table-cell>
          <table:table-cell/>
          <table:table-cell office:value-type="float" office:value="12.733333" calcext:value-type="float">
            <text:p>12.73</text:p>
          </table:table-cell>
          <table:table-cell table:formula="of:=[.M98]/[.I98]" office:value-type="string" office:string-value="" calcext:value-type="error">
            <text:p>#DIV/0!</text:p>
          </table:table-cell>
          <table:table-cell table:formula="of:=[.N98]/[.J98]" office:value-type="percentage" office:value="1.00228333881132" calcext:value-type="percentage">
            <text:p>100.23%</text:p>
          </table:table-cell>
          <table:table-cell table:formula="of:=[.O98]/[.K98]" office:value-type="string" office:string-value="" calcext:value-type="error">
            <text:p>#DIV/0!</text:p>
          </table:table-cell>
          <table:table-cell table:formula="of:=[.P98]/[.L98]" office:value-type="percentage" office:value="1.00001605672406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d_fb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99:.L99])" office:value-type="float" office:value="11.7832136154175" calcext:value-type="float">
            <text:p>11.78</text:p>
          </table:table-cell>
          <table:table-cell/>
          <table:table-cell office:value-type="float" office:value="11.7513256072998" calcext:value-type="float">
            <text:p>11.75</text:p>
          </table:table-cell>
          <table:table-cell/>
          <table:table-cell office:value-type="float" office:value="11.7832136154175" calcext:value-type="float">
            <text:p>11.78</text:p>
          </table:table-cell>
          <table:table-cell/>
          <table:table-cell office:value-type="float" office:value="11.783333" calcext:value-type="float">
            <text:p>11.78</text:p>
          </table:table-cell>
          <table:table-cell/>
          <table:table-cell office:value-type="float" office:value="11.783333" calcext:value-type="float">
            <text:p>11.78</text:p>
          </table:table-cell>
          <table:table-cell table:formula="of:=[.M99]/[.I99]" office:value-type="string" office:string-value="" calcext:value-type="error">
            <text:p>#DIV/0!</text:p>
          </table:table-cell>
          <table:table-cell table:formula="of:=[.N99]/[.J99]" office:value-type="percentage" office:value="1.00272372613693" calcext:value-type="percentage">
            <text:p>100.27%</text:p>
          </table:table-cell>
          <table:table-cell table:formula="of:=[.O99]/[.K99]" office:value-type="string" office:string-value="" calcext:value-type="error">
            <text:p>#DIV/0!</text:p>
          </table:table-cell>
          <table:table-cell table:formula="of:=[.P99]/[.L99]" office:value-type="percentage" office:value="1.00001013175068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d_lr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00:.L100])" office:value-type="float" office:value="12.9330444335938" calcext:value-type="float">
            <text:p>12.93</text:p>
          </table:table-cell>
          <table:table-cell/>
          <table:table-cell office:value-type="float" office:value="12.906063079834" calcext:value-type="float">
            <text:p>12.91</text:p>
          </table:table-cell>
          <table:table-cell/>
          <table:table-cell office:value-type="float" office:value="12.9330444335938" calcext:value-type="float">
            <text:p>12.93</text:p>
          </table:table-cell>
          <table:table-cell/>
          <table:table-cell office:value-type="float" office:value="12.933333" calcext:value-type="float">
            <text:p>12.93</text:p>
          </table:table-cell>
          <table:table-cell/>
          <table:table-cell office:value-type="float" office:value="12.933333" calcext:value-type="float">
            <text:p>12.93</text:p>
          </table:table-cell>
          <table:table-cell table:formula="of:=[.M100]/[.I100]" office:value-type="string" office:string-value="" calcext:value-type="error">
            <text:p>#DIV/0!</text:p>
          </table:table-cell>
          <table:table-cell table:formula="of:=[.N100]/[.J100]" office:value-type="percentage" office:value="1.00211295419814" calcext:value-type="percentage">
            <text:p>100.21%</text:p>
          </table:table-cell>
          <table:table-cell table:formula="of:=[.O100]/[.K100]" office:value-type="string" office:string-value="" calcext:value-type="error">
            <text:p>#DIV/0!</text:p>
          </table:table-cell>
          <table:table-cell table:formula="of:=[.P100]/[.L100]" office:value-type="percentage" office:value="1.00002231233394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d_rot_lr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01:.L101])" office:value-type="float" office:value="11.3497819900513" calcext:value-type="float">
            <text:p>11.35</text:p>
          </table:table-cell>
          <table:table-cell/>
          <table:table-cell office:value-type="float" office:value="11.3167152404785" calcext:value-type="float">
            <text:p>11.32</text:p>
          </table:table-cell>
          <table:table-cell/>
          <table:table-cell office:value-type="float" office:value="11.3497819900513" calcext:value-type="float">
            <text:p>11.35</text:p>
          </table:table-cell>
          <table:table-cell/>
          <table:table-cell office:value-type="float" office:value="11.35" calcext:value-type="float">
            <text:p>11.35</text:p>
          </table:table-cell>
          <table:table-cell/>
          <table:table-cell office:value-type="float" office:value="11.35" calcext:value-type="float">
            <text:p>11.35</text:p>
          </table:table-cell>
          <table:table-cell table:formula="of:=[.M101]/[.I101]" office:value-type="string" office:string-value="" calcext:value-type="error">
            <text:p>#DIV/0!</text:p>
          </table:table-cell>
          <table:table-cell table:formula="of:=[.N101]/[.J101]" office:value-type="percentage" office:value="1.00294120323912" calcext:value-type="percentage">
            <text:p>100.29%</text:p>
          </table:table-cell>
          <table:table-cell table:formula="of:=[.O101]/[.K101]" office:value-type="string" office:string-value="" calcext:value-type="error">
            <text:p>#DIV/0!</text:p>
          </table:table-cell>
          <table:table-cell table:formula="of:=[.P101]/[.L101]" office:value-type="percentage" office:value="1.00001920829395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d_rot_ud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02:.L102])" office:value-type="float" office:value="13.2163619995117" calcext:value-type="float">
            <text:p>13.22</text:p>
          </table:table-cell>
          <table:table-cell/>
          <table:table-cell office:value-type="float" office:value="13.2022724151611" calcext:value-type="float">
            <text:p>13.20</text:p>
          </table:table-cell>
          <table:table-cell/>
          <table:table-cell office:value-type="float" office:value="13.2163619995117" calcext:value-type="float">
            <text:p>13.22</text:p>
          </table:table-cell>
          <table:table-cell/>
          <table:table-cell office:value-type="float" office:value="13.216667" calcext:value-type="float">
            <text:p>13.22</text:p>
          </table:table-cell>
          <table:table-cell/>
          <table:table-cell office:value-type="float" office:value="13.216667" calcext:value-type="float">
            <text:p>13.22</text:p>
          </table:table-cell>
          <table:table-cell table:formula="of:=[.M102]/[.I102]" office:value-type="string" office:string-value="" calcext:value-type="error">
            <text:p>#DIV/0!</text:p>
          </table:table-cell>
          <table:table-cell table:formula="of:=[.N102]/[.J102]" office:value-type="percentage" office:value="1.00109031115146" calcext:value-type="percentage">
            <text:p>100.11%</text:p>
          </table:table-cell>
          <table:table-cell table:formula="of:=[.O102]/[.K102]" office:value-type="string" office:string-value="" calcext:value-type="error">
            <text:p>#DIV/0!</text:p>
          </table:table-cell>
          <table:table-cell table:formula="of:=[.P102]/[.L102]" office:value-type="percentage" office:value="1.000023077492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d_rot_z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03:.L103])" office:value-type="float" office:value="12.416446685791" calcext:value-type="float">
            <text:p>12.42</text:p>
          </table:table-cell>
          <table:table-cell/>
          <table:table-cell office:value-type="float" office:value="12.3830690383911" calcext:value-type="float">
            <text:p>12.38</text:p>
          </table:table-cell>
          <table:table-cell/>
          <table:table-cell office:value-type="float" office:value="12.416446685791" calcext:value-type="float">
            <text:p>12.42</text:p>
          </table:table-cell>
          <table:table-cell/>
          <table:table-cell office:value-type="float" office:value="12.416666" calcext:value-type="float">
            <text:p>12.42</text:p>
          </table:table-cell>
          <table:table-cell/>
          <table:table-cell office:value-type="float" office:value="12.416666" calcext:value-type="float">
            <text:p>12.42</text:p>
          </table:table-cell>
          <table:table-cell table:formula="of:=[.M103]/[.I103]" office:value-type="string" office:string-value="" calcext:value-type="error">
            <text:p>#DIV/0!</text:p>
          </table:table-cell>
          <table:table-cell table:formula="of:=[.N103]/[.J103]" office:value-type="percentage" office:value="1.0027131369053" calcext:value-type="percentage">
            <text:p>100.27%</text:p>
          </table:table-cell>
          <table:table-cell table:formula="of:=[.O103]/[.K103]" office:value-type="string" office:string-value="" calcext:value-type="error">
            <text:p>#DIV/0!</text:p>
          </table:table-cell>
          <table:table-cell table:formula="of:=[.P103]/[.L103]" office:value-type="percentage" office:value="1.00001766320225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depth_var</text:p>
          </table:table-cell>
          <table:table-cell office:value-type="string" calcext:value-type="string">
            <text:p>depth_var_1_d_ud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04:.L104])" office:value-type="float" office:value="11.5998973846436" calcext:value-type="float">
            <text:p>11.60</text:p>
          </table:table-cell>
          <table:table-cell/>
          <table:table-cell office:value-type="float" office:value="11.5636920928955" calcext:value-type="float">
            <text:p>11.56</text:p>
          </table:table-cell>
          <table:table-cell/>
          <table:table-cell office:value-type="float" office:value="11.5998973846436" calcext:value-type="float">
            <text:p>11.60</text:p>
          </table:table-cell>
          <table:table-cell/>
          <table:table-cell office:value-type="float" office:value="11.6" calcext:value-type="float">
            <text:p>11.60</text:p>
          </table:table-cell>
          <table:table-cell/>
          <table:table-cell office:value-type="float" office:value="11.6" calcext:value-type="float">
            <text:p>11.60</text:p>
          </table:table-cell>
          <table:table-cell table:formula="of:=[.M104]/[.I104]" office:value-type="string" office:string-value="" calcext:value-type="error">
            <text:p>#DIV/0!</text:p>
          </table:table-cell>
          <table:table-cell table:formula="of:=[.N104]/[.J104]" office:value-type="percentage" office:value="1.00313981960198" calcext:value-type="percentage">
            <text:p>100.31%</text:p>
          </table:table-cell>
          <table:table-cell table:formula="of:=[.O104]/[.K104]" office:value-type="string" office:string-value="" calcext:value-type="error">
            <text:p>#DIV/0!</text:p>
          </table:table-cell>
          <table:table-cell table:formula="of:=[.P104]/[.L104]" office:value-type="percentage" office:value="1.00000884622967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flat_lr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05:.L105])" office:value-type="float" office:value="12.3830909729004" calcext:value-type="float">
            <text:p>12.38</text:p>
          </table:table-cell>
          <table:table-cell office:value-type="float" office:value="12.295452" calcext:value-type="float">
            <text:p>12.30</text:p>
          </table:table-cell>
          <table:table-cell office:value-type="float" office:value="12.348708152771" calcext:value-type="float">
            <text:p>12.35</text:p>
          </table:table-cell>
          <table:table-cell/>
          <table:table-cell office:value-type="float" office:value="12.3830909729004" calcext:value-type="float">
            <text:p>12.38</text:p>
          </table:table-cell>
          <table:table-cell office:value-type="float" office:value="12.295452" calcext:value-type="float">
            <text:p>12.30</text:p>
          </table:table-cell>
          <table:table-cell office:value-type="float" office:value="12.383333" calcext:value-type="float">
            <text:p>12.38</text:p>
          </table:table-cell>
          <table:table-cell/>
          <table:table-cell office:value-type="float" office:value="12.383333" calcext:value-type="float">
            <text:p>12.38</text:p>
          </table:table-cell>
          <table:table-cell table:formula="of:=[.M105]/[.I105]" office:value-type="percentage" office:value="1" calcext:value-type="percentage">
            <text:p>100.00%</text:p>
          </table:table-cell>
          <table:table-cell table:formula="of:=[.N105]/[.J105]" office:value-type="percentage" office:value="1.00280392465355" calcext:value-type="percentage">
            <text:p>100.28%</text:p>
          </table:table-cell>
          <table:table-cell table:formula="of:=[.O105]/[.K105]" office:value-type="string" office:string-value="" calcext:value-type="error">
            <text:p>#DIV/0!</text:p>
          </table:table-cell>
          <table:table-cell table:formula="of:=[.P105]/[.L105]" office:value-type="percentage" office:value="1.00001954496661" calcext:value-type="percentage">
            <text:p>100.00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flat_rot_lr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06:.L106])" office:value-type="float" office:value="11.2164869308472" calcext:value-type="float">
            <text:p>11.22</text:p>
          </table:table-cell>
          <table:table-cell/>
          <table:table-cell office:value-type="float" office:value="11.1902627944946" calcext:value-type="float">
            <text:p>11.19</text:p>
          </table:table-cell>
          <table:table-cell/>
          <table:table-cell office:value-type="float" office:value="11.2164869308472" calcext:value-type="float">
            <text:p>11.22</text:p>
          </table:table-cell>
          <table:table-cell/>
          <table:table-cell office:value-type="float" office:value="11.216667" calcext:value-type="float">
            <text:p>11.22</text:p>
          </table:table-cell>
          <table:table-cell/>
          <table:table-cell office:value-type="float" office:value="11.216667" calcext:value-type="float">
            <text:p>11.22</text:p>
          </table:table-cell>
          <table:table-cell table:formula="of:=[.M106]/[.I106]" office:value-type="string" office:string-value="" calcext:value-type="error">
            <text:p>#DIV/0!</text:p>
          </table:table-cell>
          <table:table-cell table:formula="of:=[.N106]/[.J106]" office:value-type="percentage" office:value="1.00235956974293" calcext:value-type="percentage">
            <text:p>100.24%</text:p>
          </table:table-cell>
          <table:table-cell table:formula="of:=[.O106]/[.K106]" office:value-type="string" office:string-value="" calcext:value-type="error">
            <text:p>#DIV/0!</text:p>
          </table:table-cell>
          <table:table-cell table:formula="of:=[.P106]/[.L106]" office:value-type="percentage" office:value="1.00001605397073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flat_rot_ud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07:.L107])" office:value-type="float" office:value="13.9165391921997" calcext:value-type="float">
            <text:p>13.92</text:p>
          </table:table-cell>
          <table:table-cell office:value-type="float" office:value="13.830238" calcext:value-type="float">
            <text:p>13.83</text:p>
          </table:table-cell>
          <table:table-cell office:value-type="float" office:value="13.8781499862671" calcext:value-type="float">
            <text:p>13.88</text:p>
          </table:table-cell>
          <table:table-cell office:value-type="float" office:value="13.8998775482178" calcext:value-type="float">
            <text:p>13.90</text:p>
          </table:table-cell>
          <table:table-cell office:value-type="float" office:value="13.9165391921997" calcext:value-type="float">
            <text:p>13.92</text:p>
          </table:table-cell>
          <table:table-cell office:value-type="float" office:value="13.830238" calcext:value-type="float">
            <text:p>13.83</text:p>
          </table:table-cell>
          <table:table-cell table:number-columns-repeated="3" office:value-type="float" office:value="13.916666" calcext:value-type="float">
            <text:p>13.92</text:p>
          </table:table-cell>
          <table:table-cell table:formula="of:=[.M107]/[.I107]" office:value-type="percentage" office:value="1" calcext:value-type="percentage">
            <text:p>100.00%</text:p>
          </table:table-cell>
          <table:table-cell table:formula="of:=[.N107]/[.J107]" office:value-type="percentage" office:value="1.00277529885259" calcext:value-type="percentage">
            <text:p>100.28%</text:p>
          </table:table-cell>
          <table:table-cell table:formula="of:=[.O107]/[.K107]" office:value-type="percentage" office:value="1.0012078129267" calcext:value-type="percentage">
            <text:p>100.12%</text:p>
          </table:table-cell>
          <table:table-cell table:formula="of:=[.P107]/[.L107]" office:value-type="percentage" office:value="1.00000911202121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flat_rot_z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08:.L108])" office:value-type="float" office:value="14.066502571106" calcext:value-type="float">
            <text:p>14.07</text:p>
          </table:table-cell>
          <table:table-cell office:value-type="float" office:value="13.961289" calcext:value-type="float">
            <text:p>13.96</text:p>
          </table:table-cell>
          <table:table-cell office:value-type="float" office:value="14.0356788635254" calcext:value-type="float">
            <text:p>14.04</text:p>
          </table:table-cell>
          <table:table-cell/>
          <table:table-cell office:value-type="float" office:value="14.066502571106" calcext:value-type="float">
            <text:p>14.07</text:p>
          </table:table-cell>
          <table:table-cell office:value-type="float" office:value="13.961289" calcext:value-type="float">
            <text:p>13.96</text:p>
          </table:table-cell>
          <table:table-cell office:value-type="float" office:value="14.066666" calcext:value-type="float">
            <text:p>14.07</text:p>
          </table:table-cell>
          <table:table-cell/>
          <table:table-cell office:value-type="float" office:value="14.066666" calcext:value-type="float">
            <text:p>14.07</text:p>
          </table:table-cell>
          <table:table-cell table:formula="of:=[.M108]/[.I108]" office:value-type="percentage" office:value="1" calcext:value-type="percentage">
            <text:p>100.00%</text:p>
          </table:table-cell>
          <table:table-cell table:formula="of:=[.N108]/[.J108]" office:value-type="percentage" office:value="1.00220774048594" calcext:value-type="percentage">
            <text:p>100.22%</text:p>
          </table:table-cell>
          <table:table-cell table:formula="of:=[.O108]/[.K108]" office:value-type="string" office:string-value="" calcext:value-type="error">
            <text:p>#DIV/0!</text:p>
          </table:table-cell>
          <table:table-cell table:formula="of:=[.P108]/[.L108]" office:value-type="percentage" office:value="1.00001161830336" calcext:value-type="percentage">
            <text:p>100.00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flat_ud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09:.L109])" office:value-type="float" office:value="10.8998832702637" calcext:value-type="float">
            <text:p>10.90</text:p>
          </table:table-cell>
          <table:table-cell/>
          <table:table-cell office:value-type="float" office:value="10.8470735549927" calcext:value-type="float">
            <text:p>10.85</text:p>
          </table:table-cell>
          <table:table-cell/>
          <table:table-cell office:value-type="float" office:value="10.8998832702637" calcext:value-type="float">
            <text:p>10.90</text:p>
          </table:table-cell>
          <table:table-cell/>
          <table:table-cell office:value-type="float" office:value="10.9" calcext:value-type="float">
            <text:p>10.90</text:p>
          </table:table-cell>
          <table:table-cell/>
          <table:table-cell office:value-type="float" office:value="10.9" calcext:value-type="float">
            <text:p>10.90</text:p>
          </table:table-cell>
          <table:table-cell table:formula="of:=[.M109]/[.I109]" office:value-type="string" office:string-value="" calcext:value-type="error">
            <text:p>#DIV/0!</text:p>
          </table:table-cell>
          <table:table-cell table:formula="of:=[.N109]/[.J109]" office:value-type="percentage" office:value="1.00487932940982" calcext:value-type="percentage">
            <text:p>100.49%</text:p>
          </table:table-cell>
          <table:table-cell table:formula="of:=[.O109]/[.K109]" office:value-type="string" office:string-value="" calcext:value-type="error">
            <text:p>#DIV/0!</text:p>
          </table:table-cell>
          <table:table-cell table:formula="of:=[.P109]/[.L109]" office:value-type="percentage" office:value="1.00001070926481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tilt_fb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10:.L110])" office:value-type="float" office:value="14.5164375305176" calcext:value-type="float">
            <text:p>14.52</text:p>
          </table:table-cell>
          <table:table-cell/>
          <table:table-cell office:value-type="float" office:value="14.49693775177" calcext:value-type="float">
            <text:p>14.50</text:p>
          </table:table-cell>
          <table:table-cell/>
          <table:table-cell office:value-type="float" office:value="14.5164375305176" calcext:value-type="float">
            <text:p>14.52</text:p>
          </table:table-cell>
          <table:table-cell/>
          <table:table-cell office:value-type="float" office:value="14.516667" calcext:value-type="float">
            <text:p>14.52</text:p>
          </table:table-cell>
          <table:table-cell/>
          <table:table-cell office:value-type="float" office:value="14.516667" calcext:value-type="float">
            <text:p>14.52</text:p>
          </table:table-cell>
          <table:table-cell table:formula="of:=[.M110]/[.I110]" office:value-type="string" office:string-value="" calcext:value-type="error">
            <text:p>#DIV/0!</text:p>
          </table:table-cell>
          <table:table-cell table:formula="of:=[.N110]/[.J110]" office:value-type="percentage" office:value="1.00136092522213" calcext:value-type="percentage">
            <text:p>100.14%</text:p>
          </table:table-cell>
          <table:table-cell table:formula="of:=[.O110]/[.K110]" office:value-type="string" office:string-value="" calcext:value-type="error">
            <text:p>#DIV/0!</text:p>
          </table:table-cell>
          <table:table-cell table:formula="of:=[.P110]/[.L110]" office:value-type="percentage" office:value="1.00001580756173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tilt_lr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11:.L111])" office:value-type="float" office:value="17.9165725708008" calcext:value-type="float">
            <text:p>17.92</text:p>
          </table:table-cell>
          <table:table-cell/>
          <table:table-cell office:value-type="float" office:value="17.9077339172363" calcext:value-type="float">
            <text:p>17.91</text:p>
          </table:table-cell>
          <table:table-cell/>
          <table:table-cell office:value-type="float" office:value="17.9165725708008" calcext:value-type="float">
            <text:p>17.92</text:p>
          </table:table-cell>
          <table:table-cell/>
          <table:table-cell office:value-type="float" office:value="17.916665" calcext:value-type="float">
            <text:p>17.92</text:p>
          </table:table-cell>
          <table:table-cell/>
          <table:table-cell office:value-type="float" office:value="17.916665" calcext:value-type="float">
            <text:p>17.92</text:p>
          </table:table-cell>
          <table:table-cell table:formula="of:=[.M111]/[.I111]" office:value-type="string" office:string-value="" calcext:value-type="error">
            <text:p>#DIV/0!</text:p>
          </table:table-cell>
          <table:table-cell table:formula="of:=[.N111]/[.J111]" office:value-type="percentage" office:value="1.00049872768966" calcext:value-type="percentage">
            <text:p>100.05%</text:p>
          </table:table-cell>
          <table:table-cell table:formula="of:=[.O111]/[.K111]" office:value-type="string" office:string-value="" calcext:value-type="error">
            <text:p>#DIV/0!</text:p>
          </table:table-cell>
          <table:table-cell table:formula="of:=[.P111]/[.L111]" office:value-type="percentage" office:value="1.00000515886612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tilt_rot_lr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12:.L112])" office:value-type="float" office:value="12.7498254776001" calcext:value-type="float">
            <text:p>12.75</text:p>
          </table:table-cell>
          <table:table-cell/>
          <table:table-cell office:value-type="float" office:value="12.7195463180542" calcext:value-type="float">
            <text:p>12.72</text:p>
          </table:table-cell>
          <table:table-cell/>
          <table:table-cell office:value-type="float" office:value="12.7498254776001" calcext:value-type="float">
            <text:p>12.75</text:p>
          </table:table-cell>
          <table:table-cell/>
          <table:table-cell office:value-type="float" office:value="12.749999" calcext:value-type="float">
            <text:p>12.75</text:p>
          </table:table-cell>
          <table:table-cell/>
          <table:table-cell office:value-type="float" office:value="12.749999" calcext:value-type="float">
            <text:p>12.75</text:p>
          </table:table-cell>
          <table:table-cell table:formula="of:=[.M112]/[.I112]" office:value-type="string" office:string-value="" calcext:value-type="error">
            <text:p>#DIV/0!</text:p>
          </table:table-cell>
          <table:table-cell table:formula="of:=[.N112]/[.J112]" office:value-type="percentage" office:value="1.00239416416155" calcext:value-type="percentage">
            <text:p>100.24%</text:p>
          </table:table-cell>
          <table:table-cell table:formula="of:=[.O112]/[.K112]" office:value-type="string" office:string-value="" calcext:value-type="error">
            <text:p>#DIV/0!</text:p>
          </table:table-cell>
          <table:table-cell table:formula="of:=[.P112]/[.L112]" office:value-type="percentage" office:value="1.00001360978628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tilt_rot_ud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13:.L113])" office:value-type="float" office:value="13.1665239334106" calcext:value-type="float">
            <text:p>13.17</text:p>
          </table:table-cell>
          <table:table-cell/>
          <table:table-cell office:value-type="float" office:value="13.1286487579346" calcext:value-type="float">
            <text:p>13.13</text:p>
          </table:table-cell>
          <table:table-cell/>
          <table:table-cell office:value-type="float" office:value="13.1665239334106" calcext:value-type="float">
            <text:p>13.17</text:p>
          </table:table-cell>
          <table:table-cell/>
          <table:table-cell office:value-type="float" office:value="13.166666" calcext:value-type="float">
            <text:p>13.17</text:p>
          </table:table-cell>
          <table:table-cell/>
          <table:table-cell office:value-type="float" office:value="13.166666" calcext:value-type="float">
            <text:p>13.17</text:p>
          </table:table-cell>
          <table:table-cell table:formula="of:=[.M113]/[.I113]" office:value-type="string" office:string-value="" calcext:value-type="error">
            <text:p>#DIV/0!</text:p>
          </table:table-cell>
          <table:table-cell table:formula="of:=[.N113]/[.J113]" office:value-type="percentage" office:value="1.00289574675706" calcext:value-type="percentage">
            <text:p>100.29%</text:p>
          </table:table-cell>
          <table:table-cell table:formula="of:=[.O113]/[.K113]" office:value-type="string" office:string-value="" calcext:value-type="error">
            <text:p>#DIV/0!</text:p>
          </table:table-cell>
          <table:table-cell table:formula="of:=[.P113]/[.L113]" office:value-type="percentage" office:value="1.00001078998451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tilt_rot_z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14:.L114])" office:value-type="float" office:value="15.733193397522" calcext:value-type="float">
            <text:p>15.73</text:p>
          </table:table-cell>
          <table:table-cell/>
          <table:table-cell office:value-type="float" office:value="15.6886310577393" calcext:value-type="float">
            <text:p>15.69</text:p>
          </table:table-cell>
          <table:table-cell/>
          <table:table-cell office:value-type="float" office:value="15.733193397522" calcext:value-type="float">
            <text:p>15.73</text:p>
          </table:table-cell>
          <table:table-cell/>
          <table:table-cell office:value-type="float" office:value="15.733333" calcext:value-type="float">
            <text:p>15.73</text:p>
          </table:table-cell>
          <table:table-cell/>
          <table:table-cell office:value-type="float" office:value="15.733333" calcext:value-type="float">
            <text:p>15.73</text:p>
          </table:table-cell>
          <table:table-cell table:formula="of:=[.M114]/[.I114]" office:value-type="string" office:string-value="" calcext:value-type="error">
            <text:p>#DIV/0!</text:p>
          </table:table-cell>
          <table:table-cell table:formula="of:=[.N114]/[.J114]" office:value-type="percentage" office:value="1.00284932076586" calcext:value-type="percentage">
            <text:p>100.28%</text:p>
          </table:table-cell>
          <table:table-cell table:formula="of:=[.O114]/[.K114]" office:value-type="string" office:string-value="" calcext:value-type="error">
            <text:p>#DIV/0!</text:p>
          </table:table-cell>
          <table:table-cell table:formula="of:=[.P114]/[.L114]" office:value-type="percentage" office:value="1.00000887311778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ity_ll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tabletop_d_tilt_ud_000000</text:p>
          </table:table-cell>
          <table:table-cell/>
          <table:table-cell office:value-type="string" calcext:value-type="string">
            <text:p>left_camera</text:p>
          </table:table-cell>
          <table:table-cell/>
          <table:table-cell office:value-type="string" calcext:value-type="string">
            <text:p>samsung_mono</text:p>
          </table:table-cell>
          <table:table-cell table:formula="of:=MAX([.I115:.L115])" office:value-type="float" office:value="13.7664451599121" calcext:value-type="float">
            <text:p>13.77</text:p>
          </table:table-cell>
          <table:table-cell/>
          <table:table-cell office:value-type="float" office:value="13.7417812347412" calcext:value-type="float">
            <text:p>13.74</text:p>
          </table:table-cell>
          <table:table-cell/>
          <table:table-cell office:value-type="float" office:value="13.7664451599121" calcext:value-type="float">
            <text:p>13.77</text:p>
          </table:table-cell>
          <table:table-cell/>
          <table:table-cell office:value-type="float" office:value="13.766667" calcext:value-type="float">
            <text:p>13.77</text:p>
          </table:table-cell>
          <table:table-cell/>
          <table:table-cell office:value-type="float" office:value="13.766667" calcext:value-type="float">
            <text:p>13.77</text:p>
          </table:table-cell>
          <table:table-cell table:formula="of:=[.M115]/[.I115]" office:value-type="string" office:string-value="" calcext:value-type="error">
            <text:p>#DIV/0!</text:p>
          </table:table-cell>
          <table:table-cell table:formula="of:=[.N115]/[.J115]" office:value-type="percentage" office:value="1.00181095629698" calcext:value-type="percentage">
            <text:p>100.18%</text:p>
          </table:table-cell>
          <table:table-cell table:formula="of:=[.O115]/[.K115]" office:value-type="string" office:string-value="" calcext:value-type="error">
            <text:p>#DIV/0!</text:p>
          </table:table-cell>
          <table:table-cell table:formula="of:=[.P115]/[.L115]" office:value-type="percentage" office:value="1.00001611455138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0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16:.L116])" office:value-type="float" office:value="25.116662979126" calcext:value-type="float">
            <text:p>25.12</text:p>
          </table:table-cell>
          <table:table-cell office:value-type="float" office:value="25.060952" calcext:value-type="float">
            <text:p>25.06</text:p>
          </table:table-cell>
          <table:table-cell office:value-type="float" office:value="25.116662979126" calcext:value-type="float">
            <text:p>25.12</text:p>
          </table:table-cell>
          <table:table-cell office:value-type="float" office:value="25.1112976074219" calcext:value-type="float">
            <text:p>25.11</text:p>
          </table:table-cell>
          <table:table-cell office:value-type="float" office:value="25.1163749694824" calcext:value-type="float">
            <text:p>25.12</text:p>
          </table:table-cell>
          <table:table-cell office:value-type="float" office:value="25.060952" calcext:value-type="float">
            <text:p>25.06</text:p>
          </table:table-cell>
          <table:table-cell table:number-columns-repeated="3" office:value-type="float" office:value="25.116666" calcext:value-type="float">
            <text:p>25.12</text:p>
          </table:table-cell>
          <table:table-cell table:formula="of:=[.M116]/[.I116]" office:value-type="percentage" office:value="1" calcext:value-type="percentage">
            <text:p>100.00%</text:p>
          </table:table-cell>
          <table:table-cell table:formula="of:=[.N116]/[.J116]" office:value-type="percentage" office:value="1.0000001202737" calcext:value-type="percentage">
            <text:p>100.00%</text:p>
          </table:table-cell>
          <table:table-cell table:formula="of:=[.O116]/[.K116]" office:value-type="percentage" office:value="1.00021378395741" calcext:value-type="percentage">
            <text:p>100.02%</text:p>
          </table:table-cell>
          <table:table-cell table:formula="of:=[.P116]/[.L116]" office:value-type="percentage" office:value="1.00001158728192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1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17:.L117])" office:value-type="float" office:value="30.7828788757324" calcext:value-type="float">
            <text:p>30.78</text:p>
          </table:table-cell>
          <table:table-cell office:value-type="float" office:value="30.693509" calcext:value-type="float">
            <text:p>30.69</text:p>
          </table:table-cell>
          <table:table-cell office:value-type="float" office:value="30.7666130065918" calcext:value-type="float">
            <text:p>30.77</text:p>
          </table:table-cell>
          <table:table-cell office:value-type="float" office:value="30.7638320922852" calcext:value-type="float">
            <text:p>30.76</text:p>
          </table:table-cell>
          <table:table-cell office:value-type="float" office:value="30.7828788757324" calcext:value-type="float">
            <text:p>30.78</text:p>
          </table:table-cell>
          <table:table-cell office:value-type="float" office:value="30.693509" calcext:value-type="float">
            <text:p>30.69</text:p>
          </table:table-cell>
          <table:table-cell table:number-columns-repeated="3" office:value-type="float" office:value="30.783334" calcext:value-type="float">
            <text:p>30.78</text:p>
          </table:table-cell>
          <table:table-cell table:formula="of:=[.M117]/[.I117]" office:value-type="percentage" office:value="1" calcext:value-type="percentage">
            <text:p>100.00%</text:p>
          </table:table-cell>
          <table:table-cell table:formula="of:=[.N117]/[.J117]" office:value-type="percentage" office:value="1.00054347852344" calcext:value-type="percentage">
            <text:p>100.05%</text:p>
          </table:table-cell>
          <table:table-cell table:formula="of:=[.O117]/[.K117]" office:value-type="percentage" office:value="1.000633923227" calcext:value-type="percentage">
            <text:p>100.06%</text:p>
          </table:table-cell>
          <table:table-cell table:formula="of:=[.P117]/[.L117]" office:value-type="percentage" office:value="1.00001478498062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2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18:.L118])" office:value-type="float" office:value="3.16666603088379" calcext:value-type="float">
            <text:p>3.17</text:p>
          </table:table-cell>
          <table:table-cell office:value-type="float" office:value="3.132596" calcext:value-type="float">
            <text:p>3.13</text:p>
          </table:table-cell>
          <table:table-cell office:value-type="float" office:value="3.16666603088379" calcext:value-type="float">
            <text:p>3.17</text:p>
          </table:table-cell>
          <table:table-cell office:value-type="float" office:value="3.16666531562805" calcext:value-type="float">
            <text:p>3.17</text:p>
          </table:table-cell>
          <table:table-cell office:value-type="float" office:value="3.1661319732666" calcext:value-type="float">
            <text:p>3.17</text:p>
          </table:table-cell>
          <table:table-cell office:value-type="float" office:value="3.132596" calcext:value-type="float">
            <text:p>3.13</text:p>
          </table:table-cell>
          <table:table-cell table:number-columns-repeated="3" office:value-type="float" office:value="3.166667" calcext:value-type="float">
            <text:p>3.17</text:p>
          </table:table-cell>
          <table:table-cell table:formula="of:=[.M118]/[.I118]" office:value-type="percentage" office:value="1" calcext:value-type="percentage">
            <text:p>100.00%</text:p>
          </table:table-cell>
          <table:table-cell table:formula="of:=[.N118]/[.J118]" office:value-type="percentage" office:value="1.00000030603676" calcext:value-type="percentage">
            <text:p>100.00%</text:p>
          </table:table-cell>
          <table:table-cell table:formula="of:=[.O118]/[.K118]" office:value-type="percentage" office:value="1.00000053190716" calcext:value-type="percentage">
            <text:p>100.00%</text:p>
          </table:table-cell>
          <table:table-cell table:formula="of:=[.P118]/[.L118]" office:value-type="percentage" office:value="1.00016898434365" calcext:value-type="percentage">
            <text:p>100.02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2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19:.L119])" office:value-type="float" office:value="22.9666652679443" calcext:value-type="float">
            <text:p>22.97</text:p>
          </table:table-cell>
          <table:table-cell office:value-type="float" office:value="22.92911" calcext:value-type="float">
            <text:p>22.93</text:p>
          </table:table-cell>
          <table:table-cell table:number-columns-repeated="2" office:value-type="float" office:value="22.9666652679443" calcext:value-type="float">
            <text:p>22.97</text:p>
          </table:table-cell>
          <table:table-cell office:value-type="float" office:value="22.9660358428955" calcext:value-type="float">
            <text:p>22.97</text:p>
          </table:table-cell>
          <table:table-cell office:value-type="float" office:value="22.92911" calcext:value-type="float">
            <text:p>22.93</text:p>
          </table:table-cell>
          <table:table-cell table:number-columns-repeated="3" office:value-type="float" office:value="22.966667" calcext:value-type="float">
            <text:p>22.97</text:p>
          </table:table-cell>
          <table:table-cell table:formula="of:=[.M119]/[.I119]" office:value-type="percentage" office:value="1" calcext:value-type="percentage">
            <text:p>100.00%</text:p>
          </table:table-cell>
          <table:table-cell table:formula="of:=[.N119]/[.J119]" office:value-type="percentage" office:value="1.00000007541607" calcext:value-type="percentage">
            <text:p>100.00%</text:p>
          </table:table-cell>
          <table:table-cell table:formula="of:=[.O119]/[.K119]" office:value-type="percentage" office:value="1.00000007541607" calcext:value-type="percentage">
            <text:p>100.00%</text:p>
          </table:table-cell>
          <table:table-cell table:formula="of:=[.P119]/[.L119]" office:value-type="percentage" office:value="1.0000274821962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2_000002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0:.L120])" office:value-type="float" office:value="0.816667556762695" calcext:value-type="float">
            <text:p>0.82</text:p>
          </table:table-cell>
          <table:table-cell office:value-type="float" office:value="0.760624" calcext:value-type="float">
            <text:p>0.76</text:p>
          </table:table-cell>
          <table:table-cell table:number-columns-repeated="2" office:value-type="float" office:value="0.816667556762695" calcext:value-type="float">
            <text:p>0.82</text:p>
          </table:table-cell>
          <table:table-cell office:value-type="float" office:value="0.816425323486328" calcext:value-type="float">
            <text:p>0.82</text:p>
          </table:table-cell>
          <table:table-cell office:value-type="float" office:value="0.760624" calcext:value-type="float">
            <text:p>0.76</text:p>
          </table:table-cell>
          <table:table-cell table:number-columns-repeated="3" office:value-type="float" office:value="0.816668" calcext:value-type="float">
            <text:p>0.82</text:p>
          </table:table-cell>
          <table:table-cell table:formula="of:=[.M120]/[.I120]" office:value-type="percentage" office:value="1" calcext:value-type="percentage">
            <text:p>100.00%</text:p>
          </table:table-cell>
          <table:table-cell table:formula="of:=[.N120]/[.J120]" office:value-type="percentage" office:value="1.00000054273897" calcext:value-type="percentage">
            <text:p>100.00%</text:p>
          </table:table-cell>
          <table:table-cell table:formula="of:=[.O120]/[.K120]" office:value-type="percentage" office:value="1.00000054273897" calcext:value-type="percentage">
            <text:p>100.00%</text:p>
          </table:table-cell>
          <table:table-cell table:formula="of:=[.P120]/[.L120]" office:value-type="percentage" office:value="1.00029724275655" calcext:value-type="percentage">
            <text:p>100.03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2_000003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1:.L121])" office:value-type="float" office:value="0.432746887207031" calcext:value-type="float">
            <text:p>0.43</text:p>
          </table:table-cell>
          <table:table-cell office:value-type="float" office:value="0.362451" calcext:value-type="float">
            <text:p>0.36</text:p>
          </table:table-cell>
          <table:table-cell office:value-type="float" office:value="0.411777496337891" calcext:value-type="float">
            <text:p>0.41</text:p>
          </table:table-cell>
          <table:table-cell office:value-type="float" office:value="0.400527954101563" calcext:value-type="float">
            <text:p>0.40</text:p>
          </table:table-cell>
          <table:table-cell office:value-type="float" office:value="0.432746887207031" calcext:value-type="float">
            <text:p>0.43</text:p>
          </table:table-cell>
          <table:table-cell office:value-type="float" office:value="0.362451" calcext:value-type="float">
            <text:p>0.36</text:p>
          </table:table-cell>
          <table:table-cell table:number-columns-repeated="3" office:value-type="float" office:value="0.433334000000002" calcext:value-type="float">
            <text:p>0.43</text:p>
          </table:table-cell>
          <table:table-cell table:formula="of:=[.M121]/[.I121]" office:value-type="percentage" office:value="1" calcext:value-type="percentage">
            <text:p>100.00%</text:p>
          </table:table-cell>
          <table:table-cell table:formula="of:=[.N121]/[.J121]" office:value-type="percentage" office:value="1.05234988277364" calcext:value-type="percentage">
            <text:p>105.23%</text:p>
          </table:table-cell>
          <table:table-cell table:formula="of:=[.O121]/[.K121]" office:value-type="percentage" office:value="1.08190700689551" calcext:value-type="percentage">
            <text:p>108.19%</text:p>
          </table:table-cell>
          <table:table-cell table:formula="of:=[.P121]/[.L121]" office:value-type="percentage" office:value="1.00135671176461" calcext:value-type="percentage">
            <text:p>100.14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2:.L122])" office:value-type="float" office:value="4.46666526794434" calcext:value-type="float">
            <text:p>4.47</text:p>
          </table:table-cell>
          <table:table-cell office:value-type="float" office:value="4.432489" calcext:value-type="float">
            <text:p>4.43</text:p>
          </table:table-cell>
          <table:table-cell table:number-columns-repeated="2" office:value-type="float" office:value="4.46666526794434" calcext:value-type="float">
            <text:p>4.47</text:p>
          </table:table-cell>
          <table:table-cell office:value-type="float" office:value="4.46618461608887" calcext:value-type="float">
            <text:p>4.47</text:p>
          </table:table-cell>
          <table:table-cell office:value-type="float" office:value="4.330733" calcext:value-type="float">
            <text:p>4.33</text:p>
          </table:table-cell>
          <table:table-cell table:number-columns-repeated="3" office:value-type="float" office:value="4.466666" calcext:value-type="float">
            <text:p>4.47</text:p>
          </table:table-cell>
          <table:table-cell table:formula="of:=[.M122]/[.I122]" office:value-type="percentage" office:value="0.977043146638379" calcext:value-type="percentage">
            <text:p>97.70%</text:p>
          </table:table-cell>
          <table:table-cell table:formula="of:=[.N122]/[.J122]" office:value-type="percentage" office:value="1.00000016389311" calcext:value-type="percentage">
            <text:p>100.00%</text:p>
          </table:table-cell>
          <table:table-cell table:formula="of:=[.O122]/[.K122]" office:value-type="percentage" office:value="1.00000016389311" calcext:value-type="percentage">
            <text:p>100.00%</text:p>
          </table:table-cell>
          <table:table-cell table:formula="of:=[.P122]/[.L122]" office:value-type="percentage" office:value="1.00010778414967" calcext:value-type="percentage">
            <text:p>100.01%</text:p>
          </table:table-cell>
          <table:table-cell office:value-type="float" office:value="0.101756" calcext:value-type="float">
            <text:p>0.101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3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3:.L123])" office:value-type="float" office:value="20.4666652679443" calcext:value-type="float">
            <text:p>20.47</text:p>
          </table:table-cell>
          <table:table-cell office:value-type="float" office:value="20.395153" calcext:value-type="float">
            <text:p>20.40</text:p>
          </table:table-cell>
          <table:table-cell table:number-columns-repeated="2" office:value-type="float" office:value="20.4666652679443" calcext:value-type="float">
            <text:p>20.47</text:p>
          </table:table-cell>
          <table:table-cell office:value-type="float" office:value="20.4657649993896" calcext:value-type="float">
            <text:p>20.47</text:p>
          </table:table-cell>
          <table:table-cell office:value-type="float" office:value="20.395153" calcext:value-type="float">
            <text:p>20.40</text:p>
          </table:table-cell>
          <table:table-cell table:number-columns-repeated="3" office:value-type="float" office:value="20.466666" calcext:value-type="float">
            <text:p>20.47</text:p>
          </table:table-cell>
          <table:table-cell table:formula="of:=[.M123]/[.I123]" office:value-type="percentage" office:value="1" calcext:value-type="percentage">
            <text:p>100.00%</text:p>
          </table:table-cell>
          <table:table-cell table:formula="of:=[.N123]/[.J123]" office:value-type="percentage" office:value="1.00000003576819" calcext:value-type="percentage">
            <text:p>100.00%</text:p>
          </table:table-cell>
          <table:table-cell table:formula="of:=[.O123]/[.K123]" office:value-type="percentage" office:value="1.00000003576819" calcext:value-type="percentage">
            <text:p>100.00%</text:p>
          </table:table-cell>
          <table:table-cell table:formula="of:=[.P123]/[.L123]" office:value-type="percentage" office:value="1.00004402477065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3_000002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4:.L124])" office:value-type="float" office:value="4.21369934082031" calcext:value-type="float">
            <text:p>4.21</text:p>
          </table:table-cell>
          <table:table-cell office:value-type="float" office:value="4.132713" calcext:value-type="float">
            <text:p>4.13</text:p>
          </table:table-cell>
          <table:table-cell office:value-type="float" office:value="4.17359924316406" calcext:value-type="float">
            <text:p>4.17</text:p>
          </table:table-cell>
          <table:table-cell office:value-type="float" office:value="4.21171760559082" calcext:value-type="float">
            <text:p>4.21</text:p>
          </table:table-cell>
          <table:table-cell office:value-type="float" office:value="4.21369934082031" calcext:value-type="float">
            <text:p>4.21</text:p>
          </table:table-cell>
          <table:table-cell office:value-type="float" office:value="4.132713" calcext:value-type="float">
            <text:p>4.13</text:p>
          </table:table-cell>
          <table:table-cell table:number-columns-repeated="3" office:value-type="float" office:value="4.216665" calcext:value-type="float">
            <text:p>4.22</text:p>
          </table:table-cell>
          <table:table-cell table:formula="of:=[.M124]/[.I124]" office:value-type="percentage" office:value="1" calcext:value-type="percentage">
            <text:p>100.00%</text:p>
          </table:table-cell>
          <table:table-cell table:formula="of:=[.N124]/[.J124]" office:value-type="percentage" office:value="1.0103186133423" calcext:value-type="percentage">
            <text:p>101.03%</text:p>
          </table:table-cell>
          <table:table-cell table:formula="of:=[.O124]/[.K124]" office:value-type="percentage" office:value="1.00117467382016" calcext:value-type="percentage">
            <text:p>100.12%</text:p>
          </table:table-cell>
          <table:table-cell table:formula="of:=[.P124]/[.L124]" office:value-type="percentage" office:value="1.00070381366581" calcext:value-type="percentage">
            <text:p>100.07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_03_04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5:.L125])" office:value-type="float" office:value="34.2997283935547" calcext:value-type="float">
            <text:p>34.30</text:p>
          </table:table-cell>
          <table:table-cell office:value-type="float" office:value="34.192242" calcext:value-type="float">
            <text:p>34.19</text:p>
          </table:table-cell>
          <table:table-cell office:value-type="float" office:value="34.2995147705078" calcext:value-type="float">
            <text:p>34.30</text:p>
          </table:table-cell>
          <table:table-cell office:value-type="float" office:value="34.2910079956055" calcext:value-type="float">
            <text:p>34.29</text:p>
          </table:table-cell>
          <table:table-cell office:value-type="float" office:value="34.2997283935547" calcext:value-type="float">
            <text:p>34.30</text:p>
          </table:table-cell>
          <table:table-cell office:value-type="float" office:value="34.192242" calcext:value-type="float">
            <text:p>34.19</text:p>
          </table:table-cell>
          <table:table-cell table:number-columns-repeated="3" office:value-type="float" office:value="34.299999" calcext:value-type="float">
            <text:p>34.30</text:p>
          </table:table-cell>
          <table:table-cell table:formula="of:=[.M125]/[.I125]" office:value-type="percentage" office:value="1" calcext:value-type="percentage">
            <text:p>100.00%</text:p>
          </table:table-cell>
          <table:table-cell table:formula="of:=[.N125]/[.J125]" office:value-type="percentage" office:value="1.00001411767762" calcext:value-type="percentage">
            <text:p>100.00%</text:p>
          </table:table-cell>
          <table:table-cell table:formula="of:=[.O125]/[.K125]" office:value-type="percentage" office:value="1.00026219714497" calcext:value-type="percentage">
            <text:p>100.03%</text:p>
          </table:table-cell>
          <table:table-cell table:formula="of:=[.P125]/[.L125]" office:value-type="percentage" office:value="1.00000788946321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3_dyn_test_04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6:.L126])" office:value-type="float" office:value="2.11666512489319" calcext:value-type="float">
            <text:p>2.12</text:p>
          </table:table-cell>
          <table:table-cell office:value-type="float" office:value="2.066593" calcext:value-type="float">
            <text:p>2.07</text:p>
          </table:table-cell>
          <table:table-cell office:value-type="float" office:value="2.11666512489319" calcext:value-type="float">
            <text:p>2.12</text:p>
          </table:table-cell>
          <table:table-cell office:value-type="float" office:value="2.11666488647461" calcext:value-type="float">
            <text:p>2.12</text:p>
          </table:table-cell>
          <table:table-cell office:value-type="float" office:value="2.11656188964844" calcext:value-type="float">
            <text:p>2.12</text:p>
          </table:table-cell>
          <table:table-cell office:value-type="float" office:value="2.066593" calcext:value-type="float">
            <text:p>2.07</text:p>
          </table:table-cell>
          <table:table-cell table:number-columns-repeated="3" office:value-type="float" office:value="2.116666" calcext:value-type="float">
            <text:p>2.12</text:p>
          </table:table-cell>
          <table:table-cell table:formula="of:=[.M126]/[.I126]" office:value-type="percentage" office:value="1" calcext:value-type="percentage">
            <text:p>100.00%</text:p>
          </table:table-cell>
          <table:table-cell table:formula="of:=[.N126]/[.J126]" office:value-type="percentage" office:value="1.00000041343659" calcext:value-type="percentage">
            <text:p>100.00%</text:p>
          </table:table-cell>
          <table:table-cell table:formula="of:=[.O126]/[.K126]" office:value-type="percentage" office:value="1.00000052607543" calcext:value-type="percentage">
            <text:p>100.00%</text:p>
          </table:table-cell>
          <table:table-cell table:formula="of:=[.P126]/[.L126]" office:value-type="percentage" office:value="1.00004918842774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3_dyn_test_04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7:.L127])" office:value-type="float" office:value="2.16640281677246" calcext:value-type="float">
            <text:p>2.17</text:p>
          </table:table-cell>
          <table:table-cell office:value-type="float" office:value="2.099818" calcext:value-type="float">
            <text:p>2.10</text:p>
          </table:table-cell>
          <table:table-cell office:value-type="float" office:value="2.13068723678589" calcext:value-type="float">
            <text:p>2.13</text:p>
          </table:table-cell>
          <table:table-cell office:value-type="float" office:value="2.14469194412231" calcext:value-type="float">
            <text:p>2.14</text:p>
          </table:table-cell>
          <table:table-cell office:value-type="float" office:value="2.16640281677246" calcext:value-type="float">
            <text:p>2.17</text:p>
          </table:table-cell>
          <table:table-cell office:value-type="float" office:value="2.099818" calcext:value-type="float">
            <text:p>2.10</text:p>
          </table:table-cell>
          <table:table-cell table:number-columns-repeated="3" office:value-type="float" office:value="2.166666" calcext:value-type="float">
            <text:p>2.17</text:p>
          </table:table-cell>
          <table:table-cell table:formula="of:=[.M127]/[.I127]" office:value-type="percentage" office:value="1" calcext:value-type="percentage">
            <text:p>100.00%</text:p>
          </table:table-cell>
          <table:table-cell table:formula="of:=[.N127]/[.J127]" office:value-type="percentage" office:value="1.0168859899252" calcext:value-type="percentage">
            <text:p>101.69%</text:p>
          </table:table-cell>
          <table:table-cell table:formula="of:=[.O127]/[.K127]" office:value-type="percentage" office:value="1.01024578655126" calcext:value-type="percentage">
            <text:p>101.02%</text:p>
          </table:table-cell>
          <table:table-cell table:formula="of:=[.P127]/[.L127]" office:value-type="percentage" office:value="1.00012148397588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0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8:.L128])" office:value-type="float" office:value="4.71666479110718" calcext:value-type="float">
            <text:p>4.72</text:p>
          </table:table-cell>
          <table:table-cell office:value-type="float" office:value="4.698984" calcext:value-type="float">
            <text:p>4.70</text:p>
          </table:table-cell>
          <table:table-cell office:value-type="float" office:value="4.71666479110718" calcext:value-type="float">
            <text:p>4.72</text:p>
          </table:table-cell>
          <table:table-cell office:value-type="float" office:value="4.71666383743286" calcext:value-type="float">
            <text:p>4.72</text:p>
          </table:table-cell>
          <table:table-cell office:value-type="float" office:value="4.71645021438599" calcext:value-type="float">
            <text:p>4.72</text:p>
          </table:table-cell>
          <table:table-cell office:value-type="float" office:value="4.698984" calcext:value-type="float">
            <text:p>4.70</text:p>
          </table:table-cell>
          <table:table-cell table:number-columns-repeated="3" office:value-type="float" office:value="4.716666" calcext:value-type="float">
            <text:p>4.72</text:p>
          </table:table-cell>
          <table:table-cell table:formula="of:=[.M128]/[.I128]" office:value-type="percentage" office:value="1" calcext:value-type="percentage">
            <text:p>100.00%</text:p>
          </table:table-cell>
          <table:table-cell table:formula="of:=[.N128]/[.J128]" office:value-type="percentage" office:value="1.00000025630247" calcext:value-type="percentage">
            <text:p>100.00%</text:p>
          </table:table-cell>
          <table:table-cell table:formula="of:=[.O128]/[.K128]" office:value-type="percentage" office:value="1.00000045849507" calcext:value-type="percentage">
            <text:p>100.00%</text:p>
          </table:table-cell>
          <table:table-cell table:formula="of:=[.P128]/[.L128]" office:value-type="percentage" office:value="1.00004575169973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0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29:.L129])" office:value-type="float" office:value="9.74999809265137" calcext:value-type="float">
            <text:p>9.75</text:p>
          </table:table-cell>
          <table:table-cell office:value-type="float" office:value="9.73103" calcext:value-type="float">
            <text:p>9.73</text:p>
          </table:table-cell>
          <table:table-cell table:number-columns-repeated="2" office:value-type="float" office:value="9.74999809265137" calcext:value-type="float">
            <text:p>9.75</text:p>
          </table:table-cell>
          <table:table-cell office:value-type="float" office:value="9.74796104431152" calcext:value-type="float">
            <text:p>9.75</text:p>
          </table:table-cell>
          <table:table-cell office:value-type="float" office:value="9.73103" calcext:value-type="float">
            <text:p>9.73</text:p>
          </table:table-cell>
          <table:table-cell table:number-columns-repeated="3" office:value-type="float" office:value="9.75" calcext:value-type="float">
            <text:p>9.75</text:p>
          </table:table-cell>
          <table:table-cell table:formula="of:=[.M129]/[.I129]" office:value-type="percentage" office:value="1" calcext:value-type="percentage">
            <text:p>100.00%</text:p>
          </table:table-cell>
          <table:table-cell table:formula="of:=[.N129]/[.J129]" office:value-type="percentage" office:value="1.00000019562554" calcext:value-type="percentage">
            <text:p>100.00%</text:p>
          </table:table-cell>
          <table:table-cell table:formula="of:=[.O129]/[.K129]" office:value-type="percentage" office:value="1.00000019562554" calcext:value-type="percentage">
            <text:p>100.00%</text:p>
          </table:table-cell>
          <table:table-cell table:formula="of:=[.P129]/[.L129]" office:value-type="percentage" office:value="1.00020916740221" calcext:value-type="percentage">
            <text:p>100.02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0_000002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0:.L130])" office:value-type="float" office:value="3.83288192749023" calcext:value-type="float">
            <text:p>3.83</text:p>
          </table:table-cell>
          <table:table-cell office:value-type="float" office:value="3.798847" calcext:value-type="float">
            <text:p>3.80</text:p>
          </table:table-cell>
          <table:table-cell office:value-type="float" office:value="3.82107543945312" calcext:value-type="float">
            <text:p>3.82</text:p>
          </table:table-cell>
          <table:table-cell office:value-type="float" office:value="3.81416702270508" calcext:value-type="float">
            <text:p>3.81</text:p>
          </table:table-cell>
          <table:table-cell office:value-type="float" office:value="3.83288192749023" calcext:value-type="float">
            <text:p>3.83</text:p>
          </table:table-cell>
          <table:table-cell office:value-type="float" office:value="3.798847" calcext:value-type="float">
            <text:p>3.80</text:p>
          </table:table-cell>
          <table:table-cell table:number-columns-repeated="3" office:value-type="float" office:value="3.833336" calcext:value-type="float">
            <text:p>3.83</text:p>
          </table:table-cell>
          <table:table-cell table:formula="of:=[.M130]/[.I130]" office:value-type="percentage" office:value="1" calcext:value-type="percentage">
            <text:p>100.00%</text:p>
          </table:table-cell>
          <table:table-cell table:formula="of:=[.N130]/[.J130]" office:value-type="percentage" office:value="1.00320866749195" calcext:value-type="percentage">
            <text:p>100.32%</text:p>
          </table:table-cell>
          <table:table-cell table:formula="of:=[.O130]/[.K130]" office:value-type="percentage" office:value="1.0050257309606" calcext:value-type="percentage">
            <text:p>100.50%</text:p>
          </table:table-cell>
          <table:table-cell table:formula="of:=[.P130]/[.L130]" office:value-type="percentage" office:value="1.00011846764872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2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1:.L131])" office:value-type="float" office:value="8.86666679382324" calcext:value-type="float">
            <text:p>8.87</text:p>
          </table:table-cell>
          <table:table-cell office:value-type="float" office:value="8.8308" calcext:value-type="float">
            <text:p>8.83</text:p>
          </table:table-cell>
          <table:table-cell office:value-type="float" office:value="8.86666584014893" calcext:value-type="float">
            <text:p>8.87</text:p>
          </table:table-cell>
          <table:table-cell office:value-type="float" office:value="8.86666679382324" calcext:value-type="float">
            <text:p>8.87</text:p>
          </table:table-cell>
          <table:table-cell office:value-type="float" office:value="8.86623954772949" calcext:value-type="float">
            <text:p>8.87</text:p>
          </table:table-cell>
          <table:table-cell office:value-type="float" office:value="8.8308" calcext:value-type="float">
            <text:p>8.83</text:p>
          </table:table-cell>
          <table:table-cell table:number-columns-repeated="3" office:value-type="float" office:value="8.866667" calcext:value-type="float">
            <text:p>8.87</text:p>
          </table:table-cell>
          <table:table-cell table:formula="of:=[.M131]/[.I131]" office:value-type="percentage" office:value="1" calcext:value-type="percentage">
            <text:p>100.00%</text:p>
          </table:table-cell>
          <table:table-cell table:formula="of:=[.N131]/[.J131]" office:value-type="percentage" office:value="1.00000013081028" calcext:value-type="percentage">
            <text:p>100.00%</text:p>
          </table:table-cell>
          <table:table-cell table:formula="of:=[.O131]/[.K131]" office:value-type="percentage" office:value="1.00000002325302" calcext:value-type="percentage">
            <text:p>100.00%</text:p>
          </table:table-cell>
          <table:table-cell table:formula="of:=[.P131]/[.L131]" office:value-type="percentage" office:value="1.00004821122509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2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2:.L132])" office:value-type="float" office:value="2.48333168029785" calcext:value-type="float">
            <text:p>2.48</text:p>
          </table:table-cell>
          <table:table-cell office:value-type="float" office:value="2.435448" calcext:value-type="float">
            <text:p>2.44</text:p>
          </table:table-cell>
          <table:table-cell table:number-columns-repeated="2" office:value-type="float" office:value="2.48333168029785" calcext:value-type="float">
            <text:p>2.48</text:p>
          </table:table-cell>
          <table:table-cell office:value-type="float" office:value="2.48108005523682" calcext:value-type="float">
            <text:p>2.48</text:p>
          </table:table-cell>
          <table:table-cell office:value-type="float" office:value="2.435448" calcext:value-type="float">
            <text:p>2.44</text:p>
          </table:table-cell>
          <table:table-cell table:number-columns-repeated="3" office:value-type="float" office:value="2.483333" calcext:value-type="float">
            <text:p>2.48</text:p>
          </table:table-cell>
          <table:table-cell table:formula="of:=[.M132]/[.I132]" office:value-type="percentage" office:value="1" calcext:value-type="percentage">
            <text:p>100.00%</text:p>
          </table:table-cell>
          <table:table-cell table:formula="of:=[.N132]/[.J132]" office:value-type="percentage" office:value="1.00000053142404" calcext:value-type="percentage">
            <text:p>100.00%</text:p>
          </table:table-cell>
          <table:table-cell table:formula="of:=[.O132]/[.K132]" office:value-type="percentage" office:value="1.00000053142404" calcext:value-type="percentage">
            <text:p>100.00%</text:p>
          </table:table-cell>
          <table:table-cell table:formula="of:=[.P132]/[.L132]" office:value-type="percentage" office:value="1.00090805000767" calcext:value-type="percentage">
            <text:p>100.09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2_000002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3:.L133])" office:value-type="float" office:value="5.19999885559082" calcext:value-type="float">
            <text:p>5.20</text:p>
          </table:table-cell>
          <table:table-cell office:value-type="float" office:value="5.198385" calcext:value-type="float">
            <text:p>5.20</text:p>
          </table:table-cell>
          <table:table-cell table:number-columns-repeated="2" office:value-type="float" office:value="5.19999885559082" calcext:value-type="float">
            <text:p>5.20</text:p>
          </table:table-cell>
          <table:table-cell office:value-type="float" office:value="5.19949531555176" calcext:value-type="float">
            <text:p>5.20</text:p>
          </table:table-cell>
          <table:table-cell office:value-type="float" office:value="5.198385" calcext:value-type="float">
            <text:p>5.20</text:p>
          </table:table-cell>
          <table:table-cell table:number-columns-repeated="3" office:value-type="float" office:value="5.200001" calcext:value-type="float">
            <text:p>5.20</text:p>
          </table:table-cell>
          <table:table-cell table:formula="of:=[.M133]/[.I133]" office:value-type="percentage" office:value="1" calcext:value-type="percentage">
            <text:p>100.00%</text:p>
          </table:table-cell>
          <table:table-cell table:formula="of:=[.N133]/[.J133]" office:value-type="percentage" office:value="1.00000041238647" calcext:value-type="percentage">
            <text:p>100.00%</text:p>
          </table:table-cell>
          <table:table-cell table:formula="of:=[.O133]/[.K133]" office:value-type="percentage" office:value="1.00000041238647" calcext:value-type="percentage">
            <text:p>100.00%</text:p>
          </table:table-cell>
          <table:table-cell table:formula="of:=[.P133]/[.L133]" office:value-type="percentage" office:value="1.00009725644847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2_000003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4:.L134])" office:value-type="float" office:value="6.61666488647461" calcext:value-type="float">
            <text:p>6.62</text:p>
          </table:table-cell>
          <table:table-cell office:value-type="float" office:value="6.598491" calcext:value-type="float">
            <text:p>6.60</text:p>
          </table:table-cell>
          <table:table-cell table:number-columns-repeated="2" office:value-type="float" office:value="6.61666488647461" calcext:value-type="float">
            <text:p>6.62</text:p>
          </table:table-cell>
          <table:table-cell office:value-type="float" office:value="6.61606025695801" calcext:value-type="float">
            <text:p>6.62</text:p>
          </table:table-cell>
          <table:table-cell office:value-type="float" office:value="6.598491" calcext:value-type="float">
            <text:p>6.60</text:p>
          </table:table-cell>
          <table:table-cell table:number-columns-repeated="3" office:value-type="float" office:value="6.616667" calcext:value-type="float">
            <text:p>6.62</text:p>
          </table:table-cell>
          <table:table-cell table:formula="of:=[.M134]/[.I134]" office:value-type="percentage" office:value="1" calcext:value-type="percentage">
            <text:p>100.00%</text:p>
          </table:table-cell>
          <table:table-cell table:formula="of:=[.N134]/[.J134]" office:value-type="percentage" office:value="1.00000031942458" calcext:value-type="percentage">
            <text:p>100.00%</text:p>
          </table:table-cell>
          <table:table-cell table:formula="of:=[.O134]/[.K134]" office:value-type="percentage" office:value="1.00000031942458" calcext:value-type="percentage">
            <text:p>100.00%</text:p>
          </table:table-cell>
          <table:table-cell table:formula="of:=[.P134]/[.L134]" office:value-type="percentage" office:value="1.0000917076052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2_000004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5:.L135])" office:value-type="float" office:value="5.69999885559082" calcext:value-type="float">
            <text:p>5.70</text:p>
          </table:table-cell>
          <table:table-cell office:value-type="float" office:value="5.665905" calcext:value-type="float">
            <text:p>5.67</text:p>
          </table:table-cell>
          <table:table-cell table:number-columns-repeated="2" office:value-type="float" office:value="5.69999885559082" calcext:value-type="float">
            <text:p>5.70</text:p>
          </table:table-cell>
          <table:table-cell office:value-type="float" office:value="5.69997787475586" calcext:value-type="float">
            <text:p>5.70</text:p>
          </table:table-cell>
          <table:table-cell office:value-type="float" office:value="5.665905" calcext:value-type="float">
            <text:p>5.67</text:p>
          </table:table-cell>
          <table:table-cell table:number-columns-repeated="3" office:value-type="float" office:value="5.700003" calcext:value-type="float">
            <text:p>5.70</text:p>
          </table:table-cell>
          <table:table-cell table:formula="of:=[.M135]/[.I135]" office:value-type="percentage" office:value="1" calcext:value-type="percentage">
            <text:p>100.00%</text:p>
          </table:table-cell>
          <table:table-cell table:formula="of:=[.N135]/[.J135]" office:value-type="percentage" office:value="1.00000072708948" calcext:value-type="percentage">
            <text:p>100.00%</text:p>
          </table:table-cell>
          <table:table-cell table:formula="of:=[.O135]/[.K135]" office:value-type="percentage" office:value="1.00000072708948" calcext:value-type="percentage">
            <text:p>100.00%</text:p>
          </table:table-cell>
          <table:table-cell table:formula="of:=[.P135]/[.L135]" office:value-type="percentage" office:value="1.00000440795468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2_000005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6:.L136])" office:value-type="float" office:value="4.54990005493164" calcext:value-type="float">
            <text:p>4.55</text:p>
          </table:table-cell>
          <table:table-cell office:value-type="float" office:value="4.465732" calcext:value-type="float">
            <text:p>4.47</text:p>
          </table:table-cell>
          <table:table-cell office:value-type="float" office:value="4.52330017089844" calcext:value-type="float">
            <text:p>4.52</text:p>
          </table:table-cell>
          <table:table-cell office:value-type="float" office:value="4.51750564575195" calcext:value-type="float">
            <text:p>4.52</text:p>
          </table:table-cell>
          <table:table-cell office:value-type="float" office:value="4.54990005493164" calcext:value-type="float">
            <text:p>4.55</text:p>
          </table:table-cell>
          <table:table-cell office:value-type="float" office:value="4.465732" calcext:value-type="float">
            <text:p>4.47</text:p>
          </table:table-cell>
          <table:table-cell table:number-columns-repeated="3" office:value-type="float" office:value="4.550003" calcext:value-type="float">
            <text:p>4.55</text:p>
          </table:table-cell>
          <table:table-cell table:formula="of:=[.M136]/[.I136]" office:value-type="percentage" office:value="1" calcext:value-type="percentage">
            <text:p>100.00%</text:p>
          </table:table-cell>
          <table:table-cell table:formula="of:=[.N136]/[.J136]" office:value-type="percentage" office:value="1.00590339532923" calcext:value-type="percentage">
            <text:p>100.59%</text:p>
          </table:table-cell>
          <table:table-cell table:formula="of:=[.O136]/[.K136]" office:value-type="percentage" office:value="1.00719364994676" calcext:value-type="percentage">
            <text:p>100.72%</text:p>
          </table:table-cell>
          <table:table-cell table:formula="of:=[.P136]/[.L136]" office:value-type="percentage" office:value="1.00002262578675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7:.L137])" office:value-type="float" office:value="0.866664886474609" calcext:value-type="float">
            <text:p>0.87</text:p>
          </table:table-cell>
          <table:table-cell office:value-type="float" office:value="0.833361999999999" calcext:value-type="float">
            <text:p>0.83</text:p>
          </table:table-cell>
          <table:table-cell office:value-type="float" office:value="0.866663932800293" calcext:value-type="float">
            <text:p>0.87</text:p>
          </table:table-cell>
          <table:table-cell office:value-type="float" office:value="0.866664886474609" calcext:value-type="float">
            <text:p>0.87</text:p>
          </table:table-cell>
          <table:table-cell office:value-type="float" office:value="0.866066932678223" calcext:value-type="float">
            <text:p>0.87</text:p>
          </table:table-cell>
          <table:table-cell office:value-type="float" office:value="0.833361999999999" calcext:value-type="float">
            <text:p>0.83</text:p>
          </table:table-cell>
          <table:table-cell table:number-columns-repeated="3" office:value-type="float" office:value="0.866666" calcext:value-type="float">
            <text:p>0.87</text:p>
          </table:table-cell>
          <table:table-cell table:formula="of:=[.M137]/[.I137]" office:value-type="percentage" office:value="1" calcext:value-type="percentage">
            <text:p>100.00%</text:p>
          </table:table-cell>
          <table:table-cell table:formula="of:=[.N137]/[.J137]" office:value-type="percentage" office:value="1.00000238523796" calcext:value-type="percentage">
            <text:p>100.00%</text:p>
          </table:table-cell>
          <table:table-cell table:formula="of:=[.O137]/[.K137]" office:value-type="percentage" office:value="1.00000128483963" calcext:value-type="percentage">
            <text:p>100.00%</text:p>
          </table:table-cell>
          <table:table-cell table:formula="of:=[.P137]/[.L137]" office:value-type="percentage" office:value="1.0006917101891" calcext:value-type="percentage">
            <text:p>100.07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3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8:.L138])" office:value-type="float" office:value="6.26666831970215" calcext:value-type="float">
            <text:p>6.27</text:p>
          </table:table-cell>
          <table:table-cell office:value-type="float" office:value="6.231592" calcext:value-type="float">
            <text:p>6.23</text:p>
          </table:table-cell>
          <table:table-cell table:number-columns-repeated="2" office:value-type="float" office:value="6.26666831970215" calcext:value-type="float">
            <text:p>6.27</text:p>
          </table:table-cell>
          <table:table-cell office:value-type="float" office:value="6.2659969329834" calcext:value-type="float">
            <text:p>6.27</text:p>
          </table:table-cell>
          <table:table-cell office:value-type="float" office:value="6.231592" calcext:value-type="float">
            <text:p>6.23</text:p>
          </table:table-cell>
          <table:table-cell table:number-columns-repeated="3" office:value-type="float" office:value="6.266669" calcext:value-type="float">
            <text:p>6.27</text:p>
          </table:table-cell>
          <table:table-cell table:formula="of:=[.M138]/[.I138]" office:value-type="percentage" office:value="1" calcext:value-type="percentage">
            <text:p>100.00%</text:p>
          </table:table-cell>
          <table:table-cell table:formula="of:=[.N138]/[.J138]" office:value-type="percentage" office:value="1.00000010855814" calcext:value-type="percentage">
            <text:p>100.00%</text:p>
          </table:table-cell>
          <table:table-cell table:formula="of:=[.O138]/[.K138]" office:value-type="percentage" office:value="1.00000010855814" calcext:value-type="percentage">
            <text:p>100.00%</text:p>
          </table:table-cell>
          <table:table-cell table:formula="of:=[.P138]/[.L138]" office:value-type="percentage" office:value="1.00010725619942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7_03_000003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39:.L139])" office:value-type="float" office:value="5.29999542236328" calcext:value-type="float">
            <text:p>5.30</text:p>
          </table:table-cell>
          <table:table-cell office:value-type="float" office:value="5.265881" calcext:value-type="float">
            <text:p>5.27</text:p>
          </table:table-cell>
          <table:table-cell table:number-columns-repeated="2" office:value-type="float" office:value="5.29999542236328" calcext:value-type="float">
            <text:p>5.30</text:p>
          </table:table-cell>
          <table:table-cell office:value-type="float" office:value="5.29917144775391" calcext:value-type="float">
            <text:p>5.30</text:p>
          </table:table-cell>
          <table:table-cell office:value-type="float" office:value="5.265881" calcext:value-type="float">
            <text:p>5.27</text:p>
          </table:table-cell>
          <table:table-cell table:number-columns-repeated="3" office:value-type="float" office:value="5.299999" calcext:value-type="float">
            <text:p>5.30</text:p>
          </table:table-cell>
          <table:table-cell table:formula="of:=[.M139]/[.I139]" office:value-type="percentage" office:value="1" calcext:value-type="percentage">
            <text:p>100.00%</text:p>
          </table:table-cell>
          <table:table-cell table:formula="of:=[.N139]/[.J139]" office:value-type="percentage" office:value="1.00000067502638" calcext:value-type="percentage">
            <text:p>100.00%</text:p>
          </table:table-cell>
          <table:table-cell table:formula="of:=[.O139]/[.K139]" office:value-type="percentage" office:value="1.00000067502638" calcext:value-type="percentage">
            <text:p>100.00%</text:p>
          </table:table-cell>
          <table:table-cell table:formula="of:=[.P139]/[.L139]" office:value-type="percentage" office:value="1.00015616634681" calcext:value-type="percentage">
            <text:p>100.02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8_01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140:.L140])" office:value-type="float" office:value="32.7995262145996" calcext:value-type="float">
            <text:p>32.80</text:p>
          </table:table-cell>
          <table:table-cell office:value-type="float" office:value="32.692339" calcext:value-type="float">
            <text:p>32.69</text:p>
          </table:table-cell>
          <table:table-cell table:number-columns-repeated="2"/>
          <table:table-cell office:value-type="float" office:value="32.7995262145996" calcext:value-type="float">
            <text:p>32.80</text:p>
          </table:table-cell>
          <table:table-cell office:value-type="float" office:value="32.692339" calcext:value-type="float">
            <text:p>32.69</text:p>
          </table:table-cell>
          <table:table-cell table:number-columns-repeated="2"/>
          <table:table-cell office:value-type="float" office:value="32.799999" calcext:value-type="float">
            <text:p>32.80</text:p>
          </table:table-cell>
          <table:table-cell table:formula="of:=[.M140]/[.I140]" office:value-type="percentage" office:value="1" calcext:value-type="percentage">
            <text:p>100.00%</text:p>
          </table:table-cell>
          <table:table-cell table:formula="of:=[.N140]/[.J140]" office:value-type="string" office:string-value="" calcext:value-type="error">
            <text:p>#DIV/0!</text:p>
          </table:table-cell>
          <table:table-cell table:formula="of:=[.O140]/[.K140]" office:value-type="string" office:string-value="" calcext:value-type="error">
            <text:p>#DIV/0!</text:p>
          </table:table-cell>
          <table:table-cell table:formula="of:=[.P140]/[.L140]" office:value-type="percentage" office:value="1.00001441439725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8_0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41:.L141])" office:value-type="float" office:value="31.7988052368164" calcext:value-type="float">
            <text:p>31.80</text:p>
          </table:table-cell>
          <table:table-cell office:value-type="float" office:value="31.728279" calcext:value-type="float">
            <text:p>31.73</text:p>
          </table:table-cell>
          <table:table-cell office:value-type="float" office:value="31.7776184082031" calcext:value-type="float">
            <text:p>31.78</text:p>
          </table:table-cell>
          <table:table-cell office:value-type="float" office:value="31.7692756652832" calcext:value-type="float">
            <text:p>31.77</text:p>
          </table:table-cell>
          <table:table-cell office:value-type="float" office:value="31.7988052368164" calcext:value-type="float">
            <text:p>31.80</text:p>
          </table:table-cell>
          <table:table-cell office:value-type="float" office:value="31.728279" calcext:value-type="float">
            <text:p>31.73</text:p>
          </table:table-cell>
          <table:table-cell table:number-columns-repeated="3" office:value-type="float" office:value="31.800001" calcext:value-type="float">
            <text:p>31.80</text:p>
          </table:table-cell>
          <table:table-cell table:formula="of:=[.M141]/[.I141]" office:value-type="percentage" office:value="1" calcext:value-type="percentage">
            <text:p>100.00%</text:p>
          </table:table-cell>
          <table:table-cell table:formula="of:=[.N141]/[.J141]" office:value-type="percentage" office:value="1.00070435082672" calcext:value-type="percentage">
            <text:p>100.07%</text:p>
          </table:table-cell>
          <table:table-cell table:formula="of:=[.O141]/[.K141]" office:value-type="percentage" office:value="1.00096713991973" calcext:value-type="percentage">
            <text:p>100.10%</text:p>
          </table:table-cell>
          <table:table-cell table:formula="of:=[.P141]/[.L141]" office:value-type="percentage" office:value="1.00003760402866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8_04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142:.L142])" office:value-type="float" office:value="33.6493949890137" calcext:value-type="float">
            <text:p>33.65</text:p>
          </table:table-cell>
          <table:table-cell office:value-type="float" office:value="33.553225" calcext:value-type="float">
            <text:p>33.55</text:p>
          </table:table-cell>
          <table:table-cell table:number-columns-repeated="2"/>
          <table:table-cell office:value-type="float" office:value="33.6493949890137" calcext:value-type="float">
            <text:p>33.65</text:p>
          </table:table-cell>
          <table:table-cell office:value-type="float" office:value="33.553225" calcext:value-type="float">
            <text:p>33.55</text:p>
          </table:table-cell>
          <table:table-cell table:number-columns-repeated="2"/>
          <table:table-cell office:value-type="float" office:value="33.650001" calcext:value-type="float">
            <text:p>33.65</text:p>
          </table:table-cell>
          <table:table-cell table:formula="of:=[.M142]/[.I142]" office:value-type="percentage" office:value="1" calcext:value-type="percentage">
            <text:p>100.00%</text:p>
          </table:table-cell>
          <table:table-cell table:formula="of:=[.N142]/[.J142]" office:value-type="string" office:string-value="" calcext:value-type="error">
            <text:p>#DIV/0!</text:p>
          </table:table-cell>
          <table:table-cell table:formula="of:=[.O142]/[.K142]" office:value-type="string" office:string-value="" calcext:value-type="error">
            <text:p>#DIV/0!</text:p>
          </table:table-cell>
          <table:table-cell table:formula="of:=[.P142]/[.L142]" office:value-type="percentage" office:value="1.0000180095656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0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43:.L143])" office:value-type="float" office:value="2.33333301544189" calcext:value-type="float">
            <text:p>2.33</text:p>
          </table:table-cell>
          <table:table-cell office:value-type="float" office:value="2.299623" calcext:value-type="float">
            <text:p>2.30</text:p>
          </table:table-cell>
          <table:table-cell table:number-columns-repeated="2" office:value-type="float" office:value="2.33333301544189" calcext:value-type="float">
            <text:p>2.33</text:p>
          </table:table-cell>
          <table:table-cell office:value-type="float" office:value="2.33326888084412" calcext:value-type="float">
            <text:p>2.33</text:p>
          </table:table-cell>
          <table:table-cell office:value-type="float" office:value="2.299623" calcext:value-type="float">
            <text:p>2.30</text:p>
          </table:table-cell>
          <table:table-cell table:number-columns-repeated="3" office:value-type="float" office:value="2.333334" calcext:value-type="float">
            <text:p>2.33</text:p>
          </table:table-cell>
          <table:table-cell table:formula="of:=[.M143]/[.I143]" office:value-type="percentage" office:value="1" calcext:value-type="percentage">
            <text:p>100.00%</text:p>
          </table:table-cell>
          <table:table-cell table:formula="of:=[.N143]/[.J143]" office:value-type="percentage" office:value="1.00000042195353" calcext:value-type="percentage">
            <text:p>100.00%</text:p>
          </table:table-cell>
          <table:table-cell table:formula="of:=[.O143]/[.K143]" office:value-type="percentage" office:value="1.00000042195353" calcext:value-type="percentage">
            <text:p>100.00%</text:p>
          </table:table-cell>
          <table:table-cell table:formula="of:=[.P143]/[.L143]" office:value-type="percentage" office:value="1.00002790898058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0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44:.L144])" office:value-type="float" office:value="4.6499981880188" calcext:value-type="float">
            <text:p>4.65</text:p>
          </table:table-cell>
          <table:table-cell office:value-type="float" office:value="4.596587" calcext:value-type="float">
            <text:p>4.60</text:p>
          </table:table-cell>
          <table:table-cell table:number-columns-repeated="2" office:value-type="float" office:value="4.6499981880188" calcext:value-type="float">
            <text:p>4.65</text:p>
          </table:table-cell>
          <table:table-cell office:value-type="float" office:value="4.6490159034729" calcext:value-type="float">
            <text:p>4.65</text:p>
          </table:table-cell>
          <table:table-cell office:value-type="float" office:value="4.596587" calcext:value-type="float">
            <text:p>4.60</text:p>
          </table:table-cell>
          <table:table-cell table:number-columns-repeated="3" office:value-type="float" office:value="4.65" calcext:value-type="float">
            <text:p>4.65</text:p>
          </table:table-cell>
          <table:table-cell table:formula="of:=[.M144]/[.I144]" office:value-type="percentage" office:value="1" calcext:value-type="percentage">
            <text:p>100.00%</text:p>
          </table:table-cell>
          <table:table-cell table:formula="of:=[.N144]/[.J144]" office:value-type="percentage" office:value="1.00000038967353" calcext:value-type="percentage">
            <text:p>100.00%</text:p>
          </table:table-cell>
          <table:table-cell table:formula="of:=[.O144]/[.K144]" office:value-type="percentage" office:value="1.00000038967353" calcext:value-type="percentage">
            <text:p>100.00%</text:p>
          </table:table-cell>
          <table:table-cell table:formula="of:=[.P144]/[.L144]" office:value-type="percentage" office:value="1.00021167846003" calcext:value-type="percentage">
            <text:p>100.02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0_000002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45:.L145])" office:value-type="float" office:value="6.24999809265137" calcext:value-type="float">
            <text:p>6.25</text:p>
          </table:table-cell>
          <table:table-cell office:value-type="float" office:value="6.231511" calcext:value-type="float">
            <text:p>6.23</text:p>
          </table:table-cell>
          <table:table-cell table:number-columns-repeated="2" office:value-type="float" office:value="6.24999809265137" calcext:value-type="float">
            <text:p>6.25</text:p>
          </table:table-cell>
          <table:table-cell office:value-type="float" office:value="6.24966621398926" calcext:value-type="float">
            <text:p>6.25</text:p>
          </table:table-cell>
          <table:table-cell office:value-type="float" office:value="6.231511" calcext:value-type="float">
            <text:p>6.23</text:p>
          </table:table-cell>
          <table:table-cell table:number-columns-repeated="3" office:value-type="float" office:value="6.25" calcext:value-type="float">
            <text:p>6.25</text:p>
          </table:table-cell>
          <table:table-cell table:formula="of:=[.M145]/[.I145]" office:value-type="percentage" office:value="1" calcext:value-type="percentage">
            <text:p>100.00%</text:p>
          </table:table-cell>
          <table:table-cell table:formula="of:=[.N145]/[.J145]" office:value-type="percentage" office:value="1.00000030517587" calcext:value-type="percentage">
            <text:p>100.00%</text:p>
          </table:table-cell>
          <table:table-cell table:formula="of:=[.O145]/[.K145]" office:value-type="percentage" office:value="1.00000030517587" calcext:value-type="percentage">
            <text:p>100.00%</text:p>
          </table:table-cell>
          <table:table-cell table:formula="of:=[.P145]/[.L145]" office:value-type="percentage" office:value="1.00005340861405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0_000003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46:.L146])" office:value-type="float" office:value="1.9333324432373" calcext:value-type="float">
            <text:p>1.93</text:p>
          </table:table-cell>
          <table:table-cell office:value-type="float" office:value="1.891857" calcext:value-type="float">
            <text:p>1.89</text:p>
          </table:table-cell>
          <table:table-cell table:number-columns-repeated="2" office:value-type="float" office:value="1.9333324432373" calcext:value-type="float">
            <text:p>1.93</text:p>
          </table:table-cell>
          <table:table-cell office:value-type="float" office:value="1.93291473388672" calcext:value-type="float">
            <text:p>1.93</text:p>
          </table:table-cell>
          <table:table-cell office:value-type="float" office:value="1.891857" calcext:value-type="float">
            <text:p>1.89</text:p>
          </table:table-cell>
          <table:table-cell table:number-columns-repeated="3" office:value-type="float" office:value="1.933333" calcext:value-type="float">
            <text:p>1.93</text:p>
          </table:table-cell>
          <table:table-cell table:formula="of:=[.M146]/[.I146]" office:value-type="percentage" office:value="1" calcext:value-type="percentage">
            <text:p>100.00%</text:p>
          </table:table-cell>
          <table:table-cell table:formula="of:=[.N146]/[.J146]" office:value-type="percentage" office:value="1.00000028798084" calcext:value-type="percentage">
            <text:p>100.00%</text:p>
          </table:table-cell>
          <table:table-cell table:formula="of:=[.O146]/[.K146]" office:value-type="percentage" office:value="1.00000028798084" calcext:value-type="percentage">
            <text:p>100.00%</text:p>
          </table:table-cell>
          <table:table-cell table:formula="of:=[.P146]/[.L146]" office:value-type="percentage" office:value="1.00021639139376" calcext:value-type="percentage">
            <text:p>100.02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0_000004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47:.L147])" office:value-type="float" office:value="2.46467208862305" calcext:value-type="float">
            <text:p>2.46</text:p>
          </table:table-cell>
          <table:table-cell office:value-type="float" office:value="2.363176" calcext:value-type="float">
            <text:p>2.36</text:p>
          </table:table-cell>
          <table:table-cell office:value-type="float" office:value="2.44963645935059" calcext:value-type="float">
            <text:p>2.45</text:p>
          </table:table-cell>
          <table:table-cell office:value-type="float" office:value="2.44178199768066" calcext:value-type="float">
            <text:p>2.44</text:p>
          </table:table-cell>
          <table:table-cell office:value-type="float" office:value="2.46467208862305" calcext:value-type="float">
            <text:p>2.46</text:p>
          </table:table-cell>
          <table:table-cell office:value-type="float" office:value="2.363176" calcext:value-type="float">
            <text:p>2.36</text:p>
          </table:table-cell>
          <table:table-cell table:number-columns-repeated="3" office:value-type="float" office:value="2.483334" calcext:value-type="float">
            <text:p>2.48</text:p>
          </table:table-cell>
          <table:table-cell table:formula="of:=[.M147]/[.I147]" office:value-type="percentage" office:value="1" calcext:value-type="percentage">
            <text:p>100.00%</text:p>
          </table:table-cell>
          <table:table-cell table:formula="of:=[.N147]/[.J147]" office:value-type="percentage" office:value="1.0137561394144" calcext:value-type="percentage">
            <text:p>101.38%</text:p>
          </table:table-cell>
          <table:table-cell table:formula="of:=[.O147]/[.K147]" office:value-type="percentage" office:value="1.01701708111486" calcext:value-type="percentage">
            <text:p>101.70%</text:p>
          </table:table-cell>
          <table:table-cell table:formula="of:=[.P147]/[.L147]" office:value-type="percentage" office:value="1.00757176237078" calcext:value-type="percentage">
            <text:p>100.76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1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48:.L148])" office:value-type="float" office:value="33.5496292114258" calcext:value-type="float">
            <text:p>33.55</text:p>
          </table:table-cell>
          <table:table-cell office:value-type="float" office:value="33.459381" calcext:value-type="float">
            <text:p>33.46</text:p>
          </table:table-cell>
          <table:table-cell office:value-type="float" office:value="33.5413475036621" calcext:value-type="float">
            <text:p>33.54</text:p>
          </table:table-cell>
          <table:table-cell office:value-type="float" office:value="33.5428009033203" calcext:value-type="float">
            <text:p>33.54</text:p>
          </table:table-cell>
          <table:table-cell office:value-type="float" office:value="33.5496292114258" calcext:value-type="float">
            <text:p>33.55</text:p>
          </table:table-cell>
          <table:table-cell office:value-type="float" office:value="33.459381" calcext:value-type="float">
            <text:p>33.46</text:p>
          </table:table-cell>
          <table:table-cell table:number-columns-repeated="3" office:value-type="float" office:value="33.549999" calcext:value-type="float">
            <text:p>33.55</text:p>
          </table:table-cell>
          <table:table-cell table:formula="of:=[.M148]/[.I148]" office:value-type="percentage" office:value="1" calcext:value-type="percentage">
            <text:p>100.00%</text:p>
          </table:table-cell>
          <table:table-cell table:formula="of:=[.N148]/[.J148]" office:value-type="percentage" office:value="1.00025793526444" calcext:value-type="percentage">
            <text:p>100.03%</text:p>
          </table:table-cell>
          <table:table-cell table:formula="of:=[.O148]/[.K148]" office:value-type="percentage" office:value="1.00021459438347" calcext:value-type="percentage">
            <text:p>100.02%</text:p>
          </table:table-cell>
          <table:table-cell table:formula="of:=[.P148]/[.L148]" office:value-type="percentage" office:value="1.00001102213595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2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49:.L149])" office:value-type="float" office:value="35.5665016174316" calcext:value-type="float">
            <text:p>35.57</text:p>
          </table:table-cell>
          <table:table-cell office:value-type="float" office:value="35.49175" calcext:value-type="float">
            <text:p>35.49</text:p>
          </table:table-cell>
          <table:table-cell office:value-type="float" office:value="35.5383567810059" calcext:value-type="float">
            <text:p>35.54</text:p>
          </table:table-cell>
          <table:table-cell office:value-type="float" office:value="35.5665016174316" calcext:value-type="float">
            <text:p>35.57</text:p>
          </table:table-cell>
          <table:table-cell office:value-type="float" office:value="35.5661964416504" calcext:value-type="float">
            <text:p>35.57</text:p>
          </table:table-cell>
          <table:table-cell office:value-type="float" office:value="35.49175" calcext:value-type="float">
            <text:p>35.49</text:p>
          </table:table-cell>
          <table:table-cell table:number-columns-repeated="3" office:value-type="float" office:value="35.566665" calcext:value-type="float">
            <text:p>35.57</text:p>
          </table:table-cell>
          <table:table-cell table:formula="of:=[.M149]/[.I149]" office:value-type="percentage" office:value="1" calcext:value-type="percentage">
            <text:p>100.00%</text:p>
          </table:table-cell>
          <table:table-cell table:formula="of:=[.N149]/[.J149]" office:value-type="percentage" office:value="1.00079655396474" calcext:value-type="percentage">
            <text:p>100.08%</text:p>
          </table:table-cell>
          <table:table-cell table:formula="of:=[.O149]/[.K149]" office:value-type="percentage" office:value="1.00000459372052" calcext:value-type="percentage">
            <text:p>100.00%</text:p>
          </table:table-cell>
          <table:table-cell table:formula="of:=[.P149]/[.L149]" office:value-type="percentage" office:value="1.00001317426086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0:.L150])" office:value-type="float" office:value="6.16666126251221" calcext:value-type="float">
            <text:p>6.17</text:p>
          </table:table-cell>
          <table:table-cell office:value-type="float" office:value="6.131894" calcext:value-type="float">
            <text:p>6.13</text:p>
          </table:table-cell>
          <table:table-cell office:value-type="float" office:value="6.16666126251221" calcext:value-type="float">
            <text:p>6.17</text:p>
          </table:table-cell>
          <table:table-cell office:value-type="float" office:value="6.16663312911987" calcext:value-type="float">
            <text:p>6.17</text:p>
          </table:table-cell>
          <table:table-cell office:value-type="float" office:value="6.16628408432007" calcext:value-type="float">
            <text:p>6.17</text:p>
          </table:table-cell>
          <table:table-cell office:value-type="float" office:value="6.131894" calcext:value-type="float">
            <text:p>6.13</text:p>
          </table:table-cell>
          <table:table-cell table:number-columns-repeated="3" office:value-type="float" office:value="6.166667" calcext:value-type="float">
            <text:p>6.17</text:p>
          </table:table-cell>
          <table:table-cell table:formula="of:=[.M150]/[.I150]" office:value-type="percentage" office:value="1" calcext:value-type="percentage">
            <text:p>100.00%</text:p>
          </table:table-cell>
          <table:table-cell table:formula="of:=[.N150]/[.J150]" office:value-type="percentage" office:value="1.00000093040424" calcext:value-type="percentage">
            <text:p>100.00%</text:p>
          </table:table-cell>
          <table:table-cell table:formula="of:=[.O150]/[.K150]" office:value-type="percentage" office:value="1.00000549260503" calcext:value-type="percentage">
            <text:p>100.00%</text:p>
          </table:table-cell>
          <table:table-cell table:formula="of:=[.P150]/[.L150]" office:value-type="percentage" office:value="1.00006209828718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3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1:.L151])" office:value-type="float" office:value="22.3321952819824" calcext:value-type="float">
            <text:p>22.33</text:p>
          </table:table-cell>
          <table:table-cell office:value-type="float" office:value="22.228282" calcext:value-type="float">
            <text:p>22.23</text:p>
          </table:table-cell>
          <table:table-cell office:value-type="float" office:value="22.3096809387207" calcext:value-type="float">
            <text:p>22.31</text:p>
          </table:table-cell>
          <table:table-cell office:value-type="float" office:value="22.3028411865234" calcext:value-type="float">
            <text:p>22.30</text:p>
          </table:table-cell>
          <table:table-cell office:value-type="float" office:value="22.3321952819824" calcext:value-type="float">
            <text:p>22.33</text:p>
          </table:table-cell>
          <table:table-cell office:value-type="float" office:value="22.228282" calcext:value-type="float">
            <text:p>22.23</text:p>
          </table:table-cell>
          <table:table-cell table:number-columns-repeated="3" office:value-type="float" office:value="22.333333" calcext:value-type="float">
            <text:p>22.33</text:p>
          </table:table-cell>
          <table:table-cell table:formula="of:=[.M151]/[.I151]" office:value-type="percentage" office:value="1" calcext:value-type="percentage">
            <text:p>100.00%</text:p>
          </table:table-cell>
          <table:table-cell table:formula="of:=[.N151]/[.J151]" office:value-type="percentage" office:value="1.00106017030653" calcext:value-type="percentage">
            <text:p>100.11%</text:p>
          </table:table-cell>
          <table:table-cell table:formula="of:=[.O151]/[.K151]" office:value-type="percentage" office:value="1.00136717170793" calcext:value-type="percentage">
            <text:p>100.14%</text:p>
          </table:table-cell>
          <table:table-cell table:formula="of:=[.P151]/[.L151]" office:value-type="percentage" office:value="1.00005094519384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4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2:.L152])" office:value-type="float" office:value="32.733325958252" calcext:value-type="float">
            <text:p>32.73</text:p>
          </table:table-cell>
          <table:table-cell office:value-type="float" office:value="32.693393" calcext:value-type="float">
            <text:p>32.69</text:p>
          </table:table-cell>
          <table:table-cell table:number-columns-repeated="2" office:value-type="float" office:value="32.733325958252" calcext:value-type="float">
            <text:p>32.73</text:p>
          </table:table-cell>
          <table:table-cell office:value-type="float" office:value="32.7331199645996" calcext:value-type="float">
            <text:p>32.73</text:p>
          </table:table-cell>
          <table:table-cell office:value-type="float" office:value="32.693393" calcext:value-type="float">
            <text:p>32.69</text:p>
          </table:table-cell>
          <table:table-cell table:number-columns-repeated="3" office:value-type="float" office:value="32.733333" calcext:value-type="float">
            <text:p>32.73</text:p>
          </table:table-cell>
          <table:table-cell table:formula="of:=[.M152]/[.I152]" office:value-type="percentage" office:value="1" calcext:value-type="percentage">
            <text:p>100.00%</text:p>
          </table:table-cell>
          <table:table-cell table:formula="of:=[.N152]/[.J152]" office:value-type="percentage" office:value="1.00000021512473" calcext:value-type="percentage">
            <text:p>100.00%</text:p>
          </table:table-cell>
          <table:table-cell table:formula="of:=[.O152]/[.K152]" office:value-type="percentage" office:value="1.00000021512473" calcext:value-type="percentage">
            <text:p>100.00%</text:p>
          </table:table-cell>
          <table:table-cell table:formula="of:=[.P152]/[.L152]" office:value-type="percentage" office:value="1.00000650825221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4_04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3:.L153])" office:value-type="float" office:value="0.716560363769531" calcext:value-type="float">
            <text:p>0.72</text:p>
          </table:table-cell>
          <table:table-cell office:value-type="float" office:value="0.664440999999997" calcext:value-type="float">
            <text:p>0.66</text:p>
          </table:table-cell>
          <table:table-cell office:value-type="float" office:value="0.707187652587891" calcext:value-type="float">
            <text:p>0.71</text:p>
          </table:table-cell>
          <table:table-cell office:value-type="float" office:value="0.701671600341797" calcext:value-type="float">
            <text:p>0.70</text:p>
          </table:table-cell>
          <table:table-cell office:value-type="float" office:value="0.716560363769531" calcext:value-type="float">
            <text:p>0.72</text:p>
          </table:table-cell>
          <table:table-cell office:value-type="float" office:value="0.664440999999997" calcext:value-type="float">
            <text:p>0.66</text:p>
          </table:table-cell>
          <table:table-cell table:number-columns-repeated="3" office:value-type="float" office:value="0.716667000000001" calcext:value-type="float">
            <text:p>0.72</text:p>
          </table:table-cell>
          <table:table-cell table:formula="of:=[.M153]/[.I153]" office:value-type="percentage" office:value="1" calcext:value-type="percentage">
            <text:p>100.00%</text:p>
          </table:table-cell>
          <table:table-cell table:formula="of:=[.N153]/[.J153]" office:value-type="percentage" office:value="1.01340428863177" calcext:value-type="percentage">
            <text:p>101.34%</text:p>
          </table:table-cell>
          <table:table-cell table:formula="of:=[.O153]/[.K153]" office:value-type="percentage" office:value="1.02137096563535" calcext:value-type="percentage">
            <text:p>102.14%</text:p>
          </table:table-cell>
          <table:table-cell table:formula="of:=[.P153]/[.L153]" office:value-type="percentage" office:value="1.00014881681413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5_00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4:.L154])" office:value-type="float" office:value="26.0833301544189" calcext:value-type="float">
            <text:p>26.08</text:p>
          </table:table-cell>
          <table:table-cell office:value-type="float" office:value="26.063076" calcext:value-type="float">
            <text:p>26.06</text:p>
          </table:table-cell>
          <table:table-cell office:value-type="float" office:value="26.0833263397217" calcext:value-type="float">
            <text:p>26.08</text:p>
          </table:table-cell>
          <table:table-cell office:value-type="float" office:value="26.0833301544189" calcext:value-type="float">
            <text:p>26.08</text:p>
          </table:table-cell>
          <table:table-cell office:value-type="float" office:value="26.083179473877" calcext:value-type="float">
            <text:p>26.08</text:p>
          </table:table-cell>
          <table:table-cell office:value-type="float" office:value="26.063076" calcext:value-type="float">
            <text:p>26.06</text:p>
          </table:table-cell>
          <table:table-cell table:number-columns-repeated="3" office:value-type="float" office:value="26.083333" calcext:value-type="float">
            <text:p>26.08</text:p>
          </table:table-cell>
          <table:table-cell table:formula="of:=[.M154]/[.I154]" office:value-type="percentage" office:value="1" calcext:value-type="percentage">
            <text:p>100.00%</text:p>
          </table:table-cell>
          <table:table-cell table:formula="of:=[.N154]/[.J154]" office:value-type="percentage" office:value="1.0000002553462" calcext:value-type="percentage">
            <text:p>100.00%</text:p>
          </table:table-cell>
          <table:table-cell table:formula="of:=[.O154]/[.K154]" office:value-type="percentage" office:value="1.00000010909577" calcext:value-type="percentage">
            <text:p>100.00%</text:p>
          </table:table-cell>
          <table:table-cell table:formula="of:=[.P154]/[.L154]" office:value-type="percentage" office:value="1.00000588602027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5_00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5:.L155])" office:value-type="float" office:value="7.91666412353516" calcext:value-type="float">
            <text:p>7.92</text:p>
          </table:table-cell>
          <table:table-cell office:value-type="float" office:value="7.860864" calcext:value-type="float">
            <text:p>7.86</text:p>
          </table:table-cell>
          <table:table-cell table:number-columns-repeated="2" office:value-type="float" office:value="7.91666412353516" calcext:value-type="float">
            <text:p>7.92</text:p>
          </table:table-cell>
          <table:table-cell office:value-type="float" office:value="7.91624641418457" calcext:value-type="float">
            <text:p>7.92</text:p>
          </table:table-cell>
          <table:table-cell office:value-type="float" office:value="7.860864" calcext:value-type="float">
            <text:p>7.86</text:p>
          </table:table-cell>
          <table:table-cell table:number-columns-repeated="3" office:value-type="float" office:value="7.916666" calcext:value-type="float">
            <text:p>7.92</text:p>
          </table:table-cell>
          <table:table-cell table:formula="of:=[.M155]/[.I155]" office:value-type="percentage" office:value="1" calcext:value-type="percentage">
            <text:p>100.00%</text:p>
          </table:table-cell>
          <table:table-cell table:formula="of:=[.N155]/[.J155]" office:value-type="percentage" office:value="1.00000023702721" calcext:value-type="percentage">
            <text:p>100.00%</text:p>
          </table:table-cell>
          <table:table-cell table:formula="of:=[.O155]/[.K155]" office:value-type="percentage" office:value="1.00000023702721" calcext:value-type="percentage">
            <text:p>100.00%</text:p>
          </table:table-cell>
          <table:table-cell table:formula="of:=[.P155]/[.L155]" office:value-type="percentage" office:value="1.00005300312717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5_01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6:.L156])" office:value-type="float" office:value="40.8664436340332" calcext:value-type="float">
            <text:p>40.87</text:p>
          </table:table-cell>
          <table:table-cell office:value-type="float" office:value="40.793707" calcext:value-type="float">
            <text:p>40.79</text:p>
          </table:table-cell>
          <table:table-cell office:value-type="float" office:value="40.8275527954102" calcext:value-type="float">
            <text:p>40.83</text:p>
          </table:table-cell>
          <table:table-cell office:value-type="float" office:value="40.8175964355469" calcext:value-type="float">
            <text:p>40.82</text:p>
          </table:table-cell>
          <table:table-cell office:value-type="float" office:value="40.8664436340332" calcext:value-type="float">
            <text:p>40.87</text:p>
          </table:table-cell>
          <table:table-cell office:value-type="float" office:value="40.793707" calcext:value-type="float">
            <text:p>40.79</text:p>
          </table:table-cell>
          <table:table-cell table:number-columns-repeated="3" office:value-type="float" office:value="40.866669" calcext:value-type="float">
            <text:p>40.87</text:p>
          </table:table-cell>
          <table:table-cell table:formula="of:=[.M156]/[.I156]" office:value-type="percentage" office:value="1" calcext:value-type="percentage">
            <text:p>100.00%</text:p>
          </table:table-cell>
          <table:table-cell table:formula="of:=[.N156]/[.J156]" office:value-type="percentage" office:value="1.00095808349782" calcext:value-type="percentage">
            <text:p>100.10%</text:p>
          </table:table-cell>
          <table:table-cell table:formula="of:=[.O156]/[.K156]" office:value-type="percentage" office:value="1.00120224042419" calcext:value-type="percentage">
            <text:p>100.12%</text:p>
          </table:table-cell>
          <table:table-cell table:formula="of:=[.P156]/[.L156]" office:value-type="percentage" office:value="1.00000551469486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5_02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7:.L157])" office:value-type="float" office:value="33.1996955871582" calcext:value-type="float">
            <text:p>33.20</text:p>
          </table:table-cell>
          <table:table-cell office:value-type="float" office:value="33.125363" calcext:value-type="float">
            <text:p>33.13</text:p>
          </table:table-cell>
          <table:table-cell office:value-type="float" office:value="33.1573257446289" calcext:value-type="float">
            <text:p>33.16</text:p>
          </table:table-cell>
          <table:table-cell office:value-type="float" office:value="33.1818809509277" calcext:value-type="float">
            <text:p>33.18</text:p>
          </table:table-cell>
          <table:table-cell office:value-type="float" office:value="33.1996955871582" calcext:value-type="float">
            <text:p>33.20</text:p>
          </table:table-cell>
          <table:table-cell office:value-type="float" office:value="33.125363" calcext:value-type="float">
            <text:p>33.13</text:p>
          </table:table-cell>
          <table:table-cell table:number-columns-repeated="3" office:value-type="float" office:value="33.200001" calcext:value-type="float">
            <text:p>33.20</text:p>
          </table:table-cell>
          <table:table-cell table:formula="of:=[.M157]/[.I157]" office:value-type="percentage" office:value="1" calcext:value-type="percentage">
            <text:p>100.00%</text:p>
          </table:table-cell>
          <table:table-cell table:formula="of:=[.N157]/[.J157]" office:value-type="percentage" office:value="1.00128705359714" calcext:value-type="percentage">
            <text:p>100.13%</text:p>
          </table:table-cell>
          <table:table-cell table:formula="of:=[.O157]/[.K157]" office:value-type="percentage" office:value="1.00054608263766" calcext:value-type="percentage">
            <text:p>100.05%</text:p>
          </table:table-cell>
          <table:table-cell table:formula="of:=[.P157]/[.L157]" office:value-type="percentage" office:value="1.00000919926633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5_0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8:.L158])" office:value-type="float" office:value="31.3662490844727" calcext:value-type="float">
            <text:p>31.37</text:p>
          </table:table-cell>
          <table:table-cell office:value-type="float" office:value="31.292446" calcext:value-type="float">
            <text:p>31.29</text:p>
          </table:table-cell>
          <table:table-cell office:value-type="float" office:value="31.3481006622314" calcext:value-type="float">
            <text:p>31.35</text:p>
          </table:table-cell>
          <table:table-cell office:value-type="float" office:value="31.3415813446045" calcext:value-type="float">
            <text:p>31.34</text:p>
          </table:table-cell>
          <table:table-cell office:value-type="float" office:value="31.3662490844727" calcext:value-type="float">
            <text:p>31.37</text:p>
          </table:table-cell>
          <table:table-cell office:value-type="float" office:value="31.292446" calcext:value-type="float">
            <text:p>31.29</text:p>
          </table:table-cell>
          <table:table-cell table:number-columns-repeated="3" office:value-type="float" office:value="31.366667" calcext:value-type="float">
            <text:p>31.37</text:p>
          </table:table-cell>
          <table:table-cell table:formula="of:=[.M158]/[.I158]" office:value-type="percentage" office:value="1" calcext:value-type="percentage">
            <text:p>100.00%</text:p>
          </table:table-cell>
          <table:table-cell table:formula="of:=[.N158]/[.J158]" office:value-type="percentage" office:value="1.00059226356227" calcext:value-type="percentage">
            <text:p>100.06%</text:p>
          </table:table-cell>
          <table:table-cell table:formula="of:=[.O158]/[.K158]" office:value-type="percentage" office:value="1.00080039533167" calcext:value-type="percentage">
            <text:p>100.08%</text:p>
          </table:table-cell>
          <table:table-cell table:formula="of:=[.P158]/[.L158]" office:value-type="percentage" office:value="1.00001332373298" calcext:value-type="percentage">
            <text:p>100.0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5_04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59:.L159])" office:value-type="float" office:value="16.6499977111816" calcext:value-type="float">
            <text:p>16.65</text:p>
          </table:table-cell>
          <table:table-cell office:value-type="float" office:value="16.596037" calcext:value-type="float">
            <text:p>16.60</text:p>
          </table:table-cell>
          <table:table-cell table:number-columns-repeated="2" office:value-type="float" office:value="16.6499977111816" calcext:value-type="float">
            <text:p>16.65</text:p>
          </table:table-cell>
          <table:table-cell office:value-type="float" office:value="16.6488819122314" calcext:value-type="float">
            <text:p>16.65</text:p>
          </table:table-cell>
          <table:table-cell office:value-type="float" office:value="16.596037" calcext:value-type="float">
            <text:p>16.60</text:p>
          </table:table-cell>
          <table:table-cell table:number-columns-repeated="3" office:value-type="float" office:value="16.649999" calcext:value-type="float">
            <text:p>16.65</text:p>
          </table:table-cell>
          <table:table-cell table:formula="of:=[.M159]/[.I159]" office:value-type="percentage" office:value="1" calcext:value-type="percentage">
            <text:p>100.00%</text:p>
          </table:table-cell>
          <table:table-cell table:formula="of:=[.N159]/[.J159]" office:value-type="percentage" office:value="1.00000007740652" calcext:value-type="percentage">
            <text:p>100.00%</text:p>
          </table:table-cell>
          <table:table-cell table:formula="of:=[.O159]/[.K159]" office:value-type="percentage" office:value="1.00000007740652" calcext:value-type="percentage">
            <text:p>100.00%</text:p>
          </table:table-cell>
          <table:table-cell table:formula="of:=[.P159]/[.L159]" office:value-type="percentage" office:value="1.00006709686419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_05_04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60:.L160])" office:value-type="float" office:value="17.7156143188477" calcext:value-type="float">
            <text:p>17.72</text:p>
          </table:table-cell>
          <table:table-cell office:value-type="float" office:value="17.661642" calcext:value-type="float">
            <text:p>17.66</text:p>
          </table:table-cell>
          <table:table-cell office:value-type="float" office:value="17.6991405487061" calcext:value-type="float">
            <text:p>17.70</text:p>
          </table:table-cell>
          <table:table-cell office:value-type="float" office:value="17.69069480896" calcext:value-type="float">
            <text:p>17.69</text:p>
          </table:table-cell>
          <table:table-cell office:value-type="float" office:value="17.7156143188477" calcext:value-type="float">
            <text:p>17.72</text:p>
          </table:table-cell>
          <table:table-cell office:value-type="float" office:value="17.661642" calcext:value-type="float">
            <text:p>17.66</text:p>
          </table:table-cell>
          <table:table-cell table:number-columns-repeated="3" office:value-type="float" office:value="17.71667" calcext:value-type="float">
            <text:p>17.72</text:p>
          </table:table-cell>
          <table:table-cell table:formula="of:=[.M160]/[.I160]" office:value-type="percentage" office:value="1" calcext:value-type="percentage">
            <text:p>100.00%</text:p>
          </table:table-cell>
          <table:table-cell table:formula="of:=[.N160]/[.J160]" office:value-type="percentage" office:value="1.00099041257092" calcext:value-type="percentage">
            <text:p>100.10%</text:p>
          </table:table-cell>
          <table:table-cell table:formula="of:=[.O160]/[.K160]" office:value-type="percentage" office:value="1.00146829682613" calcext:value-type="percentage">
            <text:p>100.15%</text:p>
          </table:table-cell>
          <table:table-cell table:formula="of:=[.P160]/[.L160]" office:value-type="percentage" office:value="1.00005959043437" calcext:value-type="percentage">
            <text:p>100.01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0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61:.L161])" office:value-type="float" office:value="3.73333120346069" calcext:value-type="float">
            <text:p>3.73</text:p>
          </table:table-cell>
          <table:table-cell office:value-type="float" office:value="3.699123" calcext:value-type="float">
            <text:p>3.70</text:p>
          </table:table-cell>
          <table:table-cell office:value-type="float" office:value="3.73333120346069" calcext:value-type="float">
            <text:p>3.73</text:p>
          </table:table-cell>
          <table:table-cell office:value-type="float" office:value="3.7333288192749" calcext:value-type="float">
            <text:p>3.73</text:p>
          </table:table-cell>
          <table:table-cell/>
          <table:table-cell office:value-type="float" office:value="3.699123" calcext:value-type="float">
            <text:p>3.70</text:p>
          </table:table-cell>
          <table:table-cell table:number-columns-repeated="2" office:value-type="float" office:value="3.733334" calcext:value-type="float">
            <text:p>3.73</text:p>
          </table:table-cell>
          <table:table-cell/>
          <table:table-cell table:formula="of:=[.M161]/[.I161]" office:value-type="percentage" office:value="1" calcext:value-type="percentage">
            <text:p>100.00%</text:p>
          </table:table-cell>
          <table:table-cell table:formula="of:=[.N161]/[.J161]" office:value-type="percentage" office:value="1.00000074907346" calcext:value-type="percentage">
            <text:p>100.00%</text:p>
          </table:table-cell>
          <table:table-cell table:formula="of:=[.O161]/[.K161]" office:value-type="percentage" office:value="1.0000013876959" calcext:value-type="percentage">
            <text:p>100.00%</text:p>
          </table:table-cell>
          <table:table-cell table:formula="of:=[.P161]/[.L161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0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62:.L162])" office:value-type="float" office:value="8.61666488647461" calcext:value-type="float">
            <text:p>8.62</text:p>
          </table:table-cell>
          <table:table-cell office:value-type="float" office:value="8.567496" calcext:value-type="float">
            <text:p>8.57</text:p>
          </table:table-cell>
          <table:table-cell table:number-columns-repeated="2" office:value-type="float" office:value="8.61666488647461" calcext:value-type="float">
            <text:p>8.62</text:p>
          </table:table-cell>
          <table:table-cell/>
          <table:table-cell office:value-type="float" office:value="8.567496" calcext:value-type="float">
            <text:p>8.57</text:p>
          </table:table-cell>
          <table:table-cell table:number-columns-repeated="2" office:value-type="float" office:value="8.616666" calcext:value-type="float">
            <text:p>8.62</text:p>
          </table:table-cell>
          <table:table-cell/>
          <table:table-cell table:formula="of:=[.M162]/[.I162]" office:value-type="percentage" office:value="1" calcext:value-type="percentage">
            <text:p>100.00%</text:p>
          </table:table-cell>
          <table:table-cell table:formula="of:=[.N162]/[.J162]" office:value-type="percentage" office:value="1.00000012922928" calcext:value-type="percentage">
            <text:p>100.00%</text:p>
          </table:table-cell>
          <table:table-cell table:formula="of:=[.O162]/[.K162]" office:value-type="percentage" office:value="1.00000012922928" calcext:value-type="percentage">
            <text:p>100.00%</text:p>
          </table:table-cell>
          <table:table-cell table:formula="of:=[.P162]/[.L162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0_000002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63:.L163])" office:value-type="float" office:value="9.01666450500488" calcext:value-type="float">
            <text:p>9.02</text:p>
          </table:table-cell>
          <table:table-cell office:value-type="float" office:value="8.998355" calcext:value-type="float">
            <text:p>9.00</text:p>
          </table:table-cell>
          <table:table-cell table:number-columns-repeated="2" office:value-type="float" office:value="9.01666450500488" calcext:value-type="float">
            <text:p>9.02</text:p>
          </table:table-cell>
          <table:table-cell/>
          <table:table-cell office:value-type="float" office:value="8.998355" calcext:value-type="float">
            <text:p>9.00</text:p>
          </table:table-cell>
          <table:table-cell table:number-columns-repeated="2" office:value-type="float" office:value="9.016666" calcext:value-type="float">
            <text:p>9.02</text:p>
          </table:table-cell>
          <table:table-cell/>
          <table:table-cell table:formula="of:=[.M163]/[.I163]" office:value-type="percentage" office:value="1" calcext:value-type="percentage">
            <text:p>100.00%</text:p>
          </table:table-cell>
          <table:table-cell table:formula="of:=[.N163]/[.J163]" office:value-type="percentage" office:value="1.00000016580356" calcext:value-type="percentage">
            <text:p>100.00%</text:p>
          </table:table-cell>
          <table:table-cell table:formula="of:=[.O163]/[.K163]" office:value-type="percentage" office:value="1.00000016580356" calcext:value-type="percentage">
            <text:p>100.00%</text:p>
          </table:table-cell>
          <table:table-cell table:formula="of:=[.P163]/[.L163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0_000003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64:.L164])" office:value-type="float" office:value="17.4333305358887" calcext:value-type="float">
            <text:p>17.43</text:p>
          </table:table-cell>
          <table:table-cell office:value-type="float" office:value="17.395166" calcext:value-type="float">
            <text:p>17.40</text:p>
          </table:table-cell>
          <table:table-cell table:number-columns-repeated="2" office:value-type="float" office:value="17.4333305358887" calcext:value-type="float">
            <text:p>17.43</text:p>
          </table:table-cell>
          <table:table-cell/>
          <table:table-cell office:value-type="float" office:value="17.395166" calcext:value-type="float">
            <text:p>17.40</text:p>
          </table:table-cell>
          <table:table-cell table:number-columns-repeated="2" office:value-type="float" office:value="17.433334" calcext:value-type="float">
            <text:p>17.43</text:p>
          </table:table-cell>
          <table:table-cell/>
          <table:table-cell table:formula="of:=[.M164]/[.I164]" office:value-type="percentage" office:value="1" calcext:value-type="percentage">
            <text:p>100.00%</text:p>
          </table:table-cell>
          <table:table-cell table:formula="of:=[.N164]/[.J164]" office:value-type="percentage" office:value="1.00000019870623" calcext:value-type="percentage">
            <text:p>100.00%</text:p>
          </table:table-cell>
          <table:table-cell table:formula="of:=[.O164]/[.K164]" office:value-type="percentage" office:value="1.00000019870623" calcext:value-type="percentage">
            <text:p>100.00%</text:p>
          </table:table-cell>
          <table:table-cell table:formula="of:=[.P164]/[.L164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0_000004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65:.L165])" office:value-type="float" office:value="1.79636383056641" calcext:value-type="float">
            <text:p>1.80</text:p>
          </table:table-cell>
          <table:table-cell office:value-type="float" office:value="1.766296" calcext:value-type="float">
            <text:p>1.77</text:p>
          </table:table-cell>
          <table:table-cell office:value-type="float" office:value="1.79250717163086" calcext:value-type="float">
            <text:p>1.79</text:p>
          </table:table-cell>
          <table:table-cell office:value-type="float" office:value="1.79636383056641" calcext:value-type="float">
            <text:p>1.80</text:p>
          </table:table-cell>
          <table:table-cell/>
          <table:table-cell office:value-type="float" office:value="1.766296" calcext:value-type="float">
            <text:p>1.77</text:p>
          </table:table-cell>
          <table:table-cell table:number-columns-repeated="2" office:value-type="float" office:value="1.816666" calcext:value-type="float">
            <text:p>1.82</text:p>
          </table:table-cell>
          <table:table-cell/>
          <table:table-cell table:formula="of:=[.M165]/[.I165]" office:value-type="percentage" office:value="1" calcext:value-type="percentage">
            <text:p>100.00%</text:p>
          </table:table-cell>
          <table:table-cell table:formula="of:=[.N165]/[.J165]" office:value-type="percentage" office:value="1.01347767459539" calcext:value-type="percentage">
            <text:p>101.35%</text:p>
          </table:table-cell>
          <table:table-cell table:formula="of:=[.O165]/[.K165]" office:value-type="percentage" office:value="1.01130181374627" calcext:value-type="percentage">
            <text:p>101.13%</text:p>
          </table:table-cell>
          <table:table-cell table:formula="of:=[.P165]/[.L165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1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66:.L166])" office:value-type="float" office:value="43.4147644042969" calcext:value-type="float">
            <text:p>43.41</text:p>
          </table:table-cell>
          <table:table-cell office:value-type="float" office:value="43.389858" calcext:value-type="float">
            <text:p>43.39</text:p>
          </table:table-cell>
          <table:table-cell office:value-type="float" office:value="43.4147644042969" calcext:value-type="float">
            <text:p>43.41</text:p>
          </table:table-cell>
          <table:table-cell office:value-type="float" office:value="43.4132385253906" calcext:value-type="float">
            <text:p>43.41</text:p>
          </table:table-cell>
          <table:table-cell/>
          <table:table-cell office:value-type="float" office:value="43.389858" calcext:value-type="float">
            <text:p>43.39</text:p>
          </table:table-cell>
          <table:table-cell table:number-columns-repeated="2" office:value-type="float" office:value="43.433334" calcext:value-type="float">
            <text:p>43.43</text:p>
          </table:table-cell>
          <table:table-cell/>
          <table:table-cell table:formula="of:=[.M166]/[.I166]" office:value-type="percentage" office:value="1" calcext:value-type="percentage">
            <text:p>100.00%</text:p>
          </table:table-cell>
          <table:table-cell table:formula="of:=[.N166]/[.J166]" office:value-type="percentage" office:value="1.00042772535929" calcext:value-type="percentage">
            <text:p>100.04%</text:p>
          </table:table-cell>
          <table:table-cell table:formula="of:=[.O166]/[.K166]" office:value-type="percentage" office:value="1.00046288817172" calcext:value-type="percentage">
            <text:p>100.05%</text:p>
          </table:table-cell>
          <table:table-cell table:formula="of:=[.P166]/[.L166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2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67:.L167])" office:value-type="float" office:value="41.1244316101074" calcext:value-type="float">
            <text:p>41.12</text:p>
          </table:table-cell>
          <table:table-cell office:value-type="float" office:value="41.057267" calcext:value-type="float">
            <text:p>41.06</text:p>
          </table:table-cell>
          <table:table-cell office:value-type="float" office:value="41.1244316101074" calcext:value-type="float">
            <text:p>41.12</text:p>
          </table:table-cell>
          <table:table-cell office:value-type="float" office:value="41.119743347168" calcext:value-type="float">
            <text:p>41.12</text:p>
          </table:table-cell>
          <table:table-cell/>
          <table:table-cell office:value-type="float" office:value="41.057267" calcext:value-type="float">
            <text:p>41.06</text:p>
          </table:table-cell>
          <table:table-cell table:number-columns-repeated="2" office:value-type="float" office:value="41.150001" calcext:value-type="float">
            <text:p>41.15</text:p>
          </table:table-cell>
          <table:table-cell/>
          <table:table-cell table:formula="of:=[.M167]/[.I167]" office:value-type="percentage" office:value="1" calcext:value-type="percentage">
            <text:p>100.00%</text:p>
          </table:table-cell>
          <table:table-cell table:formula="of:=[.N167]/[.J167]" office:value-type="percentage" office:value="1.00062175667581" calcext:value-type="percentage">
            <text:p>100.06%</text:p>
          </table:table-cell>
          <table:table-cell table:formula="of:=[.O167]/[.K167]" office:value-type="percentage" office:value="1.0007358424535" calcext:value-type="percentage">
            <text:p>100.07%</text:p>
          </table:table-cell>
          <table:table-cell table:formula="of:=[.P167]/[.L167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68:.L168])" office:value-type="float" office:value="44.7100143432617" calcext:value-type="float">
            <text:p>44.71</text:p>
          </table:table-cell>
          <table:table-cell office:value-type="float" office:value="44.65702" calcext:value-type="float">
            <text:p>44.66</text:p>
          </table:table-cell>
          <table:table-cell office:value-type="float" office:value="44.7100143432617" calcext:value-type="float">
            <text:p>44.71</text:p>
          </table:table-cell>
          <table:table-cell office:value-type="float" office:value="44.7050285339356" calcext:value-type="float">
            <text:p>44.71</text:p>
          </table:table-cell>
          <table:table-cell/>
          <table:table-cell office:value-type="float" office:value="44.65702" calcext:value-type="float">
            <text:p>44.66</text:p>
          </table:table-cell>
          <table:table-cell table:number-columns-repeated="2" office:value-type="float" office:value="44.75" calcext:value-type="float">
            <text:p>44.75</text:p>
          </table:table-cell>
          <table:table-cell/>
          <table:table-cell table:formula="of:=[.M168]/[.I168]" office:value-type="percentage" office:value="1" calcext:value-type="percentage">
            <text:p>100.00%</text:p>
          </table:table-cell>
          <table:table-cell table:formula="of:=[.N168]/[.J168]" office:value-type="percentage" office:value="1.00089433334625" calcext:value-type="percentage">
            <text:p>100.09%</text:p>
          </table:table-cell>
          <table:table-cell table:formula="of:=[.O168]/[.K168]" office:value-type="percentage" office:value="1.00100595990069" calcext:value-type="percentage">
            <text:p>100.10%</text:p>
          </table:table-cell>
          <table:table-cell table:formula="of:=[.P168]/[.L168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4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69:.L169])" office:value-type="float" office:value="42.2999954223633" calcext:value-type="float">
            <text:p>42.30</text:p>
          </table:table-cell>
          <table:table-cell office:value-type="float" office:value="42.257404" calcext:value-type="float">
            <text:p>42.26</text:p>
          </table:table-cell>
          <table:table-cell office:value-type="float" office:value="42.299991607666" calcext:value-type="float">
            <text:p>42.30</text:p>
          </table:table-cell>
          <table:table-cell office:value-type="float" office:value="42.2999954223633" calcext:value-type="float">
            <text:p>42.30</text:p>
          </table:table-cell>
          <table:table-cell/>
          <table:table-cell office:value-type="float" office:value="42.257404" calcext:value-type="float">
            <text:p>42.26</text:p>
          </table:table-cell>
          <table:table-cell table:number-columns-repeated="2" office:value-type="float" office:value="42.299999" calcext:value-type="float">
            <text:p>42.30</text:p>
          </table:table-cell>
          <table:table-cell/>
          <table:table-cell table:formula="of:=[.M169]/[.I169]" office:value-type="percentage" office:value="1" calcext:value-type="percentage">
            <text:p>100.00%</text:p>
          </table:table-cell>
          <table:table-cell table:formula="of:=[.N169]/[.J169]" office:value-type="percentage" office:value="1.0000001747597" calcext:value-type="percentage">
            <text:p>100.00%</text:p>
          </table:table-cell>
          <table:table-cell table:formula="of:=[.O169]/[.K169]" office:value-type="percentage" office:value="1.00000008457771" calcext:value-type="percentage">
            <text:p>100.00%</text:p>
          </table:table-cell>
          <table:table-cell table:formula="of:=[.P169]/[.L169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1_5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70:.L170])" office:value-type="float" office:value="45.9000015258789" calcext:value-type="float">
            <text:p>45.90</text:p>
          </table:table-cell>
          <table:table-cell office:value-type="float" office:value="45.888993" calcext:value-type="float">
            <text:p>45.89</text:p>
          </table:table-cell>
          <table:table-cell office:value-type="float" office:value="45.8999977111816" calcext:value-type="float">
            <text:p>45.90</text:p>
          </table:table-cell>
          <table:table-cell office:value-type="float" office:value="45.9000015258789" calcext:value-type="float">
            <text:p>45.90</text:p>
          </table:table-cell>
          <table:table-cell/>
          <table:table-cell office:value-type="float" office:value="45.888993" calcext:value-type="float">
            <text:p>45.89</text:p>
          </table:table-cell>
          <table:table-cell table:number-columns-repeated="2" office:value-type="float" office:value="45.900001" calcext:value-type="float">
            <text:p>45.90</text:p>
          </table:table-cell>
          <table:table-cell/>
          <table:table-cell table:formula="of:=[.M170]/[.I170]" office:value-type="percentage" office:value="1" calcext:value-type="percentage">
            <text:p>100.00%</text:p>
          </table:table-cell>
          <table:table-cell table:formula="of:=[.N170]/[.J170]" office:value-type="percentage" office:value="1.00000007165182" calcext:value-type="percentage">
            <text:p>100.00%</text:p>
          </table:table-cell>
          <table:table-cell table:formula="of:=[.O170]/[.K170]" office:value-type="percentage" office:value="0.999999988542944" calcext:value-type="percentage">
            <text:p>100.00%</text:p>
          </table:table-cell>
          <table:table-cell table:formula="of:=[.P170]/[.L170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2_1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71:.L171])" office:value-type="float" office:value="41.7686729431152" calcext:value-type="float">
            <text:p>41.77</text:p>
          </table:table-cell>
          <table:table-cell office:value-type="float" office:value="41.723347" calcext:value-type="float">
            <text:p>41.72</text:p>
          </table:table-cell>
          <table:table-cell office:value-type="float" office:value="41.7686729431152" calcext:value-type="float">
            <text:p>41.77</text:p>
          </table:table-cell>
          <table:table-cell office:value-type="float" office:value="41.762825012207" calcext:value-type="float">
            <text:p>41.76</text:p>
          </table:table-cell>
          <table:table-cell/>
          <table:table-cell office:value-type="float" office:value="41.723347" calcext:value-type="float">
            <text:p>41.72</text:p>
          </table:table-cell>
          <table:table-cell table:number-columns-repeated="2" office:value-type="float" office:value="41.816665" calcext:value-type="float">
            <text:p>41.82</text:p>
          </table:table-cell>
          <table:table-cell/>
          <table:table-cell table:formula="of:=[.M171]/[.I171]" office:value-type="percentage" office:value="1" calcext:value-type="percentage">
            <text:p>100.00%</text:p>
          </table:table-cell>
          <table:table-cell table:formula="of:=[.N171]/[.J171]" office:value-type="percentage" office:value="1.00114899644885" calcext:value-type="percentage">
            <text:p>100.11%</text:p>
          </table:table-cell>
          <table:table-cell table:formula="of:=[.O171]/[.K171]" office:value-type="percentage" office:value="1.0012891845266" calcext:value-type="percentage">
            <text:p>100.13%</text:p>
          </table:table-cell>
          <table:table-cell table:formula="of:=[.P171]/[.L171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2_2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72:.L172])" office:value-type="float" office:value="44.712532043457" calcext:value-type="float">
            <text:p>44.71</text:p>
          </table:table-cell>
          <table:table-cell office:value-type="float" office:value="44.689077" calcext:value-type="float">
            <text:p>44.69</text:p>
          </table:table-cell>
          <table:table-cell office:value-type="float" office:value="44.712532043457" calcext:value-type="float">
            <text:p>44.71</text:p>
          </table:table-cell>
          <table:table-cell office:value-type="float" office:value="44.7097473144531" calcext:value-type="float">
            <text:p>44.71</text:p>
          </table:table-cell>
          <table:table-cell/>
          <table:table-cell office:value-type="float" office:value="44.689077" calcext:value-type="float">
            <text:p>44.69</text:p>
          </table:table-cell>
          <table:table-cell table:number-columns-repeated="2" office:value-type="float" office:value="44.749999" calcext:value-type="float">
            <text:p>44.75</text:p>
          </table:table-cell>
          <table:table-cell/>
          <table:table-cell table:formula="of:=[.M172]/[.I172]" office:value-type="percentage" office:value="1" calcext:value-type="percentage">
            <text:p>100.00%</text:p>
          </table:table-cell>
          <table:table-cell table:formula="of:=[.N172]/[.J172]" office:value-type="percentage" office:value="1.00083795201995" calcext:value-type="percentage">
            <text:p>100.08%</text:p>
          </table:table-cell>
          <table:table-cell table:formula="of:=[.O172]/[.K172]" office:value-type="percentage" office:value="1.00090028881764" calcext:value-type="percentage">
            <text:p>100.09%</text:p>
          </table:table-cell>
          <table:table-cell table:formula="of:=[.P172]/[.L172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2_3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73:.L173])" office:value-type="float" office:value="40.042781829834" calcext:value-type="float">
            <text:p>40.04</text:p>
          </table:table-cell>
          <table:table-cell office:value-type="float" office:value="40.024256" calcext:value-type="float">
            <text:p>40.02</text:p>
          </table:table-cell>
          <table:table-cell office:value-type="float" office:value="40.042781829834" calcext:value-type="float">
            <text:p>40.04</text:p>
          </table:table-cell>
          <table:table-cell office:value-type="float" office:value="40.0420570373535" calcext:value-type="float">
            <text:p>40.04</text:p>
          </table:table-cell>
          <table:table-cell/>
          <table:table-cell office:value-type="float" office:value="40.024256" calcext:value-type="float">
            <text:p>40.02</text:p>
          </table:table-cell>
          <table:table-cell table:number-columns-repeated="2" office:value-type="float" office:value="40.083331" calcext:value-type="float">
            <text:p>40.08</text:p>
          </table:table-cell>
          <table:table-cell/>
          <table:table-cell table:formula="of:=[.M173]/[.I173]" office:value-type="percentage" office:value="1" calcext:value-type="percentage">
            <text:p>100.00%</text:p>
          </table:table-cell>
          <table:table-cell table:formula="of:=[.N173]/[.J173]" office:value-type="percentage" office:value="1.00101264618273" calcext:value-type="percentage">
            <text:p>100.10%</text:p>
          </table:table-cell>
          <table:table-cell table:formula="of:=[.O173]/[.K173]" office:value-type="percentage" office:value="1.0010307652928" calcext:value-type="percentage">
            <text:p>100.10%</text:p>
          </table:table-cell>
          <table:table-cell table:formula="of:=[.P173]/[.L173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2_4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74:.L174])" office:value-type="float" office:value="13.6999979019165" calcext:value-type="float">
            <text:p>13.70</text:p>
          </table:table-cell>
          <table:table-cell office:value-type="float" office:value="13.663277" calcext:value-type="float">
            <text:p>13.66</text:p>
          </table:table-cell>
          <table:table-cell office:value-type="float" office:value="13.6999969482422" calcext:value-type="float">
            <text:p>13.70</text:p>
          </table:table-cell>
          <table:table-cell office:value-type="float" office:value="13.6999979019165" calcext:value-type="float">
            <text:p>13.70</text:p>
          </table:table-cell>
          <table:table-cell/>
          <table:table-cell office:value-type="float" office:value="13.663277" calcext:value-type="float">
            <text:p>13.66</text:p>
          </table:table-cell>
          <table:table-cell table:number-columns-repeated="2" office:value-type="float" office:value="13.699999" calcext:value-type="float">
            <text:p>13.70</text:p>
          </table:table-cell>
          <table:table-cell/>
          <table:table-cell table:formula="of:=[.M174]/[.I174]" office:value-type="percentage" office:value="1" calcext:value-type="percentage">
            <text:p>100.00%</text:p>
          </table:table-cell>
          <table:table-cell table:formula="of:=[.N174]/[.J174]" office:value-type="percentage" office:value="1.00000014976338" calcext:value-type="percentage">
            <text:p>100.00%</text:p>
          </table:table-cell>
          <table:table-cell table:formula="of:=[.O174]/[.K174]" office:value-type="percentage" office:value="1.00000008015209" calcext:value-type="percentage">
            <text:p>100.00%</text:p>
          </table:table-cell>
          <table:table-cell table:formula="of:=[.P174]/[.L174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2_4_000001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75:.L175])" office:value-type="float" office:value="23.3333320617676" calcext:value-type="float">
            <text:p>23.33</text:p>
          </table:table-cell>
          <table:table-cell office:value-type="float" office:value="23.295254" calcext:value-type="float">
            <text:p>23.30</text:p>
          </table:table-cell>
          <table:table-cell table:number-columns-repeated="2" office:value-type="float" office:value="23.3333320617676" calcext:value-type="float">
            <text:p>23.33</text:p>
          </table:table-cell>
          <table:table-cell/>
          <table:table-cell office:value-type="float" office:value="23.295254" calcext:value-type="float">
            <text:p>23.30</text:p>
          </table:table-cell>
          <table:table-cell table:number-columns-repeated="2" office:value-type="float" office:value="23.333333" calcext:value-type="float">
            <text:p>23.33</text:p>
          </table:table-cell>
          <table:table-cell/>
          <table:table-cell table:formula="of:=[.M175]/[.I175]" office:value-type="percentage" office:value="1" calcext:value-type="percentage">
            <text:p>100.00%</text:p>
          </table:table-cell>
          <table:table-cell table:formula="of:=[.N175]/[.J175]" office:value-type="percentage" office:value="1.00000004020996" calcext:value-type="percentage">
            <text:p>100.00%</text:p>
          </table:table-cell>
          <table:table-cell table:formula="of:=[.O175]/[.K175]" office:value-type="percentage" office:value="1.00000004020996" calcext:value-type="percentage">
            <text:p>100.00%</text:p>
          </table:table-cell>
          <table:table-cell table:formula="of:=[.P175]/[.L175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2_4_000002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76:.L176])" office:value-type="float" office:value="3.18199157714844" calcext:value-type="float">
            <text:p>3.18</text:p>
          </table:table-cell>
          <table:table-cell office:value-type="float" office:value="3.132" calcext:value-type="float">
            <text:p>3.13</text:p>
          </table:table-cell>
          <table:table-cell office:value-type="float" office:value="3.18199157714844" calcext:value-type="float">
            <text:p>3.18</text:p>
          </table:table-cell>
          <table:table-cell office:value-type="float" office:value="3.17681503295898" calcext:value-type="float">
            <text:p>3.18</text:p>
          </table:table-cell>
          <table:table-cell/>
          <table:table-cell office:value-type="float" office:value="3.132" calcext:value-type="float">
            <text:p>3.13</text:p>
          </table:table-cell>
          <table:table-cell table:number-columns-repeated="2" office:value-type="float" office:value="3.199996" calcext:value-type="float">
            <text:p>3.20</text:p>
          </table:table-cell>
          <table:table-cell/>
          <table:table-cell table:formula="of:=[.M176]/[.I176]" office:value-type="percentage" office:value="1" calcext:value-type="percentage">
            <text:p>100.00%</text:p>
          </table:table-cell>
          <table:table-cell table:formula="of:=[.N176]/[.J176]" office:value-type="percentage" office:value="1.00565822454744" calcext:value-type="percentage">
            <text:p>100.57%</text:p>
          </table:table-cell>
          <table:table-cell table:formula="of:=[.O176]/[.K176]" office:value-type="percentage" office:value="1.00729692059516" calcext:value-type="percentage">
            <text:p>100.73%</text:p>
          </table:table-cell>
          <table:table-cell table:formula="of:=[.P176]/[.L176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eq_2_5_000000</text:p>
          </table:table-cell>
          <table:table-cell office:value-type="string" calcext:value-type="string">
            <text:p>flea3_7</text:p>
          </table:table-cell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77:.L177])" office:value-type="float" office:value="56.1368179321289" calcext:value-type="float">
            <text:p>56.14</text:p>
          </table:table-cell>
          <table:table-cell office:value-type="float" office:value="56.059605" calcext:value-type="float">
            <text:p>56.06</text:p>
          </table:table-cell>
          <table:table-cell office:value-type="float" office:value="56.1368179321289" calcext:value-type="float">
            <text:p>56.14</text:p>
          </table:table-cell>
          <table:table-cell office:value-type="float" office:value="56.1367340087891" calcext:value-type="float">
            <text:p>56.14</text:p>
          </table:table-cell>
          <table:table-cell/>
          <table:table-cell office:value-type="float" office:value="56.059605" calcext:value-type="float">
            <text:p>56.06</text:p>
          </table:table-cell>
          <table:table-cell table:number-columns-repeated="2" office:value-type="float" office:value="56.166668" calcext:value-type="float">
            <text:p>56.17</text:p>
          </table:table-cell>
          <table:table-cell/>
          <table:table-cell table:formula="of:=[.M177]/[.I177]" office:value-type="percentage" office:value="1" calcext:value-type="percentage">
            <text:p>100.00%</text:p>
          </table:table-cell>
          <table:table-cell table:formula="of:=[.N177]/[.J177]" office:value-type="percentage" office:value="1.00053173779652" calcext:value-type="percentage">
            <text:p>100.05%</text:p>
          </table:table-cell>
          <table:table-cell table:formula="of:=[.O177]/[.K177]" office:value-type="percentage" office:value="1.00053323357227" calcext:value-type="percentage">
            <text:p>100.05%</text:p>
          </table:table-cell>
          <table:table-cell table:formula="of:=[.P177]/[.L177]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7_d_01_000000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78:.L178])" office:value-type="float" office:value="31.9443645477295" calcext:value-type="float">
            <text:p>31.94</text:p>
          </table:table-cell>
          <table:table-cell/>
          <table:table-cell office:value-type="float" office:value="31.9226703643799" calcext:value-type="float">
            <text:p>31.92</text:p>
          </table:table-cell>
          <table:table-cell office:value-type="float" office:value="31.9183044433594" calcext:value-type="float">
            <text:p>31.92</text:p>
          </table:table-cell>
          <table:table-cell office:value-type="float" office:value="31.9443645477295" calcext:value-type="float">
            <text:p>31.94</text:p>
          </table:table-cell>
          <table:table-cell/>
          <table:table-cell table:number-columns-repeated="3" office:value-type="float" office:value="31.95" calcext:value-type="float">
            <text:p>31.95</text:p>
          </table:table-cell>
          <table:table-cell table:formula="of:=[.M178]/[.I178]" office:value-type="string" office:string-value="" calcext:value-type="error">
            <text:p>#DIV/0!</text:p>
          </table:table-cell>
          <table:table-cell table:formula="of:=[.N178]/[.J178]" office:value-type="percentage" office:value="1.0008561199708" calcext:value-type="percentage">
            <text:p>100.09%</text:p>
          </table:table-cell>
          <table:table-cell table:formula="of:=[.O178]/[.K178]" office:value-type="percentage" office:value="1.00099302131468" calcext:value-type="percentage">
            <text:p>100.10%</text:p>
          </table:table-cell>
          <table:table-cell table:formula="of:=[.P178]/[.L178]" office:value-type="percentage" office:value="1.00017641459927" calcext:value-type="percentage">
            <text:p>100.02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cene17_d_02_000000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79:.L179])" office:value-type="float" office:value="33.9307479858398" calcext:value-type="float">
            <text:p>33.93</text:p>
          </table:table-cell>
          <table:table-cell/>
          <table:table-cell office:value-type="float" office:value="33.9212760925293" calcext:value-type="float">
            <text:p>33.92</text:p>
          </table:table-cell>
          <table:table-cell office:value-type="float" office:value="33.9153747558594" calcext:value-type="float">
            <text:p>33.92</text:p>
          </table:table-cell>
          <table:table-cell office:value-type="float" office:value="33.9307479858398" calcext:value-type="float">
            <text:p>33.93</text:p>
          </table:table-cell>
          <table:table-cell/>
          <table:table-cell table:number-columns-repeated="3" office:value-type="float" office:value="33.933334" calcext:value-type="float">
            <text:p>33.93</text:p>
          </table:table-cell>
          <table:table-cell table:formula="of:=[.M179]/[.I179]" office:value-type="string" office:string-value="" calcext:value-type="error">
            <text:p>#DIV/0!</text:p>
          </table:table-cell>
          <table:table-cell table:formula="of:=[.N179]/[.J179]" office:value-type="percentage" office:value="1.00035546738978" calcext:value-type="percentage">
            <text:p>100.04%</text:p>
          </table:table-cell>
          <table:table-cell table:formula="of:=[.O179]/[.K179]" office:value-type="percentage" office:value="1.00052953105398" calcext:value-type="percentage">
            <text:p>100.05%</text:p>
          </table:table-cell>
          <table:table-cell table:formula="of:=[.P179]/[.L179]" office:value-type="percentage" office:value="1.00007621447547" calcext:value-type="percentage">
            <text:p>100.01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tatic_objects_dark_00_000000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180:.L180])" office:value-type="float" office:value="3.03298783302307" calcext:value-type="float">
            <text:p>3.03</text:p>
          </table:table-cell>
          <table:table-cell office:value-type="float" office:value="2.971615" calcext:value-type="float">
            <text:p>2.97</text:p>
          </table:table-cell>
          <table:table-cell table:number-columns-repeated="2"/>
          <table:table-cell office:value-type="float" office:value="3.03298783302307" calcext:value-type="float">
            <text:p>3.03</text:p>
          </table:table-cell>
          <table:table-cell office:value-type="float" office:value="2.971615" calcext:value-type="float">
            <text:p>2.97</text:p>
          </table:table-cell>
          <table:table-cell table:number-columns-repeated="2"/>
          <table:table-cell office:value-type="float" office:value="3.033333" calcext:value-type="float">
            <text:p>3.03</text:p>
          </table:table-cell>
          <table:table-cell table:formula="of:=[.M180]/[.I180]" office:value-type="percentage" office:value="1" calcext:value-type="percentage">
            <text:p>100.00%</text:p>
          </table:table-cell>
          <table:table-cell table:formula="of:=[.N180]/[.J180]" office:value-type="string" office:string-value="" calcext:value-type="error">
            <text:p>#DIV/0!</text:p>
          </table:table-cell>
          <table:table-cell table:formula="of:=[.O180]/[.K180]" office:value-type="string" office:string-value="" calcext:value-type="error">
            <text:p>#DIV/0!</text:p>
          </table:table-cell>
          <table:table-cell table:formula="of:=[.P180]/[.L180]" office:value-type="percentage" office:value="1.00011380427352" calcext:value-type="percentage">
            <text:p>100.01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tatic_objects_dark_00_000001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181:.L181])" office:value-type="float" office:value="5.39980506896973" calcext:value-type="float">
            <text:p>5.40</text:p>
          </table:table-cell>
          <table:table-cell office:value-type="float" office:value="5.379351" calcext:value-type="float">
            <text:p>5.38</text:p>
          </table:table-cell>
          <table:table-cell table:number-columns-repeated="2"/>
          <table:table-cell office:value-type="float" office:value="5.39980506896973" calcext:value-type="float">
            <text:p>5.40</text:p>
          </table:table-cell>
          <table:table-cell office:value-type="float" office:value="5.379351" calcext:value-type="float">
            <text:p>5.38</text:p>
          </table:table-cell>
          <table:table-cell table:number-columns-repeated="2"/>
          <table:table-cell office:value-type="float" office:value="5.400001" calcext:value-type="float">
            <text:p>5.40</text:p>
          </table:table-cell>
          <table:table-cell table:formula="of:=[.M181]/[.I181]" office:value-type="percentage" office:value="1" calcext:value-type="percentage">
            <text:p>100.00%</text:p>
          </table:table-cell>
          <table:table-cell table:formula="of:=[.N181]/[.J181]" office:value-type="string" office:string-value="" calcext:value-type="error">
            <text:p>#DIV/0!</text:p>
          </table:table-cell>
          <table:table-cell table:formula="of:=[.O181]/[.K181]" office:value-type="string" office:string-value="" calcext:value-type="error">
            <text:p>#DIV/0!</text:p>
          </table:table-cell>
          <table:table-cell table:formula="of:=[.P181]/[.L181]" office:value-type="percentage" office:value="1.00003628483395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tatic_objects_dark_00_000002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182:.L182])" office:value-type="float" office:value="5.16643905639648" calcext:value-type="float">
            <text:p>5.17</text:p>
          </table:table-cell>
          <table:table-cell office:value-type="float" office:value="5.150867" calcext:value-type="float">
            <text:p>5.15</text:p>
          </table:table-cell>
          <table:table-cell table:number-columns-repeated="2"/>
          <table:table-cell office:value-type="float" office:value="5.16643905639648" calcext:value-type="float">
            <text:p>5.17</text:p>
          </table:table-cell>
          <table:table-cell office:value-type="float" office:value="5.150867" calcext:value-type="float">
            <text:p>5.15</text:p>
          </table:table-cell>
          <table:table-cell table:number-columns-repeated="2"/>
          <table:table-cell office:value-type="float" office:value="5.166668" calcext:value-type="float">
            <text:p>5.17</text:p>
          </table:table-cell>
          <table:table-cell table:formula="of:=[.M182]/[.I182]" office:value-type="percentage" office:value="1" calcext:value-type="percentage">
            <text:p>100.00%</text:p>
          </table:table-cell>
          <table:table-cell table:formula="of:=[.N182]/[.J182]" office:value-type="string" office:string-value="" calcext:value-type="error">
            <text:p>#DIV/0!</text:p>
          </table:table-cell>
          <table:table-cell table:formula="of:=[.O182]/[.K182]" office:value-type="string" office:string-value="" calcext:value-type="error">
            <text:p>#DIV/0!</text:p>
          </table:table-cell>
          <table:table-cell table:formula="of:=[.P182]/[.L182]" office:value-type="percentage" office:value="1.00004431361737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static_objects_dark_00_000003</text:p>
          </table:table-cell>
          <table:table-cell office:value-type="string" calcext:value-type="string">
            <text:p>flea3_7</text:p>
          </table:table-cell>
          <table:table-cell table:number-columns-repeated="2"/>
          <table:table-cell office:value-type="string" calcext:value-type="string">
            <text:p>samsung_mono</text:p>
          </table:table-cell>
          <table:table-cell table:formula="of:=MAX([.I183:.L183])" office:value-type="float" office:value="2.908049" calcext:value-type="float">
            <text:p>2.91</text:p>
          </table:table-cell>
          <table:table-cell office:value-type="float" office:value="2.908049" calcext:value-type="float">
            <text:p>2.91</text:p>
          </table:table-cell>
          <table:table-cell table:number-columns-repeated="2"/>
          <table:table-cell office:value-type="float" office:value="2.75814819335937" calcext:value-type="float">
            <text:p>2.76</text:p>
          </table:table-cell>
          <table:table-cell office:value-type="float" office:value="2.908049" calcext:value-type="float">
            <text:p>2.91</text:p>
          </table:table-cell>
          <table:table-cell table:number-columns-repeated="2"/>
          <table:table-cell office:value-type="float" office:value="2.916666" calcext:value-type="float">
            <text:p>2.92</text:p>
          </table:table-cell>
          <table:table-cell table:formula="of:=[.M183]/[.I183]" office:value-type="percentage" office:value="1" calcext:value-type="percentage">
            <text:p>100.00%</text:p>
          </table:table-cell>
          <table:table-cell table:formula="of:=[.N183]/[.J183]" office:value-type="string" office:string-value="" calcext:value-type="error">
            <text:p>#DIV/0!</text:p>
          </table:table-cell>
          <table:table-cell table:formula="of:=[.O183]/[.K183]" office:value-type="string" office:string-value="" calcext:value-type="error">
            <text:p>#DIV/0!</text:p>
          </table:table-cell>
          <table:table-cell table:formula="of:=[.P183]/[.L183]" office:value-type="percentage" office:value="1.05747254880005" calcext:value-type="percentage">
            <text:p>105.75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7_d_00_000000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 office:value-type="string" calcext:value-type="string">
            <text:p>samsung_mono</text:p>
          </table:table-cell>
          <table:table-cell table:formula="of:=MAX([.I184:.L184])" office:value-type="float" office:value="33.7831001281738" calcext:value-type="float">
            <text:p>33.78</text:p>
          </table:table-cell>
          <table:table-cell/>
          <table:table-cell office:value-type="float" office:value="33.7538032531738" calcext:value-type="float">
            <text:p>33.75</text:p>
          </table:table-cell>
          <table:table-cell office:value-type="float" office:value="33.7644004821777" calcext:value-type="float">
            <text:p>33.76</text:p>
          </table:table-cell>
          <table:table-cell office:value-type="float" office:value="33.7831001281738" calcext:value-type="float">
            <text:p>33.78</text:p>
          </table:table-cell>
          <table:table-cell/>
          <table:table-cell table:number-columns-repeated="3" office:value-type="float" office:value="33.783332" calcext:value-type="float">
            <text:p>33.78</text:p>
          </table:table-cell>
          <table:table-cell table:formula="of:=[.M184]/[.I184]" office:value-type="string" office:string-value="" calcext:value-type="error">
            <text:p>#DIV/0!</text:p>
          </table:table-cell>
          <table:table-cell table:formula="of:=[.N184]/[.J184]" office:value-type="percentage" office:value="1.00087482724849" calcext:value-type="percentage">
            <text:p>100.09%</text:p>
          </table:table-cell>
          <table:table-cell table:formula="of:=[.O184]/[.K184]" office:value-type="percentage" office:value="1.00056069462368" calcext:value-type="percentage">
            <text:p>100.06%</text:p>
          </table:table-cell>
          <table:table-cell table:formula="of:=[.P184]/[.L184]" office:value-type="percentage" office:value="1.00000686354495" calcext:value-type="percentage">
            <text:p>10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7_d_03_000000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85:.L185])" office:value-type="float" office:value="32.1177940368652" calcext:value-type="float">
            <text:p>32.12</text:p>
          </table:table-cell>
          <table:table-cell/>
          <table:table-cell office:value-type="float" office:value="32.1177940368652" calcext:value-type="float">
            <text:p>32.12</text:p>
          </table:table-cell>
          <table:table-cell office:value-type="float" office:value="32.1105651855469" calcext:value-type="float">
            <text:p>32.11</text:p>
          </table:table-cell>
          <table:table-cell table:number-columns-repeated="2"/>
          <table:table-cell table:number-columns-repeated="2" office:value-type="float" office:value="32.133335" calcext:value-type="float">
            <text:p>32.13</text:p>
          </table:table-cell>
          <table:table-cell/>
          <table:table-cell table:formula="of:=[.M185]/[.I185]" office:value-type="string" office:string-value="" calcext:value-type="error">
            <text:p>#DIV/0!</text:p>
          </table:table-cell>
          <table:table-cell table:formula="of:=[.N185]/[.J185]" office:value-type="percentage" office:value="1.00048387392724" calcext:value-type="percentage">
            <text:p>100.05%</text:p>
          </table:table-cell>
          <table:table-cell table:formula="of:=[.O185]/[.K185]" office:value-type="percentage" office:value="1.00070910662337" calcext:value-type="percentage">
            <text:p>100.07%</text:p>
          </table:table-cell>
          <table:table-cell table:formula="of:=[.P185]/[.L185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cene17_d_04_000000</text:p>
          </table:table-cell>
          <table:table-cell/>
          <table:table-cell office:value-type="string" calcext:value-type="string">
            <text:p>left_camera</text:p>
          </table:table-cell>
          <table:table-cell office:value-type="string" calcext:value-type="string">
            <text:p>right_camera</text:p>
          </table:table-cell>
          <table:table-cell/>
          <table:table-cell table:formula="of:=MAX([.I186:.L186])" office:value-type="float" office:value="34.0995788574219" calcext:value-type="float">
            <text:p>34.10</text:p>
          </table:table-cell>
          <table:table-cell/>
          <table:table-cell office:value-type="float" office:value="34.0995788574219" calcext:value-type="float">
            <text:p>34.10</text:p>
          </table:table-cell>
          <table:table-cell office:value-type="float" office:value="34.0962905883789" calcext:value-type="float">
            <text:p>34.10</text:p>
          </table:table-cell>
          <table:table-cell table:number-columns-repeated="2"/>
          <table:table-cell table:number-columns-repeated="2" office:value-type="float" office:value="34.133335" calcext:value-type="float">
            <text:p>34.13</text:p>
          </table:table-cell>
          <table:table-cell/>
          <table:table-cell table:formula="of:=[.M186]/[.I186]" office:value-type="string" office:string-value="" calcext:value-type="error">
            <text:p>#DIV/0!</text:p>
          </table:table-cell>
          <table:table-cell table:formula="of:=[.N186]/[.J186]" office:value-type="percentage" office:value="1.00098992843047" calcext:value-type="percentage">
            <text:p>100.10%</text:p>
          </table:table-cell>
          <table:table-cell table:formula="of:=[.O186]/[.K186]" office:value-type="percentage" office:value="1.0010864645679" calcext:value-type="percentage">
            <text:p>100.11%</text:p>
          </table:table-cell>
          <table:table-cell table:formula="of:=[.P186]/[.L186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tatic_objects_dark_01_000000</text:p>
          </table:table-cell>
          <table:table-cell table:number-columns-repeated="3"/>
          <table:table-cell office:value-type="string" calcext:value-type="string">
            <text:p>samsung_mono</text:p>
          </table:table-cell>
          <table:table-cell table:formula="of:=MAX([.I187:.L187])" office:value-type="float" office:value="29.7664546966553" calcext:value-type="float">
            <text:p>29.77</text:p>
          </table:table-cell>
          <table:table-cell table:number-columns-repeated="3"/>
          <table:table-cell office:value-type="float" office:value="29.7664546966553" calcext:value-type="float">
            <text:p>29.77</text:p>
          </table:table-cell>
          <table:table-cell table:number-columns-repeated="3"/>
          <table:table-cell office:value-type="float" office:value="29.766666" calcext:value-type="float">
            <text:p>29.77</text:p>
          </table:table-cell>
          <table:table-cell table:formula="of:=[.M187]/[.I187]" office:value-type="string" office:string-value="" calcext:value-type="error">
            <text:p>#DIV/0!</text:p>
          </table:table-cell>
          <table:table-cell table:formula="of:=[.N187]/[.J187]" office:value-type="string" office:string-value="" calcext:value-type="error">
            <text:p>#DIV/0!</text:p>
          </table:table-cell>
          <table:table-cell table:formula="of:=[.O187]/[.K187]" office:value-type="string" office:string-value="" calcext:value-type="error">
            <text:p>#DIV/0!</text:p>
          </table:table-cell>
          <table:table-cell table:formula="of:=[.P187]/[.L187]" office:value-type="percentage" office:value="1.00000709870715" calcext:value-type="percentage">
            <text:p>100.00%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m_l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tatic_objects_dark_02_000000</text:p>
          </table:table-cell>
          <table:table-cell table:number-columns-repeated="3"/>
          <table:table-cell office:value-type="string" calcext:value-type="string">
            <text:p>samsung_mono</text:p>
          </table:table-cell>
          <table:table-cell table:formula="of:=MAX([.I188:.L188])" office:value-type="float" office:value="23.7498245239258" calcext:value-type="float">
            <text:p>23.75</text:p>
          </table:table-cell>
          <table:table-cell table:number-columns-repeated="3"/>
          <table:table-cell office:value-type="float" office:value="23.7498245239258" calcext:value-type="float">
            <text:p>23.75</text:p>
          </table:table-cell>
          <table:table-cell table:number-columns-repeated="3"/>
          <table:table-cell office:value-type="float" office:value="23.749999" calcext:value-type="float">
            <text:p>23.75</text:p>
          </table:table-cell>
          <table:table-cell table:formula="of:=[.M188]/[.I188]" office:value-type="string" office:string-value="" calcext:value-type="error">
            <text:p>#DIV/0!</text:p>
          </table:table-cell>
          <table:table-cell table:formula="of:=[.N188]/[.J188]" office:value-type="string" office:string-value="" calcext:value-type="error">
            <text:p>#DIV/0!</text:p>
          </table:table-cell>
          <table:table-cell table:formula="of:=[.O188]/[.K188]" office:value-type="string" office:string-value="" calcext:value-type="error">
            <text:p>#DIV/0!</text:p>
          </table:table-cell>
          <table:table-cell table:formula="of:=[.P188]/[.L188]" office:value-type="percentage" office:value="1.0000073464153" calcext:value-type="percentage">
            <text:p>100.00%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 table:number-rows-repeated="104838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5:45:01.536749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7T14:41:12.657427082</dc:date>
    <meta:editing-duration>PT17M30S</meta:editing-duration>
    <meta:editing-cycles>4</meta:editing-cycles>
    <meta:document-statistic meta:table-count="1" meta:cell-count="4408" meta:object-count="0"/>
  </office:meta>
</office:document-meta>
</file>